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5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15.19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25.65mm"/>
    </style:style>
    <style:style style:name="co7" style:family="table-column">
      <style:table-column-properties fo:break-before="auto" style:column-width="15.68mm"/>
    </style:style>
    <style:style style:name="co8" style:family="table-column">
      <style:table-column-properties fo:break-before="auto" style:column-width="13.19mm"/>
    </style:style>
    <style:style style:name="co9" style:family="table-column">
      <style:table-column-properties fo:break-before="auto" style:column-width="1.48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24.15mm"/>
    </style:style>
    <style:style style:name="co13" style:family="table-column">
      <style:table-column-properties fo:break-before="auto" style:column-width="3.23mm"/>
    </style:style>
    <style:style style:name="co14" style:family="table-column">
      <style:table-column-properties fo:break-before="auto" style:column-width="4.22mm"/>
    </style:style>
    <style:style style:name="co15" style:family="table-column">
      <style:table-column-properties fo:break-before="auto" style:column-width="2.47mm"/>
    </style:style>
    <style:style style:name="co16" style:family="table-column">
      <style:table-column-properties fo:break-before="auto" style:column-width="2.72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4.4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19.0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6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ta8" style:family="table" style:master-page-name="PageStyle_5f_Page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7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7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7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7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7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7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3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5" table:default-cell-style-name="ce10"/>
        <table:table-column table:style-name="co3" table:number-columns-repeated="2" table:default-cell-style-name="ce10"/>
        <table:table-column table:style-name="co9" table:default-cell-style-name="ce10"/>
        <table:table-column table:style-name="co10" table:number-columns-repeated="241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參、能源指標</text:p>
          </table:table-cell>
          <table:covered-table-cell table:number-columns-repeated="14" table:style-name="ce11"/>
          <table:table-cell table:style-name="ce30" table:number-columns-repeated="1009"/>
        </table:table-row>
        <table:table-row table:style-name="ro2">
          <table:table-cell table:style-name="ce2" table:number-columns-spanned="15" table:number-rows-spanned="1"/>
          <table:covered-table-cell table:number-columns-repeated="2" table:style-name="ce2"/>
          <table:covered-table-cell table:number-columns-repeated="12" table:style-name="ce17"/>
          <table:table-cell table:style-name="ce31"/>
          <table:table-cell table:style-name="ce30" table:number-columns-repeated="1008"/>
        </table:table-row>
        <table:table-row table:style-name="ro3">
          <table:table-cell table:style-name="ce3" office:value-type="string" calcext:value-type="string">
            <text:p>　　項　　目　　　</text:p>
            <draw:line table:end-cell-address="Page1.A5" table:end-x="27.15mm" table:end-y="0.27mm" draw:z-index="0" draw:name="Line 1" draw:style-name="gr1" draw:text-style-name="P1" svg:x1="0.24mm" svg:y1="0.28mm" svg:x2="27.15mm" svg:y2="27.06mm">
              <text:p/>
            </draw:line>
          </table:table-cell>
          <table:table-cell table:style-name="ce12" office:value-type="string" calcext:value-type="string" table:number-columns-spanned="2" table:number-rows-spanned="1">
            <text:p>初級能源總供給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國內能源消費</text:p>
          </table:table-cell>
          <table:covered-table-cell table:style-name="ce12"/>
          <table:table-cell table:style-name="ce19" office:value-type="string" calcext:value-type="string" table:number-columns-spanned="1" table:number-rows-spanned="2">
            <text:p/>
            <text:p>期中</text:p>
            <text:p>人口數</text:p>
            <text:p>(千人)</text:p>
          </table:table-cell>
          <table:table-cell table:style-name="ce19" office:value-type="string" calcext:value-type="string" table:number-columns-spanned="1" table:number-rows-spanned="2">
            <text:p/>
            <text:p>平均每人</text:p>
            <text:p>能源消費量</text:p>
            <text:p>(公升油當量</text:p>
            <text:p>/人)</text:p>
          </table:table-cell>
          <table:table-cell table:style-name="ce12" office:value-type="string" calcext:value-type="string" table:number-columns-spanned="2" table:number-rows-spanned="1">
            <text:p>實質國內生產毛額</text:p>
          </table:table-cell>
          <table:covered-table-cell table:style-name="ce12"/>
          <table:table-cell table:style-name="ce19" office:value-type="string" calcext:value-type="string" table:number-columns-spanned="1" table:number-rows-spanned="2">
            <text:p/>
            <text:p>國內</text:p>
            <text:p>能源</text:p>
            <text:p>消費</text:p>
            <text:p>彈性值</text:p>
          </table:table-cell>
          <table:table-cell table:style-name="ce19" office:value-type="string" calcext:value-type="string" table:number-columns-spanned="1" table:number-rows-spanned="2">
            <text:p/>
            <text:p>能　源</text:p>
            <text:p>生產力</text:p>
            <text:p>(元/公升</text:p>
            <text:p>油當量)</text:p>
          </table:table-cell>
          <table:table-cell table:style-name="ce19" office:value-type="string" calcext:value-type="string" table:number-columns-spanned="1" table:number-rows-spanned="2">
            <text:p/>
            <text:p>能源</text:p>
            <text:p>密集度</text:p>
            <text:p>(公升</text:p>
            <text:p>油當量</text:p>
            <text:p>/千元)</text:p>
          </table:table-cell>
          <table:table-cell table:style-name="ce12" office:value-type="string" calcext:value-type="string" table:number-columns-spanned="3" table:number-rows-spanned="1">
            <text:p>煤炭國內消費</text:p>
          </table:table-cell>
          <table:covered-table-cell table:style-name="ce27"/>
          <table:covered-table-cell table:style-name="ce13"/>
          <table:table-cell table:style-name="ce2"/>
          <table:table-cell table:style-name="ce33" table:number-columns-repeated="1008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2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covered-table-cell table:number-columns-repeated="2" table:style-name="ce19"/>
          <table:table-cell table:style-name="ce12" office:value-type="string" calcext:value-type="string">
            <text:p>連鎖實質值</text:p>
            <text:p>(105年為參考年)</text:p>
            <text:p>金額</text:p>
            <text:p>(百萬元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covered-table-cell table:number-columns-repeated="3" table:style-name="ce19"/>
          <table:table-cell table:style-name="ce26" office:value-type="string" calcext:value-type="string">
            <text:p>數量</text:p>
            <text:p>(千公噸)</text:p>
            <text:p/>
          </table:table-cell>
          <table:table-cell table:style-name="ce26" office:value-type="string" calcext:value-type="string">
            <text:p>變動率</text:p>
            <text:p>(%)</text:p>
            <text:p/>
          </table:table-cell>
          <table:table-cell table:style-name="ce26" office:value-type="string" calcext:value-type="string">
            <text:p>彈性值</text:p>
            <text:p/>
            <text:p/>
          </table:table-cell>
          <table:table-cell table:style-name="ce2"/>
          <table:table-cell table:style-name="ce33" table:number-columns-repeated="1008"/>
        </table:table-row>
        <table:table-row table:style-name="ro5">
          <table:table-cell table:style-name="ce5" office:value-type="string" calcext:value-type="string">
            <text:p>　民國 <text:s/>91 年</text:p>
          </table:table-cell>
          <table:table-cell table:style-name="ce14" office:value-type="float" office:value="100812.899853325" calcext:value-type="float">
            <text:p><text:s/>100,812.90</text:p>
          </table:table-cell>
          <table:table-cell table:style-name="ce14" office:value-type="float" office:value="4.9793" calcext:value-type="float">
            <text:p><text:s/>4.98</text:p>
          </table:table-cell>
          <table:table-cell table:style-name="ce14" office:value-type="float" office:value="68521.0589175392" calcext:value-type="float">
            <text:p><text:s/>68,521.06</text:p>
          </table:table-cell>
          <table:table-cell table:style-name="ce14" office:value-type="float" office:value="3.9961" calcext:value-type="float">
            <text:p><text:s/>4.00</text:p>
          </table:table-cell>
          <table:table-cell table:style-name="ce20" office:value-type="float" office:value="22430.5" calcext:value-type="float">
            <text:p><text:s/>22,430.5</text:p>
          </table:table-cell>
          <table:table-cell table:style-name="ce14" office:value-type="float" office:value="3054.816" calcext:value-type="float">
            <text:p><text:s/>3,054.82</text:p>
          </table:table-cell>
          <table:table-cell table:style-name="ce23" office:value-type="float" office:value="10258057" calcext:value-type="float">
            <text:p><text:s/>10,258,057</text:p>
          </table:table-cell>
          <table:table-cell table:style-name="ce14" office:value-type="float" office:value="5.4813" calcext:value-type="float">
            <text:p><text:s/>5.48</text:p>
          </table:table-cell>
          <table:table-cell table:style-name="ce14" office:value-type="float" office:value="0.729042" calcext:value-type="float">
            <text:p><text:s/>0.73</text:p>
          </table:table-cell>
          <table:table-cell table:style-name="ce14" office:value-type="float" office:value="149.706632" calcext:value-type="float">
            <text:p><text:s/>149.71</text:p>
          </table:table-cell>
          <table:table-cell table:style-name="ce14" office:value-type="float" office:value="6.679" calcext:value-type="float">
            <text:p><text:s/>6.68</text:p>
          </table:table-cell>
          <table:table-cell table:style-name="ce14" office:value-type="float" office:value="51248.223" calcext:value-type="float">
            <text:p><text:s/>51,248.22</text:p>
          </table:table-cell>
          <table:table-cell table:style-name="ce14" office:value-type="float" office:value="6.4191" calcext:value-type="float">
            <text:p><text:s/>6.42</text:p>
          </table:table-cell>
          <table:table-cell table:style-name="ce28" office:value-type="float" office:value="1.17109" calcext:value-type="float">
            <text:p><text:s/>1.17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2 年</text:p>
          </table:table-cell>
          <table:table-cell table:style-name="ce14" office:value-type="float" office:value="104837.507540175" calcext:value-type="float">
            <text:p><text:s/>104,837.51</text:p>
          </table:table-cell>
          <table:table-cell table:style-name="ce14" office:value-type="float" office:value="3.9921" calcext:value-type="float">
            <text:p><text:s/>3.99</text:p>
          </table:table-cell>
          <table:table-cell table:style-name="ce14" office:value-type="float" office:value="72246.1998963865" calcext:value-type="float">
            <text:p><text:s/>72,246.20</text:p>
          </table:table-cell>
          <table:table-cell table:style-name="ce14" office:value-type="float" office:value="5.4364" calcext:value-type="float">
            <text:p><text:s/>5.44</text:p>
          </table:table-cell>
          <table:table-cell table:style-name="ce20" office:value-type="float" office:value="22562.775" calcext:value-type="float">
            <text:p><text:s/>22,562.8</text:p>
          </table:table-cell>
          <table:table-cell table:style-name="ce14" office:value-type="float" office:value="3202.008" calcext:value-type="float">
            <text:p><text:s/>3,202.01</text:p>
          </table:table-cell>
          <table:table-cell table:style-name="ce23" office:value-type="float" office:value="10691422" calcext:value-type="float">
            <text:p><text:s/>10,691,422</text:p>
          </table:table-cell>
          <table:table-cell table:style-name="ce14" office:value-type="float" office:value="4.2246" calcext:value-type="float">
            <text:p><text:s/>4.22</text:p>
          </table:table-cell>
          <table:table-cell table:style-name="ce14" office:value-type="float" office:value="1.286843" calcext:value-type="float">
            <text:p><text:s/>1.29</text:p>
          </table:table-cell>
          <table:table-cell table:style-name="ce14" office:value-type="float" office:value="147.985942" calcext:value-type="float">
            <text:p><text:s/>147.99</text:p>
          </table:table-cell>
          <table:table-cell table:style-name="ce14" office:value-type="float" office:value="6.757" calcext:value-type="float">
            <text:p><text:s/>6.76</text:p>
          </table:table-cell>
          <table:table-cell table:style-name="ce14" office:value-type="float" office:value="55591.652" calcext:value-type="float">
            <text:p><text:s/>55,591.65</text:p>
          </table:table-cell>
          <table:table-cell table:style-name="ce14" office:value-type="float" office:value="8.4752" calcext:value-type="float">
            <text:p><text:s/>8.48</text:p>
          </table:table-cell>
          <table:table-cell table:style-name="ce28" office:value-type="float" office:value="2.006154" calcext:value-type="float">
            <text:p><text:s/>2.0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3 年</text:p>
          </table:table-cell>
          <table:table-cell table:style-name="ce14" office:value-type="float" office:value="109790.806034406" calcext:value-type="float">
            <text:p><text:s/>109,790.81</text:p>
          </table:table-cell>
          <table:table-cell table:style-name="ce14" office:value-type="float" office:value="4.7247" calcext:value-type="float">
            <text:p><text:s/>4.72</text:p>
          </table:table-cell>
          <table:table-cell table:style-name="ce14" office:value-type="float" office:value="75578.1271967756" calcext:value-type="float">
            <text:p><text:s/>75,578.13</text:p>
          </table:table-cell>
          <table:table-cell table:style-name="ce14" office:value-type="float" office:value="4.6119" calcext:value-type="float">
            <text:p><text:s/>4.61</text:p>
          </table:table-cell>
          <table:table-cell table:style-name="ce20" office:value-type="float" office:value="22646.835" calcext:value-type="float">
            <text:p><text:s/>22,646.8</text:p>
          </table:table-cell>
          <table:table-cell table:style-name="ce14" office:value-type="float" office:value="3337.248" calcext:value-type="float">
            <text:p><text:s/>3,337.25</text:p>
          </table:table-cell>
          <table:table-cell table:style-name="ce23" office:value-type="float" office:value="11434651" calcext:value-type="float">
            <text:p><text:s/>11,434,651</text:p>
          </table:table-cell>
          <table:table-cell table:style-name="ce14" office:value-type="float" office:value="6.9516" calcext:value-type="float">
            <text:p><text:s/>6.95</text:p>
          </table:table-cell>
          <table:table-cell table:style-name="ce14" office:value-type="float" office:value="0.66343" calcext:value-type="float">
            <text:p><text:s/>0.66</text:p>
          </table:table-cell>
          <table:table-cell table:style-name="ce14" office:value-type="float" office:value="151.29577" calcext:value-type="float">
            <text:p><text:s/>151.30</text:p>
          </table:table-cell>
          <table:table-cell table:style-name="ce14" office:value-type="float" office:value="6.609" calcext:value-type="float">
            <text:p><text:s/>6.61</text:p>
          </table:table-cell>
          <table:table-cell table:style-name="ce14" office:value-type="float" office:value="57438.921786" calcext:value-type="float">
            <text:p><text:s/>57,438.92</text:p>
          </table:table-cell>
          <table:table-cell table:style-name="ce14" office:value-type="float" office:value="3.3229" calcext:value-type="float">
            <text:p><text:s/>3.32</text:p>
          </table:table-cell>
          <table:table-cell table:style-name="ce28" office:value-type="float" office:value="0.478005" calcext:value-type="float">
            <text:p><text:s/>0.48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4 年</text:p>
          </table:table-cell>
          <table:table-cell table:style-name="ce14" office:value-type="float" office:value="110821.689567968" calcext:value-type="float">
            <text:p><text:s/>110,821.69</text:p>
          </table:table-cell>
          <table:table-cell table:style-name="ce14" office:value-type="float" office:value="0.9389" calcext:value-type="float">
            <text:p><text:s/>0.94</text:p>
          </table:table-cell>
          <table:table-cell table:style-name="ce14" office:value-type="float" office:value="76845.0791179301" calcext:value-type="float">
            <text:p><text:s/>76,845.08</text:p>
          </table:table-cell>
          <table:table-cell table:style-name="ce14" office:value-type="float" office:value="1.6763" calcext:value-type="float">
            <text:p><text:s/>1.68</text:p>
          </table:table-cell>
          <table:table-cell table:style-name="ce20" office:value-type="float" office:value="22729.75" calcext:value-type="float">
            <text:p><text:s/>22,729.8</text:p>
          </table:table-cell>
          <table:table-cell table:style-name="ce14" office:value-type="float" office:value="3380.814" calcext:value-type="float">
            <text:p><text:s/>3,380.81</text:p>
          </table:table-cell>
          <table:table-cell table:style-name="ce23" office:value-type="float" office:value="12050225" calcext:value-type="float">
            <text:p><text:s/>12,050,225</text:p>
          </table:table-cell>
          <table:table-cell table:style-name="ce14" office:value-type="float" office:value="5.3834" calcext:value-type="float">
            <text:p><text:s/>5.38</text:p>
          </table:table-cell>
          <table:table-cell table:style-name="ce14" office:value-type="float" office:value="0.311383" calcext:value-type="float">
            <text:p><text:s/>0.31</text:p>
          </table:table-cell>
          <table:table-cell table:style-name="ce14" office:value-type="float" office:value="156.811927" calcext:value-type="float">
            <text:p><text:s/>156.81</text:p>
          </table:table-cell>
          <table:table-cell table:style-name="ce14" office:value-type="float" office:value="6.377" calcext:value-type="float">
            <text:p><text:s/>6.38</text:p>
          </table:table-cell>
          <table:table-cell table:style-name="ce14" office:value-type="float" office:value="59745.725997" calcext:value-type="float">
            <text:p><text:s/>59,745.73</text:p>
          </table:table-cell>
          <table:table-cell table:style-name="ce14" office:value-type="float" office:value="4.016" calcext:value-type="float">
            <text:p><text:s/>4.02</text:p>
          </table:table-cell>
          <table:table-cell table:style-name="ce28" office:value-type="float" office:value="0.745996" calcext:value-type="float">
            <text:p><text:s/>0.75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5 年</text:p>
          </table:table-cell>
          <table:table-cell table:style-name="ce14" office:value-type="float" office:value="113713.974605651" calcext:value-type="float">
            <text:p><text:s/>113,713.97</text:p>
          </table:table-cell>
          <table:table-cell table:style-name="ce14" office:value-type="float" office:value="2.6098" calcext:value-type="float">
            <text:p><text:s/>2.61</text:p>
          </table:table-cell>
          <table:table-cell table:style-name="ce14" office:value-type="float" office:value="77873.1768234545" calcext:value-type="float">
            <text:p><text:s/>77,873.18</text:p>
          </table:table-cell>
          <table:table-cell table:style-name="ce14" office:value-type="float" office:value="1.3378" calcext:value-type="float">
            <text:p><text:s/>1.34</text:p>
          </table:table-cell>
          <table:table-cell table:style-name="ce20" office:value-type="float" office:value="22823.455" calcext:value-type="float">
            <text:p><text:s/>22,823.5</text:p>
          </table:table-cell>
          <table:table-cell table:style-name="ce14" office:value-type="float" office:value="3411.98" calcext:value-type="float">
            <text:p><text:s/>3,411.98</text:p>
          </table:table-cell>
          <table:table-cell table:style-name="ce23" office:value-type="float" office:value="12745595" calcext:value-type="float">
            <text:p><text:s/>12,745,595</text:p>
          </table:table-cell>
          <table:table-cell table:style-name="ce14" office:value-type="float" office:value="5.7705" calcext:value-type="float">
            <text:p><text:s/>5.77</text:p>
          </table:table-cell>
          <table:table-cell table:style-name="ce14" office:value-type="float" office:value="0.231834" calcext:value-type="float">
            <text:p><text:s/>0.23</text:p>
          </table:table-cell>
          <table:table-cell table:style-name="ce14" office:value-type="float" office:value="163.671183" calcext:value-type="float">
            <text:p><text:s/>163.67</text:p>
          </table:table-cell>
          <table:table-cell table:style-name="ce14" office:value-type="float" office:value="6.109" calcext:value-type="float">
            <text:p><text:s/>6.11</text:p>
          </table:table-cell>
          <table:table-cell table:style-name="ce14" office:value-type="float" office:value="62158.755967" calcext:value-type="float">
            <text:p><text:s/>62,158.76</text:p>
          </table:table-cell>
          <table:table-cell table:style-name="ce14" office:value-type="float" office:value="4.0388" calcext:value-type="float">
            <text:p><text:s/>4.04</text:p>
          </table:table-cell>
          <table:table-cell table:style-name="ce28" office:value-type="float" office:value="0.699904" calcext:value-type="float">
            <text:p><text:s/>0.70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6 年</text:p>
          </table:table-cell>
          <table:table-cell table:style-name="ce14" office:value-type="float" office:value="119339.965243214" calcext:value-type="float">
            <text:p><text:s/>119,339.97</text:p>
          </table:table-cell>
          <table:table-cell table:style-name="ce14" office:value-type="float" office:value="4.9474" calcext:value-type="float">
            <text:p><text:s/>4.95</text:p>
          </table:table-cell>
          <table:table-cell table:style-name="ce14" office:value-type="float" office:value="82573.4586181733" calcext:value-type="float">
            <text:p><text:s/>82,573.46</text:p>
          </table:table-cell>
          <table:table-cell table:style-name="ce14" office:value-type="float" office:value="6.0358" calcext:value-type="float">
            <text:p><text:s/>6.04</text:p>
          </table:table-cell>
          <table:table-cell table:style-name="ce20" office:value-type="float" office:value="22917.445" calcext:value-type="float">
            <text:p><text:s/>22,917.4</text:p>
          </table:table-cell>
          <table:table-cell table:style-name="ce14" office:value-type="float" office:value="3603.083" calcext:value-type="float">
            <text:p><text:s/>3,603.08</text:p>
          </table:table-cell>
          <table:table-cell table:style-name="ce23" office:value-type="float" office:value="13618739" calcext:value-type="float">
            <text:p><text:s/>13,618,739</text:p>
          </table:table-cell>
          <table:table-cell table:style-name="ce14" office:value-type="float" office:value="6.8505" calcext:value-type="float">
            <text:p><text:s/>6.85</text:p>
          </table:table-cell>
          <table:table-cell table:style-name="ce14" office:value-type="float" office:value="0.881074" calcext:value-type="float">
            <text:p><text:s/>0.88</text:p>
          </table:table-cell>
          <table:table-cell table:style-name="ce14" office:value-type="float" office:value="164.92877" calcext:value-type="float">
            <text:p><text:s/>164.93</text:p>
          </table:table-cell>
          <table:table-cell table:style-name="ce14" office:value-type="float" office:value="6.063" calcext:value-type="float">
            <text:p><text:s/>6.06</text:p>
          </table:table-cell>
          <table:table-cell table:style-name="ce14" office:value-type="float" office:value="64841.120143" calcext:value-type="float">
            <text:p><text:s/>64,841.12</text:p>
          </table:table-cell>
          <table:table-cell table:style-name="ce14" office:value-type="float" office:value="4.3153" calcext:value-type="float">
            <text:p><text:s/>4.32</text:p>
          </table:table-cell>
          <table:table-cell table:style-name="ce28" office:value-type="float" office:value="0.629924" calcext:value-type="float">
            <text:p><text:s/>0.63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7 年</text:p>
          </table:table-cell>
          <table:table-cell table:style-name="ce14" office:value-type="float" office:value="115347.834305128" calcext:value-type="float">
            <text:p><text:s/>115,347.83</text:p>
          </table:table-cell>
          <table:table-cell table:style-name="ce14" office:value-type="float" office:value="-3.3452" calcext:value-type="float">
            <text:p><text:s/>-3.35</text:p>
          </table:table-cell>
          <table:table-cell table:style-name="ce14" office:value-type="float" office:value="79283.4773864711" calcext:value-type="float">
            <text:p><text:s/>79,283.48</text:p>
          </table:table-cell>
          <table:table-cell table:style-name="ce14" office:value-type="float" office:value="-3.9844" calcext:value-type="float">
            <text:p><text:s/>-3.98</text:p>
          </table:table-cell>
          <table:table-cell table:style-name="ce20" office:value-type="float" office:value="22997.695" calcext:value-type="float">
            <text:p><text:s/>22,997.7</text:p>
          </table:table-cell>
          <table:table-cell table:style-name="ce14" office:value-type="float" office:value="3447.453" calcext:value-type="float">
            <text:p><text:s/>3,447.45</text:p>
          </table:table-cell>
          <table:table-cell table:style-name="ce23" office:value-type="float" office:value="13727568" calcext:value-type="float">
            <text:p><text:s/>13,727,568</text:p>
          </table:table-cell>
          <table:table-cell table:style-name="ce14" office:value-type="float" office:value="0.7991" calcext:value-type="float">
            <text:p><text:s/>0.80</text:p>
          </table:table-cell>
          <table:table-cell table:style-name="ce14" office:value-type="float" office:value="-4.986109" calcext:value-type="float">
            <text:p><text:s/>-4.99</text:p>
          </table:table-cell>
          <table:table-cell table:style-name="ce14" office:value-type="float" office:value="173.145382" calcext:value-type="float">
            <text:p><text:s/>173.15</text:p>
          </table:table-cell>
          <table:table-cell table:style-name="ce14" office:value-type="float" office:value="5.775" calcext:value-type="float">
            <text:p><text:s/>5.78</text:p>
          </table:table-cell>
          <table:table-cell table:style-name="ce14" office:value-type="float" office:value="62303.982858" calcext:value-type="float">
            <text:p><text:s/>62,303.98</text:p>
          </table:table-cell>
          <table:table-cell table:style-name="ce14" office:value-type="float" office:value="-3.9129" calcext:value-type="float">
            <text:p><text:s/>-3.91</text:p>
          </table:table-cell>
          <table:table-cell table:style-name="ce28" office:value-type="float" office:value="-4.896633" calcext:value-type="float">
            <text:p><text:s/>-4.90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8 年</text:p>
          </table:table-cell>
          <table:table-cell table:style-name="ce14" office:value-type="float" office:value="113116.570792413" calcext:value-type="float">
            <text:p><text:s/>113,116.57</text:p>
          </table:table-cell>
          <table:table-cell table:style-name="ce14" office:value-type="float" office:value="-1.9344" calcext:value-type="float">
            <text:p><text:s/>-1.93</text:p>
          </table:table-cell>
          <table:table-cell table:style-name="ce14" office:value-type="float" office:value="78894.2646725438" calcext:value-type="float">
            <text:p><text:s/>78,894.26</text:p>
          </table:table-cell>
          <table:table-cell table:style-name="ce14" office:value-type="float" office:value="-0.491" calcext:value-type="float">
            <text:p><text:s/>-0.49</text:p>
          </table:table-cell>
          <table:table-cell table:style-name="ce20" office:value-type="float" office:value="23078.4" calcext:value-type="float">
            <text:p><text:s/>23,078.4</text:p>
          </table:table-cell>
          <table:table-cell table:style-name="ce14" office:value-type="float" office:value="3418.532" calcext:value-type="float">
            <text:p><text:s/>3,418.53</text:p>
          </table:table-cell>
          <table:table-cell table:style-name="ce23" office:value-type="float" office:value="13506148" calcext:value-type="float">
            <text:p><text:s/>13,506,148</text:p>
          </table:table-cell>
          <table:table-cell table:style-name="ce14" office:value-type="float" office:value="-1.613" calcext:value-type="float">
            <text:p><text:s/>-1.61</text:p>
          </table:table-cell>
          <table:table-cell table:style-name="ce14" office:value-type="float" office:value="0.304401" calcext:value-type="float">
            <text:p><text:s/>0.30</text:p>
          </table:table-cell>
          <table:table-cell table:style-name="ce14" office:value-type="float" office:value="171.193027" calcext:value-type="float">
            <text:p><text:s/>171.19</text:p>
          </table:table-cell>
          <table:table-cell table:style-name="ce14" office:value-type="float" office:value="5.841" calcext:value-type="float">
            <text:p><text:s/>5.84</text:p>
          </table:table-cell>
          <table:table-cell table:style-name="ce14" office:value-type="float" office:value="60053.964615" calcext:value-type="float">
            <text:p><text:s/>60,053.96</text:p>
          </table:table-cell>
          <table:table-cell table:style-name="ce14" office:value-type="float" office:value="-3.6114" calcext:value-type="float">
            <text:p><text:s/>-3.61</text:p>
          </table:table-cell>
          <table:table-cell table:style-name="ce28" office:value-type="float" office:value="2.238933" calcext:value-type="float">
            <text:p><text:s/>2.24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<text:s/>99 年</text:p>
          </table:table-cell>
          <table:table-cell table:style-name="ce14" office:value-type="float" office:value="120843.138263015" calcext:value-type="float">
            <text:p><text:s/>120,843.14</text:p>
          </table:table-cell>
          <table:table-cell table:style-name="ce14" office:value-type="float" office:value="6.8306" calcext:value-type="float">
            <text:p><text:s/>6.83</text:p>
          </table:table-cell>
          <table:table-cell table:style-name="ce14" office:value-type="float" office:value="83999.0970449756" calcext:value-type="float">
            <text:p><text:s/>83,999.10</text:p>
          </table:table-cell>
          <table:table-cell table:style-name="ce14" office:value-type="float" office:value="6.4704" calcext:value-type="float">
            <text:p><text:s/>6.47</text:p>
          </table:table-cell>
          <table:table-cell table:style-name="ce20" office:value-type="float" office:value="23140.945" calcext:value-type="float">
            <text:p><text:s/>23,140.9</text:p>
          </table:table-cell>
          <table:table-cell table:style-name="ce14" office:value-type="float" office:value="3629.89" calcext:value-type="float">
            <text:p><text:s/>3,629.89</text:p>
          </table:table-cell>
          <table:table-cell table:style-name="ce23" office:value-type="float" office:value="14889912" calcext:value-type="float">
            <text:p><text:s/>14,889,912</text:p>
          </table:table-cell>
          <table:table-cell table:style-name="ce14" office:value-type="float" office:value="10.2454" calcext:value-type="float">
            <text:p><text:s/>10.25</text:p>
          </table:table-cell>
          <table:table-cell table:style-name="ce14" office:value-type="float" office:value="0.631541" calcext:value-type="float">
            <text:p><text:s/>0.63</text:p>
          </table:table-cell>
          <table:table-cell table:style-name="ce14" office:value-type="float" office:value="177.262762" calcext:value-type="float">
            <text:p><text:s/>177.26</text:p>
          </table:table-cell>
          <table:table-cell table:style-name="ce14" office:value-type="float" office:value="5.641" calcext:value-type="float">
            <text:p><text:s/>5.64</text:p>
          </table:table-cell>
          <table:table-cell table:style-name="ce14" office:value-type="float" office:value="63237.480037" calcext:value-type="float">
            <text:p><text:s/>63,237.48</text:p>
          </table:table-cell>
          <table:table-cell table:style-name="ce14" office:value-type="float" office:value="5.301" calcext:value-type="float">
            <text:p><text:s/>5.30</text:p>
          </table:table-cell>
          <table:table-cell table:style-name="ce28" office:value-type="float" office:value="0.517402" calcext:value-type="float">
            <text:p><text:s/>0.52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0 年</text:p>
          </table:table-cell>
          <table:table-cell table:style-name="ce14" office:value-type="float" office:value="120519.420723422" calcext:value-type="float">
            <text:p><text:s/>120,519.42</text:p>
          </table:table-cell>
          <table:table-cell table:style-name="ce14" office:value-type="float" office:value="-0.2679" calcext:value-type="float">
            <text:p><text:s/>-0.27</text:p>
          </table:table-cell>
          <table:table-cell table:style-name="ce14" office:value-type="float" office:value="81634.7895301174" calcext:value-type="float">
            <text:p><text:s/>81,634.79</text:p>
          </table:table-cell>
          <table:table-cell table:style-name="ce14" office:value-type="float" office:value="-2.8147" calcext:value-type="float">
            <text:p><text:s/>-2.81</text:p>
          </table:table-cell>
          <table:table-cell table:style-name="ce20" office:value-type="float" office:value="23193.515" calcext:value-type="float">
            <text:p><text:s/>23,193.5</text:p>
          </table:table-cell>
          <table:table-cell table:style-name="ce14" office:value-type="float" office:value="3519.724" calcext:value-type="float">
            <text:p><text:s/>3,519.72</text:p>
          </table:table-cell>
          <table:table-cell table:style-name="ce23" office:value-type="float" office:value="15436975" calcext:value-type="float">
            <text:p><text:s/>15,436,975</text:p>
          </table:table-cell>
          <table:table-cell table:style-name="ce14" office:value-type="float" office:value="3.674" calcext:value-type="float">
            <text:p><text:s/>3.67</text:p>
          </table:table-cell>
          <table:table-cell table:style-name="ce14" office:value-type="float" office:value="-0.766113" calcext:value-type="float">
            <text:p><text:s/>-0.77</text:p>
          </table:table-cell>
          <table:table-cell table:style-name="ce14" office:value-type="float" office:value="189.097994" calcext:value-type="float">
            <text:p><text:s/>189.10</text:p>
          </table:table-cell>
          <table:table-cell table:style-name="ce14" office:value-type="float" office:value="5.288" calcext:value-type="float">
            <text:p><text:s/>5.29</text:p>
          </table:table-cell>
          <table:table-cell table:style-name="ce14" office:value-type="float" office:value="66817.891314" calcext:value-type="float">
            <text:p><text:s/>66,817.89</text:p>
          </table:table-cell>
          <table:table-cell table:style-name="ce14" office:value-type="float" office:value="5.6618" calcext:value-type="float">
            <text:p><text:s/>5.66</text:p>
          </table:table-cell>
          <table:table-cell table:style-name="ce28" office:value-type="float" office:value="1.541045" calcext:value-type="float">
            <text:p><text:s/>1.54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1 年</text:p>
          </table:table-cell>
          <table:table-cell table:style-name="ce14" office:value-type="float" office:value="119426.007067322" calcext:value-type="float">
            <text:p><text:s/>119,426.01</text:p>
          </table:table-cell>
          <table:table-cell table:style-name="ce14" office:value-type="float" office:value="-0.9073" calcext:value-type="float">
            <text:p><text:s/>-0.91</text:p>
          </table:table-cell>
          <table:table-cell table:style-name="ce14" office:value-type="float" office:value="81876.6873204589" calcext:value-type="float">
            <text:p><text:s/>81,876.69</text:p>
          </table:table-cell>
          <table:table-cell table:style-name="ce14" office:value-type="float" office:value="0.2963" calcext:value-type="float">
            <text:p><text:s/>0.30</text:p>
          </table:table-cell>
          <table:table-cell table:style-name="ce20" office:value-type="float" office:value="23270.365" calcext:value-type="float">
            <text:p><text:s/>23,270.4</text:p>
          </table:table-cell>
          <table:table-cell table:style-name="ce14" office:value-type="float" office:value="3518.496" calcext:value-type="float">
            <text:p><text:s/>3,518.50</text:p>
          </table:table-cell>
          <table:table-cell table:style-name="ce23" office:value-type="float" office:value="15779909" calcext:value-type="float">
            <text:p><text:s/>15,779,909</text:p>
          </table:table-cell>
          <table:table-cell table:style-name="ce14" office:value-type="float" office:value="2.2215" calcext:value-type="float">
            <text:p><text:s/>2.22</text:p>
          </table:table-cell>
          <table:table-cell table:style-name="ce14" office:value-type="float" office:value="0.133378" calcext:value-type="float">
            <text:p><text:s/>0.13</text:p>
          </table:table-cell>
          <table:table-cell table:style-name="ce14" office:value-type="float" office:value="192.727741" calcext:value-type="float">
            <text:p><text:s/>192.73</text:p>
          </table:table-cell>
          <table:table-cell table:style-name="ce14" office:value-type="float" office:value="5.188" calcext:value-type="float">
            <text:p><text:s/>5.19</text:p>
          </table:table-cell>
          <table:table-cell table:style-name="ce14" office:value-type="float" office:value="66151.147997" calcext:value-type="float">
            <text:p><text:s/>66,151.15</text:p>
          </table:table-cell>
          <table:table-cell table:style-name="ce14" office:value-type="float" office:value="-0.9979" calcext:value-type="float">
            <text:p><text:s/>-1.00</text:p>
          </table:table-cell>
          <table:table-cell table:style-name="ce28" office:value-type="float" office:value="-0.4492" calcext:value-type="float">
            <text:p><text:s/>-0.45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2 年</text:p>
          </table:table-cell>
          <table:table-cell table:style-name="ce14" office:value-type="float" office:value="121853.607630156" calcext:value-type="float">
            <text:p><text:s/>121,853.61</text:p>
          </table:table-cell>
          <table:table-cell table:style-name="ce14" office:value-type="float" office:value="2.0327" calcext:value-type="float">
            <text:p><text:s/>2.03</text:p>
          </table:table-cell>
          <table:table-cell table:style-name="ce14" office:value-type="float" office:value="84575.9562994901" calcext:value-type="float">
            <text:p><text:s/>84,575.96</text:p>
          </table:table-cell>
          <table:table-cell table:style-name="ce14" office:value-type="float" office:value="3.2967" calcext:value-type="float">
            <text:p><text:s/>3.30</text:p>
          </table:table-cell>
          <table:table-cell table:style-name="ce20" office:value-type="float" office:value="23344.67" calcext:value-type="float">
            <text:p><text:s/>23,344.7</text:p>
          </table:table-cell>
          <table:table-cell table:style-name="ce14" office:value-type="float" office:value="3622.923" calcext:value-type="float">
            <text:p><text:s/>3,622.92</text:p>
          </table:table-cell>
          <table:table-cell table:style-name="ce23" office:value-type="float" office:value="16171821" calcext:value-type="float">
            <text:p><text:s/>16,171,821</text:p>
          </table:table-cell>
          <table:table-cell table:style-name="ce14" office:value-type="float" office:value="2.4836" calcext:value-type="float">
            <text:p><text:s/>2.48</text:p>
          </table:table-cell>
          <table:table-cell table:style-name="ce14" office:value-type="float" office:value="1.327387" calcext:value-type="float">
            <text:p><text:s/>1.33</text:p>
          </table:table-cell>
          <table:table-cell table:style-name="ce14" office:value-type="float" office:value="191.210619" calcext:value-type="float">
            <text:p><text:s/>191.21</text:p>
          </table:table-cell>
          <table:table-cell table:style-name="ce14" office:value-type="float" office:value="5.229" calcext:value-type="float">
            <text:p><text:s/>5.23</text:p>
          </table:table-cell>
          <table:table-cell table:style-name="ce14" office:value-type="float" office:value="66884.200098" calcext:value-type="float">
            <text:p><text:s/>66,884.20</text:p>
          </table:table-cell>
          <table:table-cell table:style-name="ce14" office:value-type="float" office:value="1.1081" calcext:value-type="float">
            <text:p><text:s/>1.11</text:p>
          </table:table-cell>
          <table:table-cell table:style-name="ce28" office:value-type="float" office:value="0.446166" calcext:value-type="float">
            <text:p><text:s/>0.45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3 年</text:p>
          </table:table-cell>
          <table:table-cell table:style-name="ce14" office:value-type="float" office:value="124300.813363024" calcext:value-type="float">
            <text:p><text:s/>124,300.81</text:p>
          </table:table-cell>
          <table:table-cell table:style-name="ce14" office:value-type="float" office:value="2.0083" calcext:value-type="float">
            <text:p><text:s/>2.01</text:p>
          </table:table-cell>
          <table:table-cell table:style-name="ce14" office:value-type="float" office:value="85751.1024653805" calcext:value-type="float">
            <text:p><text:s/>85,751.10</text:p>
          </table:table-cell>
          <table:table-cell table:style-name="ce14" office:value-type="float" office:value="1.3894" calcext:value-type="float">
            <text:p><text:s/>1.39</text:p>
          </table:table-cell>
          <table:table-cell table:style-name="ce20" office:value-type="float" office:value="23403.635" calcext:value-type="float">
            <text:p><text:s/>23,403.6</text:p>
          </table:table-cell>
          <table:table-cell table:style-name="ce14" office:value-type="float" office:value="3664.007" calcext:value-type="float">
            <text:p><text:s/>3,664.01</text:p>
          </table:table-cell>
          <table:table-cell table:style-name="ce23" office:value-type="float" office:value="16935007" calcext:value-type="float">
            <text:p><text:s/>16,935,007</text:p>
          </table:table-cell>
          <table:table-cell table:style-name="ce14" office:value-type="float" office:value="4.7192" calcext:value-type="float">
            <text:p><text:s/>4.72</text:p>
          </table:table-cell>
          <table:table-cell table:style-name="ce14" office:value-type="float" office:value="0.294414" calcext:value-type="float">
            <text:p><text:s/>0.29</text:p>
          </table:table-cell>
          <table:table-cell table:style-name="ce14" office:value-type="float" office:value="197.490253" calcext:value-type="float">
            <text:p><text:s/>197.49</text:p>
          </table:table-cell>
          <table:table-cell table:style-name="ce14" office:value-type="float" office:value="5.063" calcext:value-type="float">
            <text:p><text:s/>5.06</text:p>
          </table:table-cell>
          <table:table-cell table:style-name="ce14" office:value-type="float" office:value="66918.126495" calcext:value-type="float">
            <text:p><text:s/>66,918.13</text:p>
          </table:table-cell>
          <table:table-cell table:style-name="ce14" office:value-type="float" office:value="0.0507" calcext:value-type="float">
            <text:p><text:s/>0.05</text:p>
          </table:table-cell>
          <table:table-cell table:style-name="ce28" office:value-type="float" office:value="0.010743" calcext:value-type="float">
            <text:p><text:s/>0.0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4 年</text:p>
          </table:table-cell>
          <table:table-cell table:style-name="ce14" office:value-type="float" office:value="122875.605605098" calcext:value-type="float">
            <text:p><text:s/>122,875.61</text:p>
          </table:table-cell>
          <table:table-cell table:style-name="ce14" office:value-type="float" office:value="-1.1466" calcext:value-type="float">
            <text:p><text:s/>-1.15</text:p>
          </table:table-cell>
          <table:table-cell table:style-name="ce14" office:value-type="float" office:value="86013.2629499222" calcext:value-type="float">
            <text:p><text:s/>86,013.26</text:p>
          </table:table-cell>
          <table:table-cell table:style-name="ce14" office:value-type="float" office:value="0.3057" calcext:value-type="float">
            <text:p><text:s/>0.31</text:p>
          </table:table-cell>
          <table:table-cell table:style-name="ce20" office:value-type="float" office:value="23462.91" calcext:value-type="float">
            <text:p><text:s/>23,462.9</text:p>
          </table:table-cell>
          <table:table-cell table:style-name="ce14" office:value-type="float" office:value="3665.924" calcext:value-type="float">
            <text:p><text:s/>3,665.92</text:p>
          </table:table-cell>
          <table:table-cell table:style-name="ce23" office:value-type="float" office:value="17183235" calcext:value-type="float">
            <text:p><text:s/>17,183,235</text:p>
          </table:table-cell>
          <table:table-cell table:style-name="ce14" office:value-type="float" office:value="1.4657" calcext:value-type="float">
            <text:p><text:s/>1.47</text:p>
          </table:table-cell>
          <table:table-cell table:style-name="ce14" office:value-type="float" office:value="0.208569" calcext:value-type="float">
            <text:p><text:s/>0.21</text:p>
          </table:table-cell>
          <table:table-cell table:style-name="ce14" office:value-type="float" office:value="199.774248" calcext:value-type="float">
            <text:p><text:s/>199.77</text:p>
          </table:table-cell>
          <table:table-cell table:style-name="ce14" office:value-type="float" office:value="5.005" calcext:value-type="float">
            <text:p><text:s/>5.01</text:p>
          </table:table-cell>
          <table:table-cell table:style-name="ce14" office:value-type="float" office:value="64542.028384" calcext:value-type="float">
            <text:p><text:s/>64,542.03</text:p>
          </table:table-cell>
          <table:table-cell table:style-name="ce14" office:value-type="float" office:value="-3.5508" calcext:value-type="float">
            <text:p><text:s/>-3.55</text:p>
          </table:table-cell>
          <table:table-cell table:style-name="ce28" office:value-type="float" office:value="-2.422596" calcext:value-type="float">
            <text:p><text:s/>-2.42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5 年</text:p>
          </table:table-cell>
          <table:table-cell table:style-name="ce14" office:value-type="float" office:value="123636.473902316" calcext:value-type="float">
            <text:p><text:s/>123,636.47</text:p>
          </table:table-cell>
          <table:table-cell table:style-name="ce14" office:value-type="float" office:value="0.6192" calcext:value-type="float">
            <text:p><text:s/>0.62</text:p>
          </table:table-cell>
          <table:table-cell table:style-name="ce14" office:value-type="float" office:value="86589.3714996207" calcext:value-type="float">
            <text:p><text:s/>86,589.37</text:p>
          </table:table-cell>
          <table:table-cell table:style-name="ce14" office:value-type="float" office:value="0.6697" calcext:value-type="float">
            <text:p><text:s/>0.67</text:p>
          </table:table-cell>
          <table:table-cell table:style-name="ce20" office:value-type="float" office:value="23515.943" calcext:value-type="float">
            <text:p><text:s/>23,515.9</text:p>
          </table:table-cell>
          <table:table-cell table:style-name="ce14" office:value-type="float" office:value="3682.156" calcext:value-type="float">
            <text:p><text:s/>3,682.16</text:p>
          </table:table-cell>
          <table:table-cell table:style-name="ce23" office:value-type="float" office:value="17555268" calcext:value-type="float">
            <text:p><text:s/>17,555,268</text:p>
          </table:table-cell>
          <table:table-cell table:style-name="ce14" office:value-type="float" office:value="2.165" calcext:value-type="float">
            <text:p><text:s/>2.17</text:p>
          </table:table-cell>
          <table:table-cell table:style-name="ce14" office:value-type="float" office:value="0.30933" calcext:value-type="float">
            <text:p><text:s/>0.31</text:p>
          </table:table-cell>
          <table:table-cell table:style-name="ce14" office:value-type="float" office:value="202.741603" calcext:value-type="float">
            <text:p><text:s/>202.74</text:p>
          </table:table-cell>
          <table:table-cell table:style-name="ce14" office:value-type="float" office:value="4.932" calcext:value-type="float">
            <text:p><text:s/>4.93</text:p>
          </table:table-cell>
          <table:table-cell table:style-name="ce14" office:value-type="float" office:value="66016.747111" calcext:value-type="float">
            <text:p><text:s/>66,016.75</text:p>
          </table:table-cell>
          <table:table-cell table:style-name="ce14" office:value-type="float" office:value="2.2848" calcext:value-type="float">
            <text:p><text:s/>2.28</text:p>
          </table:table-cell>
          <table:table-cell table:style-name="ce28" office:value-type="float" office:value="1.055334" calcext:value-type="float">
            <text:p><text:s/>1.06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6 年</text:p>
          </table:table-cell>
          <table:table-cell table:style-name="ce14" office:value-type="float" office:value="122945.874590979" calcext:value-type="float">
            <text:p><text:s/>122,945.87</text:p>
          </table:table-cell>
          <table:table-cell table:style-name="ce14" office:value-type="float" office:value="-0.5586" calcext:value-type="float">
            <text:p><text:s/>-0.56</text:p>
          </table:table-cell>
          <table:table-cell table:style-name="ce14" office:value-type="float" office:value="86038.3907225946" calcext:value-type="float">
            <text:p><text:s/>86,038.39</text:p>
          </table:table-cell>
          <table:table-cell table:style-name="ce14" office:value-type="float" office:value="-0.6364" calcext:value-type="float">
            <text:p><text:s/>-0.64</text:p>
          </table:table-cell>
          <table:table-cell table:style-name="ce20" office:value-type="float" office:value="23555.5215" calcext:value-type="float">
            <text:p><text:s/>23,555.5</text:p>
          </table:table-cell>
          <table:table-cell table:style-name="ce14" office:value-type="float" office:value="3652.578" calcext:value-type="float">
            <text:p><text:s/>3,652.58</text:p>
          </table:table-cell>
          <table:table-cell table:style-name="ce23" office:value-type="float" office:value="18136589" calcext:value-type="float">
            <text:p><text:s/>18,136,589</text:p>
          </table:table-cell>
          <table:table-cell table:style-name="ce14" office:value-type="float" office:value="3.3113" calcext:value-type="float">
            <text:p><text:s/>3.31</text:p>
          </table:table-cell>
          <table:table-cell table:style-name="ce14" office:value-type="float" office:value="-0.19219" calcext:value-type="float">
            <text:p><text:s/>-0.19</text:p>
          </table:table-cell>
          <table:table-cell table:style-name="ce14" office:value-type="float" office:value="210.796469" calcext:value-type="float">
            <text:p><text:s/>210.80</text:p>
          </table:table-cell>
          <table:table-cell table:style-name="ce14" office:value-type="float" office:value="4.743" calcext:value-type="float">
            <text:p><text:s/>4.74</text:p>
          </table:table-cell>
          <table:table-cell table:style-name="ce14" office:value-type="float" office:value="67346.319172" calcext:value-type="float">
            <text:p><text:s/>67,346.32</text:p>
          </table:table-cell>
          <table:table-cell table:style-name="ce14" office:value-type="float" office:value="2.0139" calcext:value-type="float">
            <text:p><text:s/>2.01</text:p>
          </table:table-cell>
          <table:table-cell table:style-name="ce28" office:value-type="float" office:value="0.60819" calcext:value-type="float">
            <text:p><text:s/>0.6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7 年</text:p>
          </table:table-cell>
          <table:table-cell table:style-name="ce14" office:value-type="float" office:value="124352.122914571" calcext:value-type="float">
            <text:p><text:s/>124,352.12</text:p>
          </table:table-cell>
          <table:table-cell table:style-name="ce14" office:value-type="float" office:value="1.1437" calcext:value-type="float">
            <text:p><text:s/>1.14</text:p>
          </table:table-cell>
          <table:table-cell table:style-name="ce14" office:value-type="float" office:value="87664.9924618917" calcext:value-type="float">
            <text:p><text:s/>87,664.99</text:p>
          </table:table-cell>
          <table:table-cell table:style-name="ce14" office:value-type="float" office:value="1.8905" calcext:value-type="float">
            <text:p><text:s/>1.89</text:p>
          </table:table-cell>
          <table:table-cell table:style-name="ce20" office:value-type="float" office:value="23580.0795" calcext:value-type="float">
            <text:p><text:s/>23,580.1</text:p>
          </table:table-cell>
          <table:table-cell table:style-name="ce14" office:value-type="float" office:value="3717.756" calcext:value-type="float">
            <text:p><text:s/>3,717.76</text:p>
          </table:table-cell>
          <table:table-cell table:style-name="ce23" office:value-type="float" office:value="18642014" calcext:value-type="float">
            <text:p><text:s/>18,642,014</text:p>
          </table:table-cell>
          <table:table-cell table:style-name="ce14" office:value-type="float" office:value="2.7867" calcext:value-type="float">
            <text:p><text:s/>2.79</text:p>
          </table:table-cell>
          <table:table-cell table:style-name="ce14" office:value-type="float" office:value="0.6784" calcext:value-type="float">
            <text:p><text:s/>0.68</text:p>
          </table:table-cell>
          <table:table-cell table:style-name="ce14" office:value-type="float" office:value="212.650608" calcext:value-type="float">
            <text:p><text:s/>212.65</text:p>
          </table:table-cell>
          <table:table-cell table:style-name="ce14" office:value-type="float" office:value="4.702" calcext:value-type="float">
            <text:p><text:s/>4.70</text:p>
          </table:table-cell>
          <table:table-cell table:style-name="ce14" office:value-type="float" office:value="67009.617525" calcext:value-type="float">
            <text:p><text:s/>67,009.62</text:p>
          </table:table-cell>
          <table:table-cell table:style-name="ce14" office:value-type="float" office:value="-0.5" calcext:value-type="float">
            <text:p><text:s/>-0.50</text:p>
          </table:table-cell>
          <table:table-cell table:style-name="ce28" office:value-type="float" office:value="-0.179423" calcext:value-type="float">
            <text:p><text:s/>-0.18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08 年</text:p>
          </table:table-cell>
          <table:table-cell table:style-name="ce14" office:value-type="float" office:value="121339.601154863" calcext:value-type="float">
            <text:p><text:s/>121,339.60</text:p>
          </table:table-cell>
          <table:table-cell table:style-name="ce14" office:value-type="float" office:value="-2.4226" calcext:value-type="float">
            <text:p><text:s/>-2.42</text:p>
          </table:table-cell>
          <table:table-cell table:style-name="ce14" office:value-type="float" office:value="85009.1654837048" calcext:value-type="float">
            <text:p><text:s/>85,009.17</text:p>
          </table:table-cell>
          <table:table-cell table:style-name="ce14" office:value-type="float" office:value="-3.0296" calcext:value-type="float">
            <text:p><text:s/>-3.03</text:p>
          </table:table-cell>
          <table:table-cell table:style-name="ce20" office:value-type="float" office:value="23596.0265" calcext:value-type="float">
            <text:p><text:s/>23,596.0</text:p>
          </table:table-cell>
          <table:table-cell table:style-name="ce14" office:value-type="float" office:value="3602.689" calcext:value-type="float">
            <text:p><text:s/>3,602.69</text:p>
          </table:table-cell>
          <table:table-cell table:style-name="ce23" office:value-type="float" office:value="19213196" calcext:value-type="float">
            <text:p><text:s/>19,213,196</text:p>
          </table:table-cell>
          <table:table-cell table:style-name="ce14" office:value-type="float" office:value="3.0639" calcext:value-type="float">
            <text:p><text:s/>3.06</text:p>
          </table:table-cell>
          <table:table-cell table:style-name="ce14" office:value-type="float" office:value="-0.988805" calcext:value-type="float">
            <text:p><text:s/>-0.99</text:p>
          </table:table-cell>
          <table:table-cell table:style-name="ce14" office:value-type="float" office:value="226.013229" calcext:value-type="float">
            <text:p><text:s/>226.01</text:p>
          </table:table-cell>
          <table:table-cell table:style-name="ce14" office:value-type="float" office:value="4.424" calcext:value-type="float">
            <text:p><text:s/>4.42</text:p>
          </table:table-cell>
          <table:table-cell table:style-name="ce14" office:value-type="float" office:value="64373.099652" calcext:value-type="float">
            <text:p><text:s/>64,373.10</text:p>
          </table:table-cell>
          <table:table-cell table:style-name="ce14" office:value-type="float" office:value="-3.9346" calcext:value-type="float">
            <text:p><text:s/>-3.93</text:p>
          </table:table-cell>
          <table:table-cell table:style-name="ce28" office:value-type="float" office:value="-1.28418" calcext:value-type="float">
            <text:p><text:s/>-1.28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29162.1191512414" calcext:value-type="float">
            <text:p><text:s/>29,162.12</text:p>
          </table:table-cell>
          <table:table-cell table:style-name="ce14" office:value-type="float" office:value="1.5296" calcext:value-type="float">
            <text:p><text:s/>1.53</text:p>
          </table:table-cell>
          <table:table-cell table:style-name="ce14" office:value-type="float" office:value="21289.1776681558" calcext:value-type="float">
            <text:p><text:s/>21,289.18</text:p>
          </table:table-cell>
          <table:table-cell table:style-name="ce14" office:value-type="float" office:value="0.9143" calcext:value-type="float">
            <text:p><text:s/>0.91</text:p>
          </table:table-cell>
          <table:table-cell table:style-name="ce20" office:value-type="float" office:value="23589.062" calcext:value-type="float">
            <text:p><text:s/>23,589.1</text:p>
          </table:table-cell>
          <table:table-cell table:style-name="ce14" office:value-type="float" office:value="902.502" calcext:value-type="float">
            <text:p><text:s/>902.50</text:p>
          </table:table-cell>
          <table:table-cell table:style-name="ce23" office:value-type="float" office:value="4536614" calcext:value-type="float">
            <text:p><text:s/>4,536,614</text:p>
          </table:table-cell>
          <table:table-cell table:style-name="ce14" office:value-type="float" office:value="2.0507" calcext:value-type="float">
            <text:p><text:s/>2.05</text:p>
          </table:table-cell>
          <table:table-cell table:style-name="ce14" office:value-type="float" office:value="0.445847" calcext:value-type="float">
            <text:p><text:s/>0.45</text:p>
          </table:table-cell>
          <table:table-cell table:style-name="ce14" office:value-type="float" office:value="213.094844" calcext:value-type="float">
            <text:p><text:s/>213.09</text:p>
          </table:table-cell>
          <table:table-cell table:style-name="ce14" office:value-type="float" office:value="4.692" calcext:value-type="float">
            <text:p><text:s/>4.69</text:p>
          </table:table-cell>
          <table:table-cell table:style-name="ce14" office:value-type="float" office:value="14842.481727" calcext:value-type="float">
            <text:p><text:s/>14,842.48</text:p>
          </table:table-cell>
          <table:table-cell table:style-name="ce14" office:value-type="float" office:value="0.506" calcext:value-type="float">
            <text:p><text:s/>0.51</text:p>
          </table:table-cell>
          <table:table-cell table:style-name="ce28" office:value-type="float" office:value="0.246745" calcext:value-type="float">
            <text:p><text:s/>0.25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31126.4428359304" calcext:value-type="float">
            <text:p><text:s/>31,126.44</text:p>
          </table:table-cell>
          <table:table-cell table:style-name="ce14" office:value-type="float" office:value="-2.8171" calcext:value-type="float">
            <text:p><text:s/>-2.82</text:p>
          </table:table-cell>
          <table:table-cell table:style-name="ce14" office:value-type="float" office:value="21154.530633569" calcext:value-type="float">
            <text:p><text:s/>21,154.53</text:p>
          </table:table-cell>
          <table:table-cell table:style-name="ce14" office:value-type="float" office:value="-3.1071" calcext:value-type="float">
            <text:p><text:s/>-3.11</text:p>
          </table:table-cell>
          <table:table-cell table:style-name="ce20" office:value-type="float" office:value="23590.1115" calcext:value-type="float">
            <text:p><text:s/>23,590.1</text:p>
          </table:table-cell>
          <table:table-cell table:style-name="ce14" office:value-type="float" office:value="896.754" calcext:value-type="float">
            <text:p><text:s/>896.75</text:p>
          </table:table-cell>
          <table:table-cell table:style-name="ce23" office:value-type="float" office:value="4715604" calcext:value-type="float">
            <text:p><text:s/>4,715,604</text:p>
          </table:table-cell>
          <table:table-cell table:style-name="ce14" office:value-type="float" office:value="2.9906" calcext:value-type="float">
            <text:p><text:s/>2.99</text:p>
          </table:table-cell>
          <table:table-cell table:style-name="ce14" office:value-type="float" office:value="-1.038955" calcext:value-type="float">
            <text:p><text:s/>-1.04</text:p>
          </table:table-cell>
          <table:table-cell table:style-name="ce14" office:value-type="float" office:value="222.912248" calcext:value-type="float">
            <text:p><text:s/>222.91</text:p>
          </table:table-cell>
          <table:table-cell table:style-name="ce14" office:value-type="float" office:value="4.486" calcext:value-type="float">
            <text:p><text:s/>4.49</text:p>
          </table:table-cell>
          <table:table-cell table:style-name="ce14" office:value-type="float" office:value="17015.275945" calcext:value-type="float">
            <text:p><text:s/>17,015.28</text:p>
          </table:table-cell>
          <table:table-cell table:style-name="ce14" office:value-type="float" office:value="-2.6711" calcext:value-type="float">
            <text:p><text:s/>-2.67</text:p>
          </table:table-cell>
          <table:table-cell table:style-name="ce28" office:value-type="float" office:value="-0.893165" calcext:value-type="float">
            <text:p><text:s/>-0.89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31672.7216102027" calcext:value-type="float">
            <text:p><text:s/>31,672.72</text:p>
          </table:table-cell>
          <table:table-cell table:style-name="ce14" office:value-type="float" office:value="-4.1038" calcext:value-type="float">
            <text:p><text:s/>-4.10</text:p>
          </table:table-cell>
          <table:table-cell table:style-name="ce14" office:value-type="float" office:value="21476.1380418155" calcext:value-type="float">
            <text:p><text:s/>21,476.14</text:p>
          </table:table-cell>
          <table:table-cell table:style-name="ce14" office:value-type="float" office:value="-4.9362" calcext:value-type="float">
            <text:p><text:s/>-4.94</text:p>
          </table:table-cell>
          <table:table-cell table:style-name="ce20" office:value-type="float" office:value="23592.407" calcext:value-type="float">
            <text:p><text:s/>23,592.4</text:p>
          </table:table-cell>
          <table:table-cell table:style-name="ce14" office:value-type="float" office:value="910.298" calcext:value-type="float">
            <text:p><text:s/>910.30</text:p>
          </table:table-cell>
          <table:table-cell table:style-name="ce23" office:value-type="float" office:value="4884815" calcext:value-type="float">
            <text:p><text:s/>4,884,815</text:p>
          </table:table-cell>
          <table:table-cell table:style-name="ce14" office:value-type="float" office:value="3.4282" calcext:value-type="float">
            <text:p><text:s/>3.43</text:p>
          </table:table-cell>
          <table:table-cell table:style-name="ce14" office:value-type="float" office:value="-1.43988" calcext:value-type="float">
            <text:p><text:s/>-1.44</text:p>
          </table:table-cell>
          <table:table-cell table:style-name="ce14" office:value-type="float" office:value="227.453138" calcext:value-type="float">
            <text:p><text:s/>227.45</text:p>
          </table:table-cell>
          <table:table-cell table:style-name="ce14" office:value-type="float" office:value="4.396" calcext:value-type="float">
            <text:p><text:s/>4.40</text:p>
          </table:table-cell>
          <table:table-cell table:style-name="ce14" office:value-type="float" office:value="18203.090932" calcext:value-type="float">
            <text:p><text:s/>18,203.09</text:p>
          </table:table-cell>
          <table:table-cell table:style-name="ce14" office:value-type="float" office:value="-0.9846" calcext:value-type="float">
            <text:p><text:s/>-0.98</text:p>
          </table:table-cell>
          <table:table-cell table:style-name="ce28" office:value-type="float" office:value="-0.287206" calcext:value-type="float">
            <text:p><text:s/>-0.29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　第 4 季</text:p>
          </table:table-cell>
          <table:table-cell table:style-name="ce15" office:value-type="float" office:value="29378.3175574883" calcext:value-type="float">
            <text:p><text:s/>29,378.32</text:p>
          </table:table-cell>
          <table:table-cell table:style-name="ce15" office:value-type="float" office:value="-3.9062" calcext:value-type="float">
            <text:p><text:s/>-3.91</text:p>
          </table:table-cell>
          <table:table-cell table:style-name="ce15" office:value-type="float" office:value="21089.3191401645" calcext:value-type="float">
            <text:p><text:s/>21,089.32</text:p>
          </table:table-cell>
          <table:table-cell table:style-name="ce15" office:value-type="float" office:value="-4.7653" calcext:value-type="float">
            <text:p><text:s/>-4.77</text:p>
          </table:table-cell>
          <table:table-cell table:style-name="ce21" office:value-type="float" office:value="23598.452" calcext:value-type="float">
            <text:p><text:s/>23,598.5</text:p>
          </table:table-cell>
          <table:table-cell table:style-name="ce15" office:value-type="float" office:value="893.673" calcext:value-type="float">
            <text:p><text:s/>893.67</text:p>
          </table:table-cell>
          <table:table-cell table:style-name="ce24" office:value-type="float" office:value="5076163" calcext:value-type="float">
            <text:p><text:s/>5,076,163</text:p>
          </table:table-cell>
          <table:table-cell table:style-name="ce15" office:value-type="float" office:value="3.7012" calcext:value-type="float">
            <text:p><text:s/>3.70</text:p>
          </table:table-cell>
          <table:table-cell table:style-name="ce15" office:value-type="float" office:value="-1.287501" calcext:value-type="float">
            <text:p><text:s/>-1.29</text:p>
          </table:table-cell>
          <table:table-cell table:style-name="ce15" office:value-type="float" office:value="240.698287" calcext:value-type="float">
            <text:p><text:s/>240.70</text:p>
          </table:table-cell>
          <table:table-cell table:style-name="ce15" office:value-type="float" office:value="4.154" calcext:value-type="float">
            <text:p><text:s/>4.15</text:p>
          </table:table-cell>
          <table:table-cell table:style-name="ce15" office:value-type="float" office:value="14312.251048" calcext:value-type="float">
            <text:p><text:s/>14,312.25</text:p>
          </table:table-cell>
          <table:table-cell table:style-name="ce15" office:value-type="float" office:value="-12.5999" calcext:value-type="float">
            <text:p><text:s/>-12.60</text:p>
          </table:table-cell>
          <table:table-cell table:style-name="ce29" office:value-type="float" office:value="-3.404274" calcext:value-type="float">
            <text:p><text:s/>-3.40</text:p>
          </table:table-cell>
          <table:table-cell table:number-columns-repeated="1009"/>
        </table:table-row>
        <table:table-row table:style-name="ro5">
          <table:table-cell table:style-name="ce7"/>
          <table:table-cell table:style-name="ce16" table:number-columns-repeated="4"/>
          <table:table-cell table:style-name="ce22"/>
          <table:table-cell table:style-name="ce16"/>
          <table:table-cell table:style-name="ce25"/>
          <table:table-cell table:style-name="ce16" table:number-columns-repeated="7"/>
          <table:table-cell table:number-columns-repeated="1009"/>
        </table:table-row>
        <table:table-row table:style-name="ro5">
          <table:table-cell table:style-name="ce7"/>
          <table:table-cell table:style-name="ce16" table:number-columns-repeated="4"/>
          <table:table-cell table:style-name="ce22"/>
          <table:table-cell table:style-name="ce16"/>
          <table:table-cell table:style-name="ce25"/>
          <table:table-cell table:style-name="ce16" table:number-columns-repeated="7"/>
          <table:table-cell table:style-name="ce32" table:number-columns-repeated="1009"/>
        </table:table-row>
        <table:table-row table:style-name="ro6" table:number-rows-repeated="18">
          <table:table-cell table:style-name="ce8" table:number-columns-repeated="3"/>
          <table:table-cell table:style-name="ce18" table:number-columns-repeated="6"/>
          <table:table-cell table:number-columns-repeated="1015"/>
        </table:table-row>
        <table:table-row table:style-name="ro7">
          <table:table-cell table:style-name="ce9" table:number-columns-repeated="102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1.$A$5"/>
        </table:named-expressions>
      </table:table>
      <table:table table:name="Page2" table:style-name="ta2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3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5" table:default-cell-style-name="ce10"/>
        <table:table-column table:style-name="co3" table:number-columns-repeated="2" table:default-cell-style-name="ce10"/>
        <table:table-column table:style-name="co9" table:default-cell-style-name="ce10"/>
        <table:table-column table:style-name="co10" table:number-columns-repeated="241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參、能源指標</text:p>
          </table:table-cell>
          <table:covered-table-cell table:number-columns-repeated="14" table:style-name="ce11"/>
          <table:table-cell table:style-name="ce30" table:number-columns-repeated="1009"/>
        </table:table-row>
        <table:table-row table:style-name="ro2">
          <table:table-cell table:style-name="ce2" table:number-columns-spanned="15" table:number-rows-spanned="1"/>
          <table:covered-table-cell table:number-columns-repeated="2" table:style-name="ce2"/>
          <table:covered-table-cell table:number-columns-repeated="12" table:style-name="ce17"/>
          <table:table-cell table:style-name="ce31"/>
          <table:table-cell table:style-name="ce30" table:number-columns-repeated="1008"/>
        </table:table-row>
        <table:table-row table:style-name="ro3">
          <table:table-cell table:style-name="ce3" office:value-type="string" calcext:value-type="string">
            <text:p>　　項　　目　　　</text:p>
            <draw:line table:end-cell-address="Page2.A4" table:end-x="27.15mm" table:end-y="19.06mm" draw:z-index="0" draw:name="Line 1" draw:style-name="gr1" draw:text-style-name="P1" svg:x1="0.24mm" svg:y1="0.28mm" svg:x2="27.15mm" svg:y2="26.8mm">
              <text:p/>
            </draw:line>
            <draw:line table:end-cell-address="Page2.A5" table:end-x="27.15mm" table:end-y="0.27mm" draw:z-index="1" draw:name="Line 1" draw:style-name="gr1" draw:text-style-name="P1" svg:x1="0.24mm" svg:y1="0.28mm" svg:x2="27.15mm" svg:y2="27.06mm">
              <text:p/>
            </draw:line>
            <draw:line table:end-cell-address="Page2.A5" table:end-x="27.15mm" table:end-y="0.27mm" draw:z-index="2" draw:name="Line 1" draw:style-name="gr1" draw:text-style-name="P1" svg:x1="0.24mm" svg:y1="0.28mm" svg:x2="27.15mm" svg:y2="27.06mm">
              <text:p/>
            </draw:line>
          </table:table-cell>
          <table:table-cell table:style-name="ce12" office:value-type="string" calcext:value-type="string" table:number-columns-spanned="2" table:number-rows-spanned="1">
            <text:p>初級能源總供給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國內能源消費</text:p>
          </table:table-cell>
          <table:covered-table-cell table:style-name="ce12"/>
          <table:table-cell table:style-name="ce19" office:value-type="string" calcext:value-type="string" table:number-columns-spanned="1" table:number-rows-spanned="2">
            <text:p/>
            <text:p>期中</text:p>
            <text:p>人口數</text:p>
            <text:p>(千人)</text:p>
          </table:table-cell>
          <table:table-cell table:style-name="ce19" office:value-type="string" calcext:value-type="string" table:number-columns-spanned="1" table:number-rows-spanned="2">
            <text:p/>
            <text:p>平均每人</text:p>
            <text:p>能源消費量</text:p>
            <text:p>(公升油當量</text:p>
            <text:p>/人)</text:p>
          </table:table-cell>
          <table:table-cell table:style-name="ce12" office:value-type="string" calcext:value-type="string" table:number-columns-spanned="2" table:number-rows-spanned="1">
            <text:p>實質國內生產毛額</text:p>
          </table:table-cell>
          <table:covered-table-cell table:style-name="ce12"/>
          <table:table-cell table:style-name="ce19" office:value-type="string" calcext:value-type="string" table:number-columns-spanned="1" table:number-rows-spanned="2">
            <text:p/>
            <text:p>國內</text:p>
            <text:p>能源</text:p>
            <text:p>消費</text:p>
            <text:p>彈性值</text:p>
          </table:table-cell>
          <table:table-cell table:style-name="ce19" office:value-type="string" calcext:value-type="string" table:number-columns-spanned="1" table:number-rows-spanned="2">
            <text:p/>
            <text:p>能　源</text:p>
            <text:p>生產力</text:p>
            <text:p>(元/公升</text:p>
            <text:p>油當量)</text:p>
          </table:table-cell>
          <table:table-cell table:style-name="ce19" office:value-type="string" calcext:value-type="string" table:number-columns-spanned="1" table:number-rows-spanned="2">
            <text:p/>
            <text:p>能源</text:p>
            <text:p>密集度</text:p>
            <text:p>(公升</text:p>
            <text:p>油當量</text:p>
            <text:p>/千元)</text:p>
          </table:table-cell>
          <table:table-cell table:style-name="ce12" office:value-type="string" calcext:value-type="string" table:number-columns-spanned="3" table:number-rows-spanned="1">
            <text:p>煤炭國內消費</text:p>
          </table:table-cell>
          <table:covered-table-cell table:style-name="ce27"/>
          <table:covered-table-cell table:style-name="ce13"/>
          <table:table-cell table:style-name="ce2"/>
          <table:table-cell table:style-name="ce33" table:number-columns-repeated="1008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2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covered-table-cell table:number-columns-repeated="2" table:style-name="ce19"/>
          <table:table-cell table:style-name="ce12" office:value-type="string" calcext:value-type="string">
            <text:p>連鎖實質值</text:p>
            <text:p>(105年為參考年)</text:p>
            <text:p>金額</text:p>
            <text:p>(百萬元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covered-table-cell table:number-columns-repeated="3" table:style-name="ce19"/>
          <table:table-cell table:style-name="ce26" office:value-type="string" calcext:value-type="string">
            <text:p>數量</text:p>
            <text:p>(千公噸)</text:p>
            <text:p/>
          </table:table-cell>
          <table:table-cell table:style-name="ce26" office:value-type="string" calcext:value-type="string">
            <text:p>變動率</text:p>
            <text:p>(%)</text:p>
            <text:p/>
          </table:table-cell>
          <table:table-cell table:style-name="ce26" office:value-type="string" calcext:value-type="string">
            <text:p>彈性值</text:p>
            <text:p/>
            <text:p/>
          </table:table-cell>
          <table:table-cell table:style-name="ce2"/>
          <table:table-cell table:style-name="ce33" table:number-columns-repeated="1008"/>
        </table:table-row>
        <table:table-row table:style-name="ro5">
          <table:table-cell table:style-name="ce5" office:value-type="string" calcext:value-type="string">
            <text:p>　民國 109 年</text:p>
          </table:table-cell>
          <table:table-cell table:style-name="ce14" office:value-type="float" office:value="118849.52334026" calcext:value-type="float">
            <text:p><text:s/>118,849.52</text:p>
          </table:table-cell>
          <table:table-cell table:style-name="ce14" office:value-type="float" office:value="-2.0522" calcext:value-type="float">
            <text:p><text:s/>-2.05</text:p>
          </table:table-cell>
          <table:table-cell table:style-name="ce14" office:value-type="float" office:value="85400.0848387498" calcext:value-type="float">
            <text:p><text:s/>85,400.08</text:p>
          </table:table-cell>
          <table:table-cell table:style-name="ce14" office:value-type="float" office:value="0.4598" calcext:value-type="float">
            <text:p><text:s/>0.46</text:p>
          </table:table-cell>
          <table:table-cell table:style-name="ce20" office:value-type="float" office:value="23582.1785" calcext:value-type="float">
            <text:p><text:s/>23,582.2</text:p>
          </table:table-cell>
          <table:table-cell table:style-name="ce14" office:value-type="float" office:value="3621.382" calcext:value-type="float">
            <text:p><text:s/>3,621.38</text:p>
          </table:table-cell>
          <table:table-cell table:style-name="ce23" office:value-type="float" office:value="19858578" calcext:value-type="float">
            <text:p><text:s/>19,858,578</text:p>
          </table:table-cell>
          <table:table-cell table:style-name="ce14" office:value-type="float" office:value="3.359" calcext:value-type="float">
            <text:p><text:s/>3.36</text:p>
          </table:table-cell>
          <table:table-cell table:style-name="ce14" office:value-type="float" office:value="0.136885" calcext:value-type="float">
            <text:p><text:s/>0.14</text:p>
          </table:table-cell>
          <table:table-cell table:style-name="ce14" office:value-type="float" office:value="232.535811" calcext:value-type="float">
            <text:p><text:s/>232.54</text:p>
          </table:table-cell>
          <table:table-cell table:style-name="ce14" office:value-type="float" office:value="4.3" calcext:value-type="float">
            <text:p><text:s/>4.30</text:p>
          </table:table-cell>
          <table:table-cell table:style-name="ce14" office:value-type="float" office:value="63509.253140703" calcext:value-type="float">
            <text:p><text:s/>63,509.25</text:p>
          </table:table-cell>
          <table:table-cell table:style-name="ce14" office:value-type="float" office:value="-1.342" calcext:value-type="float">
            <text:p><text:s/>-1.34</text:p>
          </table:table-cell>
          <table:table-cell table:style-name="ce28" office:value-type="float" office:value="-0.399523" calcext:value-type="float">
            <text:p><text:s/>-0.40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26534.3495322034" calcext:value-type="float">
            <text:p><text:s/>26,534.35</text:p>
          </table:table-cell>
          <table:table-cell table:style-name="ce14" office:value-type="float" office:value="-9.011" calcext:value-type="float">
            <text:p><text:s/>-9.01</text:p>
          </table:table-cell>
          <table:table-cell table:style-name="ce14" office:value-type="float" office:value="20398.5175962783" calcext:value-type="float">
            <text:p><text:s/>20,398.52</text:p>
          </table:table-cell>
          <table:table-cell table:style-name="ce14" office:value-type="float" office:value="-4.1837" calcext:value-type="float">
            <text:p><text:s/>-4.18</text:p>
          </table:table-cell>
          <table:table-cell table:style-name="ce20" office:value-type="float" office:value="23599.807" calcext:value-type="float">
            <text:p><text:s/>23,599.8</text:p>
          </table:table-cell>
          <table:table-cell table:style-name="ce14" office:value-type="float" office:value="864.351" calcext:value-type="float">
            <text:p><text:s/>864.35</text:p>
          </table:table-cell>
          <table:table-cell table:style-name="ce23" office:value-type="float" office:value="4672351" calcext:value-type="float">
            <text:p><text:s/>4,672,351</text:p>
          </table:table-cell>
          <table:table-cell table:style-name="ce14" office:value-type="float" office:value="2.992" calcext:value-type="float">
            <text:p><text:s/>2.99</text:p>
          </table:table-cell>
          <table:table-cell table:style-name="ce14" office:value-type="float" office:value="-1.398295" calcext:value-type="float">
            <text:p><text:s/>-1.40</text:p>
          </table:table-cell>
          <table:table-cell table:style-name="ce14" office:value-type="float" office:value="229.053458" calcext:value-type="float">
            <text:p><text:s/>229.05</text:p>
          </table:table-cell>
          <table:table-cell table:style-name="ce14" office:value-type="float" office:value="4.365" calcext:value-type="float">
            <text:p><text:s/>4.37</text:p>
          </table:table-cell>
          <table:table-cell table:style-name="ce14" office:value-type="float" office:value="14186.018268727" calcext:value-type="float">
            <text:p><text:s/>14,186.02</text:p>
          </table:table-cell>
          <table:table-cell table:style-name="ce14" office:value-type="float" office:value="-4.4229" calcext:value-type="float">
            <text:p><text:s/>-4.42</text:p>
          </table:table-cell>
          <table:table-cell table:style-name="ce28" office:value-type="float" office:value="-1.478241" calcext:value-type="float">
            <text:p><text:s/>-1.48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30393.527621634" calcext:value-type="float">
            <text:p><text:s/>30,393.53</text:p>
          </table:table-cell>
          <table:table-cell table:style-name="ce14" office:value-type="float" office:value="-2.3547" calcext:value-type="float">
            <text:p><text:s/>-2.35</text:p>
          </table:table-cell>
          <table:table-cell table:style-name="ce14" office:value-type="float" office:value="21051.7278126049" calcext:value-type="float">
            <text:p><text:s/>21,051.73</text:p>
          </table:table-cell>
          <table:table-cell table:style-name="ce14" office:value-type="float" office:value="-0.486" calcext:value-type="float">
            <text:p><text:s/>-0.49</text:p>
          </table:table-cell>
          <table:table-cell table:style-name="ce20" office:value-type="float" office:value="23590.158" calcext:value-type="float">
            <text:p><text:s/>23,590.2</text:p>
          </table:table-cell>
          <table:table-cell table:style-name="ce14" office:value-type="float" office:value="892.394" calcext:value-type="float">
            <text:p><text:s/>892.39</text:p>
          </table:table-cell>
          <table:table-cell table:style-name="ce23" office:value-type="float" office:value="4745511" calcext:value-type="float">
            <text:p><text:s/>4,745,511</text:p>
          </table:table-cell>
          <table:table-cell table:style-name="ce14" office:value-type="float" office:value="0.6342" calcext:value-type="float">
            <text:p><text:s/>0.63</text:p>
          </table:table-cell>
          <table:table-cell table:style-name="ce14" office:value-type="float" office:value="-0.766319" calcext:value-type="float">
            <text:p><text:s/>-0.77</text:p>
          </table:table-cell>
          <table:table-cell table:style-name="ce14" office:value-type="float" office:value="225.421449" calcext:value-type="float">
            <text:p><text:s/>225.42</text:p>
          </table:table-cell>
          <table:table-cell table:style-name="ce14" office:value-type="float" office:value="4.436" calcext:value-type="float">
            <text:p><text:s/>4.44</text:p>
          </table:table-cell>
          <table:table-cell table:style-name="ce14" office:value-type="float" office:value="16431.639076146" calcext:value-type="float">
            <text:p><text:s/>16,431.64</text:p>
          </table:table-cell>
          <table:table-cell table:style-name="ce14" office:value-type="float" office:value="-3.4301" calcext:value-type="float">
            <text:p><text:s/>-3.43</text:p>
          </table:table-cell>
          <table:table-cell table:style-name="ce28" office:value-type="float" office:value="-5.408546" calcext:value-type="float">
            <text:p><text:s/>-5.4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31623.5933669377" calcext:value-type="float">
            <text:p><text:s/>31,623.59</text:p>
          </table:table-cell>
          <table:table-cell table:style-name="ce14" office:value-type="float" office:value="-0.1552" calcext:value-type="float">
            <text:p><text:s/>-0.16</text:p>
          </table:table-cell>
          <table:table-cell table:style-name="ce14" office:value-type="float" office:value="21568.2914939591" calcext:value-type="float">
            <text:p><text:s/>21,568.29</text:p>
          </table:table-cell>
          <table:table-cell table:style-name="ce14" office:value-type="float" office:value="0.429" calcext:value-type="float">
            <text:p><text:s/>0.43</text:p>
          </table:table-cell>
          <table:table-cell table:style-name="ce20" office:value-type="float" office:value="23576.1005" calcext:value-type="float">
            <text:p><text:s/>23,576.1</text:p>
          </table:table-cell>
          <table:table-cell table:style-name="ce14" office:value-type="float" office:value="914.837" calcext:value-type="float">
            <text:p><text:s/>914.84</text:p>
          </table:table-cell>
          <table:table-cell table:style-name="ce23" office:value-type="float" office:value="5095513" calcext:value-type="float">
            <text:p><text:s/>5,095,513</text:p>
          </table:table-cell>
          <table:table-cell table:style-name="ce14" office:value-type="float" office:value="4.3133" calcext:value-type="float">
            <text:p><text:s/>4.31</text:p>
          </table:table-cell>
          <table:table-cell table:style-name="ce14" office:value-type="float" office:value="0.099459" calcext:value-type="float">
            <text:p><text:s/>0.10</text:p>
          </table:table-cell>
          <table:table-cell table:style-name="ce14" office:value-type="float" office:value="236.250191" calcext:value-type="float">
            <text:p><text:s/>236.25</text:p>
          </table:table-cell>
          <table:table-cell table:style-name="ce14" office:value-type="float" office:value="4.232" calcext:value-type="float">
            <text:p><text:s/>4.23</text:p>
          </table:table-cell>
          <table:table-cell table:style-name="ce14" office:value-type="float" office:value="18270.313985791" calcext:value-type="float">
            <text:p><text:s/>18,270.31</text:p>
          </table:table-cell>
          <table:table-cell table:style-name="ce14" office:value-type="float" office:value="0.3692" calcext:value-type="float">
            <text:p><text:s/>0.37</text:p>
          </table:table-cell>
          <table:table-cell table:style-name="ce28" office:value-type="float" office:value="0.085595" calcext:value-type="float">
            <text:p><text:s/>0.09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第 4 季</text:p>
          </table:table-cell>
          <table:table-cell table:style-name="ce14" office:value-type="float" office:value="30298.052819485" calcext:value-type="float">
            <text:p><text:s/>30,298.05</text:p>
          </table:table-cell>
          <table:table-cell table:style-name="ce14" office:value-type="float" office:value="3.1306" calcext:value-type="float">
            <text:p><text:s/>3.13</text:p>
          </table:table-cell>
          <table:table-cell table:style-name="ce14" office:value-type="float" office:value="22381.5479359075" calcext:value-type="float">
            <text:p><text:s/>22,381.55</text:p>
          </table:table-cell>
          <table:table-cell table:style-name="ce14" office:value-type="float" office:value="6.1274" calcext:value-type="float">
            <text:p><text:s/>6.13</text:p>
          </table:table-cell>
          <table:table-cell table:style-name="ce20" office:value-type="float" office:value="23564.807" calcext:value-type="float">
            <text:p><text:s/>23,564.8</text:p>
          </table:table-cell>
          <table:table-cell table:style-name="ce14" office:value-type="float" office:value="949.787" calcext:value-type="float">
            <text:p><text:s/>949.79</text:p>
          </table:table-cell>
          <table:table-cell table:style-name="ce23" office:value-type="float" office:value="5345203" calcext:value-type="float">
            <text:p><text:s/>5,345,203</text:p>
          </table:table-cell>
          <table:table-cell table:style-name="ce14" office:value-type="float" office:value="5.3" calcext:value-type="float">
            <text:p><text:s/>5.30</text:p>
          </table:table-cell>
          <table:table-cell table:style-name="ce14" office:value-type="float" office:value="1.156113" calcext:value-type="float">
            <text:p><text:s/>1.16</text:p>
          </table:table-cell>
          <table:table-cell table:style-name="ce14" office:value-type="float" office:value="238.821864" calcext:value-type="float">
            <text:p><text:s/>238.82</text:p>
          </table:table-cell>
          <table:table-cell table:style-name="ce14" office:value-type="float" office:value="4.187" calcext:value-type="float">
            <text:p><text:s/>4.19</text:p>
          </table:table-cell>
          <table:table-cell table:style-name="ce14" office:value-type="float" office:value="14621.281810039" calcext:value-type="float">
            <text:p><text:s/>14,621.28</text:p>
          </table:table-cell>
          <table:table-cell table:style-name="ce14" office:value-type="float" office:value="2.1592" calcext:value-type="float">
            <text:p><text:s/>2.16</text:p>
          </table:table-cell>
          <table:table-cell table:style-name="ce28" office:value-type="float" office:value="0.407396" calcext:value-type="float">
            <text:p><text:s/>0.4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民國 110 年</text:p>
          </table:table-cell>
          <table:table-cell table:style-name="ce14" table:number-columns-repeated="4"/>
          <table:table-cell table:style-name="ce20"/>
          <table:table-cell table:style-name="ce14"/>
          <table:table-cell table:style-name="ce23"/>
          <table:table-cell table:style-name="ce14" table:number-columns-repeated="6"/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1月</text:p>
          </table:table-cell>
          <table:table-cell table:style-name="ce14" office:value-type="float" office:value="9974.24712536808" calcext:value-type="float">
            <text:p><text:s/>9,974.25</text:p>
          </table:table-cell>
          <table:table-cell table:style-name="ce14" office:value-type="float" office:value="30.5065" calcext:value-type="float">
            <text:p><text:s/>30.51</text:p>
          </table:table-cell>
          <table:table-cell table:style-name="ce14" office:value-type="float" office:value="7549.86108552381" calcext:value-type="float">
            <text:p><text:s/>7,549.86</text:p>
          </table:table-cell>
          <table:table-cell table:style-name="ce14" office:value-type="float" office:value="8.0199" calcext:value-type="float">
            <text:p><text:s/>8.02</text:p>
          </table:table-cell>
          <table:table-cell table:style-name="ce20" office:value-type="float" office:value="23554.9345" calcext:value-type="float">
            <text:p><text:s/>23,554.9</text:p>
          </table:table-cell>
          <table:table-cell table:style-name="ce14" office:value-type="float" office:value="320.521" calcext:value-type="float">
            <text:p><text:s/>320.52</text:p>
          </table:table-cell>
          <table:table-cell table:style-name="ce23"/>
          <table:table-cell table:style-name="ce14" table:number-columns-repeated="4"/>
          <table:table-cell table:style-name="ce14" office:value-type="float" office:value="4844.175192158" calcext:value-type="float">
            <text:p><text:s/>4,844.18</text:p>
          </table:table-cell>
          <table:table-cell table:style-name="ce14" office:value-type="float" office:value="6.0534" calcext:value-type="float">
            <text:p><text:s/>6.05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2月</text:p>
          </table:table-cell>
          <table:table-cell table:style-name="ce14" office:value-type="float" office:value="8911.11343791332" calcext:value-type="float">
            <text:p><text:s/>8,911.11</text:p>
          </table:table-cell>
          <table:table-cell table:style-name="ce14" office:value-type="float" office:value="-5.5001" calcext:value-type="float">
            <text:p><text:s/>-5.50</text:p>
          </table:table-cell>
          <table:table-cell table:style-name="ce14" office:value-type="float" office:value="6822.73985438655" calcext:value-type="float">
            <text:p><text:s/>6,822.74</text:p>
          </table:table-cell>
          <table:table-cell table:style-name="ce14" office:value-type="float" office:value="2.6725" calcext:value-type="float">
            <text:p><text:s/>2.67</text:p>
          </table:table-cell>
          <table:table-cell table:style-name="ce20" office:value-type="float" office:value="23544.1105" calcext:value-type="float">
            <text:p><text:s/>23,544.1</text:p>
          </table:table-cell>
          <table:table-cell table:style-name="ce14" office:value-type="float" office:value="289.785" calcext:value-type="float">
            <text:p><text:s/>289.79</text:p>
          </table:table-cell>
          <table:table-cell table:style-name="ce23"/>
          <table:table-cell table:style-name="ce14" table:number-columns-repeated="4"/>
          <table:table-cell table:style-name="ce14" office:value-type="float" office:value="4417.880151004" calcext:value-type="float">
            <text:p><text:s/>4,417.88</text:p>
          </table:table-cell>
          <table:table-cell table:style-name="ce14" office:value-type="float" office:value="-3.4533" calcext:value-type="float">
            <text:p><text:s/>-3.45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3月</text:p>
          </table:table-cell>
          <table:table-cell table:style-name="ce14" office:value-type="float" office:value="10133.4548336902" calcext:value-type="float">
            <text:p><text:s/>10,133.45</text:p>
          </table:table-cell>
          <table:table-cell table:style-name="ce14" office:value-type="float" office:value="7.0977" calcext:value-type="float">
            <text:p><text:s/>7.10</text:p>
          </table:table-cell>
          <table:table-cell table:style-name="ce14" office:value-type="float" office:value="7526.11388855259" calcext:value-type="float">
            <text:p><text:s/>7,526.11</text:p>
          </table:table-cell>
          <table:table-cell table:style-name="ce14" office:value-type="float" office:value="11.2664" calcext:value-type="float">
            <text:p><text:s/>11.27</text:p>
          </table:table-cell>
          <table:table-cell table:style-name="ce20" office:value-type="float" office:value="23532.6055" calcext:value-type="float">
            <text:p><text:s/>23,532.6</text:p>
          </table:table-cell>
          <table:table-cell table:style-name="ce14" office:value-type="float" office:value="319.816" calcext:value-type="float">
            <text:p><text:s/>319.82</text:p>
          </table:table-cell>
          <table:table-cell table:style-name="ce23"/>
          <table:table-cell table:style-name="ce14" table:number-columns-repeated="4"/>
          <table:table-cell table:style-name="ce14" office:value-type="float" office:value="4856.231631141" calcext:value-type="float">
            <text:p><text:s/>4,856.23</text:p>
          </table:table-cell>
          <table:table-cell table:style-name="ce14" office:value-type="float" office:value="-3.6931" calcext:value-type="float">
            <text:p><text:s/>-3.69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29018.8153969716" calcext:value-type="float">
            <text:p><text:s/>29,018.82</text:p>
          </table:table-cell>
          <table:table-cell table:style-name="ce14" office:value-type="float" office:value="9.3632" calcext:value-type="float">
            <text:p><text:s/>9.36</text:p>
          </table:table-cell>
          <table:table-cell table:style-name="ce14" office:value-type="float" office:value="21898.7148284629" calcext:value-type="float">
            <text:p><text:s/>21,898.71</text:p>
          </table:table-cell>
          <table:table-cell table:style-name="ce14" office:value-type="float" office:value="7.3544" calcext:value-type="float">
            <text:p><text:s/>7.35</text:p>
          </table:table-cell>
          <table:table-cell table:style-name="ce20" office:value-type="float" office:value="23543.4295" calcext:value-type="float">
            <text:p><text:s/>23,543.4</text:p>
          </table:table-cell>
          <table:table-cell table:style-name="ce14" office:value-type="float" office:value="930.141" calcext:value-type="float">
            <text:p><text:s/>930.14</text:p>
          </table:table-cell>
          <table:table-cell table:style-name="ce23" office:value-type="float" office:value="5102244" calcext:value-type="float">
            <text:p><text:s/>5,102,244</text:p>
          </table:table-cell>
          <table:table-cell table:style-name="ce14" office:value-type="float" office:value="9.2007" calcext:value-type="float">
            <text:p><text:s/>9.20</text:p>
          </table:table-cell>
          <table:table-cell table:style-name="ce14" office:value-type="float" office:value="0.79933" calcext:value-type="float">
            <text:p><text:s/>0.80</text:p>
          </table:table-cell>
          <table:table-cell table:style-name="ce14" office:value-type="float" office:value="232.99285" calcext:value-type="float">
            <text:p><text:s/>232.99</text:p>
          </table:table-cell>
          <table:table-cell table:style-name="ce14" office:value-type="float" office:value="4.291" calcext:value-type="float">
            <text:p><text:s/>4.29</text:p>
          </table:table-cell>
          <table:table-cell table:style-name="ce14" office:value-type="float" office:value="14118.286974303" calcext:value-type="float">
            <text:p><text:s/>14,118.29</text:p>
          </table:table-cell>
          <table:table-cell table:style-name="ce14" office:value-type="float" office:value="-0.4775" calcext:value-type="float">
            <text:p><text:s/>-0.48</text:p>
          </table:table-cell>
          <table:table-cell table:style-name="ce28" office:value-type="float" office:value="-0.051898" calcext:value-type="float">
            <text:p><text:s/>-0.05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　4月</text:p>
          </table:table-cell>
          <table:table-cell table:style-name="ce14" office:value-type="float" office:value="9786.60507798531" calcext:value-type="float">
            <text:p><text:s/>9,786.61</text:p>
          </table:table-cell>
          <table:table-cell table:style-name="ce14" office:value-type="float" office:value="1.0195" calcext:value-type="float">
            <text:p><text:s/>1.02</text:p>
          </table:table-cell>
          <table:table-cell table:style-name="ce14" office:value-type="float" office:value="7168.90278616696" calcext:value-type="float">
            <text:p><text:s/>7,168.90</text:p>
          </table:table-cell>
          <table:table-cell table:style-name="ce14" office:value-type="float" office:value="5.2503" calcext:value-type="float">
            <text:p><text:s/>5.25</text:p>
          </table:table-cell>
          <table:table-cell table:style-name="ce20" office:value-type="float" office:value="23519.9095" calcext:value-type="float">
            <text:p><text:s/>23,519.9</text:p>
          </table:table-cell>
          <table:table-cell table:style-name="ce14" office:value-type="float" office:value="304.801" calcext:value-type="float">
            <text:p><text:s/>304.80</text:p>
          </table:table-cell>
          <table:table-cell table:style-name="ce23"/>
          <table:table-cell table:style-name="ce14" table:number-columns-repeated="4"/>
          <table:table-cell table:style-name="ce14" office:value-type="float" office:value="5173.81437649" calcext:value-type="float">
            <text:p><text:s/>5,173.81</text:p>
          </table:table-cell>
          <table:table-cell table:style-name="ce14" office:value-type="float" office:value="4.2129" calcext:value-type="float">
            <text:p><text:s/>4.21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5月</text:p>
          </table:table-cell>
          <table:table-cell table:style-name="ce14" office:value-type="float" office:value="11344.9820086339" calcext:value-type="float">
            <text:p><text:s/>11,344.98</text:p>
          </table:table-cell>
          <table:table-cell table:style-name="ce14" office:value-type="float" office:value="8.6689" calcext:value-type="float">
            <text:p><text:s/>8.67</text:p>
          </table:table-cell>
          <table:table-cell table:style-name="ce14" office:value-type="float" office:value="7633.4542635079" calcext:value-type="float">
            <text:p><text:s/>7,633.45</text:p>
          </table:table-cell>
          <table:table-cell table:style-name="ce14" office:value-type="float" office:value="6.9432" calcext:value-type="float">
            <text:p><text:s/>6.94</text:p>
          </table:table-cell>
          <table:table-cell table:style-name="ce20" office:value-type="float" office:value="23506.633" calcext:value-type="float">
            <text:p><text:s/>23,506.6</text:p>
          </table:table-cell>
          <table:table-cell table:style-name="ce14" office:value-type="float" office:value="324.736" calcext:value-type="float">
            <text:p><text:s/>324.74</text:p>
          </table:table-cell>
          <table:table-cell table:style-name="ce23"/>
          <table:table-cell table:style-name="ce14" table:number-columns-repeated="4"/>
          <table:table-cell table:style-name="ce14" office:value-type="float" office:value="6032.819671197" calcext:value-type="float">
            <text:p><text:s/>6,032.82</text:p>
          </table:table-cell>
          <table:table-cell table:style-name="ce14" office:value-type="float" office:value="8.6418" calcext:value-type="float">
            <text:p><text:s/>8.64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6月</text:p>
          </table:table-cell>
          <table:table-cell table:style-name="ce14" office:value-type="float" office:value="10420.1469021944" calcext:value-type="float">
            <text:p><text:s/>10,420.15</text:p>
          </table:table-cell>
          <table:table-cell table:style-name="ce14" office:value-type="float" office:value="1.5039" calcext:value-type="float">
            <text:p><text:s/>1.50</text:p>
          </table:table-cell>
          <table:table-cell table:style-name="ce14" office:value-type="float" office:value="7103.42085812087" calcext:value-type="float">
            <text:p><text:s/>7,103.42</text:p>
          </table:table-cell>
          <table:table-cell table:style-name="ce14" office:value-type="float" office:value="0.0117" calcext:value-type="float">
            <text:p><text:s/>0.01</text:p>
          </table:table-cell>
          <table:table-cell table:style-name="ce20" office:value-type="float" office:value="23493.2895" calcext:value-type="float">
            <text:p><text:s/>23,493.3</text:p>
          </table:table-cell>
          <table:table-cell table:style-name="ce14" office:value-type="float" office:value="302.359" calcext:value-type="float">
            <text:p><text:s/>302.36</text:p>
          </table:table-cell>
          <table:table-cell table:style-name="ce23"/>
          <table:table-cell table:style-name="ce14" table:number-columns-repeated="4"/>
          <table:table-cell table:style-name="ce14" office:value-type="float" office:value="5947.449144248" calcext:value-type="float">
            <text:p><text:s/>5,947.45</text:p>
          </table:table-cell>
          <table:table-cell table:style-name="ce14" office:value-type="float" office:value="0.5649" calcext:value-type="float">
            <text:p><text:s/>0.56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31551.7339888137" calcext:value-type="float">
            <text:p><text:s/>31,551.73</text:p>
          </table:table-cell>
          <table:table-cell table:style-name="ce14" office:value-type="float" office:value="3.8107" calcext:value-type="float">
            <text:p><text:s/>3.81</text:p>
          </table:table-cell>
          <table:table-cell table:style-name="ce14" office:value-type="float" office:value="21905.7779077957" calcext:value-type="float">
            <text:p><text:s/>21,905.78</text:p>
          </table:table-cell>
          <table:table-cell table:style-name="ce14" office:value-type="float" office:value="4.0569" calcext:value-type="float">
            <text:p><text:s/>4.06</text:p>
          </table:table-cell>
          <table:table-cell table:style-name="ce20" office:value-type="float" office:value="23506.566" calcext:value-type="float">
            <text:p><text:s/>23,506.6</text:p>
          </table:table-cell>
          <table:table-cell table:style-name="ce14" office:value-type="float" office:value="931.9" calcext:value-type="float">
            <text:p><text:s/>931.90</text:p>
          </table:table-cell>
          <table:table-cell table:style-name="ce23" office:value-type="float" office:value="5113633" calcext:value-type="float">
            <text:p><text:s/>5,113,633</text:p>
          </table:table-cell>
          <table:table-cell table:style-name="ce14" office:value-type="float" office:value="7.7572" calcext:value-type="float">
            <text:p><text:s/>7.76</text:p>
          </table:table-cell>
          <table:table-cell table:style-name="ce14" office:value-type="float" office:value="0.522985" calcext:value-type="float">
            <text:p><text:s/>0.52</text:p>
          </table:table-cell>
          <table:table-cell table:style-name="ce14" office:value-type="float" office:value="233.437635" calcext:value-type="float">
            <text:p><text:s/>233.44</text:p>
          </table:table-cell>
          <table:table-cell table:style-name="ce14" office:value-type="float" office:value="4.283" calcext:value-type="float">
            <text:p><text:s/>4.28</text:p>
          </table:table-cell>
          <table:table-cell table:style-name="ce14" office:value-type="float" office:value="17154.083191935" calcext:value-type="float">
            <text:p><text:s/>17,154.08</text:p>
          </table:table-cell>
          <table:table-cell table:style-name="ce14" office:value-type="float" office:value="4.3966" calcext:value-type="float">
            <text:p><text:s/>4.40</text:p>
          </table:table-cell>
          <table:table-cell table:style-name="ce28" office:value-type="float" office:value="0.566776" calcext:value-type="float">
            <text:p><text:s/>0.57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　7月</text:p>
          </table:table-cell>
          <table:table-cell table:style-name="ce14" office:value-type="float" office:value="10546.2485298535" calcext:value-type="float">
            <text:p><text:s/>10,546.25</text:p>
          </table:table-cell>
          <table:table-cell table:style-name="ce14" office:value-type="float" office:value="-3.838" calcext:value-type="float">
            <text:p><text:s/>-3.84</text:p>
          </table:table-cell>
          <table:table-cell table:style-name="ce14" office:value-type="float" office:value="7504.20589312918" calcext:value-type="float">
            <text:p><text:s/>7,504.21</text:p>
          </table:table-cell>
          <table:table-cell table:style-name="ce14" office:value-type="float" office:value="0.489" calcext:value-type="float">
            <text:p><text:s/>0.49</text:p>
          </table:table-cell>
          <table:table-cell table:style-name="ce20" office:value-type="float" office:value="23479.071" calcext:value-type="float">
            <text:p><text:s/>23,479.1</text:p>
          </table:table-cell>
          <table:table-cell table:style-name="ce14" office:value-type="float" office:value="319.612" calcext:value-type="float">
            <text:p><text:s/>319.61</text:p>
          </table:table-cell>
          <table:table-cell table:style-name="ce23"/>
          <table:table-cell table:style-name="ce14" table:number-columns-repeated="4"/>
          <table:table-cell table:style-name="ce14" office:value-type="float" office:value="6391.122412295" calcext:value-type="float">
            <text:p><text:s/>6,391.12</text:p>
          </table:table-cell>
          <table:table-cell table:style-name="ce14" office:value-type="float" office:value="2.6045" calcext:value-type="float">
            <text:p><text:s/>2.60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8月</text:p>
          </table:table-cell>
          <table:table-cell table:style-name="ce14" office:value-type="float" office:value="11204.144074441" calcext:value-type="float">
            <text:p><text:s/>11,204.14</text:p>
          </table:table-cell>
          <table:table-cell table:style-name="ce14" office:value-type="float" office:value="8.5774" calcext:value-type="float">
            <text:p><text:s/>8.58</text:p>
          </table:table-cell>
          <table:table-cell table:style-name="ce14" office:value-type="float" office:value="7713.88765193793" calcext:value-type="float">
            <text:p><text:s/>7,713.89</text:p>
          </table:table-cell>
          <table:table-cell table:style-name="ce14" office:value-type="float" office:value="8.5502" calcext:value-type="float">
            <text:p><text:s/>8.55</text:p>
          </table:table-cell>
          <table:table-cell table:style-name="ce20" office:value-type="float" office:value="23461.235" calcext:value-type="float">
            <text:p><text:s/>23,461.2</text:p>
          </table:table-cell>
          <table:table-cell table:style-name="ce14" office:value-type="float" office:value="328.792" calcext:value-type="float">
            <text:p><text:s/>328.79</text:p>
          </table:table-cell>
          <table:table-cell table:style-name="ce23"/>
          <table:table-cell table:style-name="ce14" table:number-columns-repeated="4"/>
          <table:table-cell table:style-name="ce14" office:value-type="float" office:value="6290.585188354" calcext:value-type="float">
            <text:p><text:s/>6,290.59</text:p>
          </table:table-cell>
          <table:table-cell table:style-name="ce14" office:value-type="float" office:value="1.9297" calcext:value-type="float">
            <text:p><text:s/>1.93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9月</text:p>
          </table:table-cell>
          <table:table-cell table:style-name="ce14" office:value-type="float" office:value="10852.3957814658" calcext:value-type="float">
            <text:p><text:s/>10,852.40</text:p>
          </table:table-cell>
          <table:table-cell table:style-name="ce14" office:value-type="float" office:value="4.9818" calcext:value-type="float">
            <text:p><text:s/>4.98</text:p>
          </table:table-cell>
          <table:table-cell table:style-name="ce14" office:value-type="float" office:value="7631.50644679543" calcext:value-type="float">
            <text:p><text:s/>7,631.51</text:p>
          </table:table-cell>
          <table:table-cell table:style-name="ce14" office:value-type="float" office:value="9.11" calcext:value-type="float">
            <text:p><text:s/>9.11</text:p>
          </table:table-cell>
          <table:table-cell table:style-name="ce20" office:value-type="float" office:value="23441.3925" calcext:value-type="float">
            <text:p><text:s/>23,441.4</text:p>
          </table:table-cell>
          <table:table-cell table:style-name="ce14" office:value-type="float" office:value="325.556" calcext:value-type="float">
            <text:p><text:s/>325.56</text:p>
          </table:table-cell>
          <table:table-cell table:style-name="ce23"/>
          <table:table-cell table:style-name="ce14" table:number-columns-repeated="4"/>
          <table:table-cell table:style-name="ce14" office:value-type="float" office:value="6135.535433997" calcext:value-type="float">
            <text:p><text:s/>6,135.54</text:p>
          </table:table-cell>
          <table:table-cell table:style-name="ce14" office:value-type="float" office:value="4.5247" calcext:value-type="float">
            <text:p><text:s/>4.52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32602.7883857602" calcext:value-type="float">
            <text:p><text:s/>32,602.79</text:p>
          </table:table-cell>
          <table:table-cell table:style-name="ce14" office:value-type="float" office:value="3.0964" calcext:value-type="float">
            <text:p><text:s/>3.10</text:p>
          </table:table-cell>
          <table:table-cell table:style-name="ce14" office:value-type="float" office:value="22849.5999918625" calcext:value-type="float">
            <text:p><text:s/>22,849.60</text:p>
          </table:table-cell>
          <table:table-cell table:style-name="ce14" office:value-type="float" office:value="5.9407" calcext:value-type="float">
            <text:p><text:s/>5.94</text:p>
          </table:table-cell>
          <table:table-cell table:style-name="ce20" office:value-type="float" office:value="23459.2285" calcext:value-type="float">
            <text:p><text:s/>23,459.2</text:p>
          </table:table-cell>
          <table:table-cell table:style-name="ce14" office:value-type="float" office:value="974.013" calcext:value-type="float">
            <text:p><text:s/>974.01</text:p>
          </table:table-cell>
          <table:table-cell table:style-name="ce23" office:value-type="float" office:value="5284058" calcext:value-type="float">
            <text:p><text:s/>5,284,058</text:p>
          </table:table-cell>
          <table:table-cell table:style-name="ce14" office:value-type="float" office:value="3.7002" calcext:value-type="float">
            <text:p><text:s/>3.70</text:p>
          </table:table-cell>
          <table:table-cell table:style-name="ce14" office:value-type="float" office:value="1.605507" calcext:value-type="float">
            <text:p><text:s/>1.61</text:p>
          </table:table-cell>
          <table:table-cell table:style-name="ce14" office:value-type="float" office:value="231.253851" calcext:value-type="float">
            <text:p><text:s/>231.25</text:p>
          </table:table-cell>
          <table:table-cell table:style-name="ce14" office:value-type="float" office:value="4.324" calcext:value-type="float">
            <text:p><text:s/>4.32</text:p>
          </table:table-cell>
          <table:table-cell table:style-name="ce14" office:value-type="float" office:value="18817.243034646" calcext:value-type="float">
            <text:p><text:s/>18,817.24</text:p>
          </table:table-cell>
          <table:table-cell table:style-name="ce14" office:value-type="float" office:value="2.9935" calcext:value-type="float">
            <text:p><text:s/>2.99</text:p>
          </table:table-cell>
          <table:table-cell table:style-name="ce28" office:value-type="float" office:value="0.80901" calcext:value-type="float">
            <text:p><text:s/>0.81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　　10月</text:p>
          </table:table-cell>
          <table:table-cell table:style-name="ce14" office:value-type="float" office:value="10627.5401181214" calcext:value-type="float">
            <text:p><text:s/>10,627.54</text:p>
          </table:table-cell>
          <table:table-cell table:style-name="ce14" office:value-type="float" office:value="6.1746" calcext:value-type="float">
            <text:p><text:s/>6.17</text:p>
          </table:table-cell>
          <table:table-cell table:style-name="ce14" office:value-type="float" office:value="7856.52800356992" calcext:value-type="float">
            <text:p><text:s/>7,856.53</text:p>
          </table:table-cell>
          <table:table-cell table:style-name="ce14" office:value-type="float" office:value="5.761" calcext:value-type="float">
            <text:p><text:s/>5.76</text:p>
          </table:table-cell>
          <table:table-cell table:style-name="ce20" office:value-type="float" office:value="23422.4135" calcext:value-type="float">
            <text:p><text:s/>23,422.4</text:p>
          </table:table-cell>
          <table:table-cell table:style-name="ce14" office:value-type="float" office:value="335.427" calcext:value-type="float">
            <text:p><text:s/>335.43</text:p>
          </table:table-cell>
          <table:table-cell table:style-name="ce23"/>
          <table:table-cell table:style-name="ce14" table:number-columns-repeated="4"/>
          <table:table-cell table:style-name="ce14" office:value-type="float" office:value="5396.757564047" calcext:value-type="float">
            <text:p><text:s/>5,396.76</text:p>
          </table:table-cell>
          <table:table-cell table:style-name="ce14" office:value-type="float" office:value="6.7293" calcext:value-type="float">
            <text:p><text:s/>6.73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　　11月</text:p>
          </table:table-cell>
          <table:table-cell table:style-name="ce14" office:value-type="float" office:value="9884.32741687022" calcext:value-type="float">
            <text:p><text:s/>9,884.33</text:p>
          </table:table-cell>
          <table:table-cell table:style-name="ce14" office:value-type="float" office:value="-3.943" calcext:value-type="float">
            <text:p><text:s/>-3.94</text:p>
          </table:table-cell>
          <table:table-cell table:style-name="ce14" office:value-type="float" office:value="7317.25176396021" calcext:value-type="float">
            <text:p><text:s/>7,317.25</text:p>
          </table:table-cell>
          <table:table-cell table:style-name="ce14" office:value-type="float" office:value="-2.1349" calcext:value-type="float">
            <text:p><text:s/>-2.13</text:p>
          </table:table-cell>
          <table:table-cell table:style-name="ce20" office:value-type="float" office:value="23404.333" calcext:value-type="float">
            <text:p><text:s/>23,404.3</text:p>
          </table:table-cell>
          <table:table-cell table:style-name="ce14" office:value-type="float" office:value="312.645" calcext:value-type="float">
            <text:p><text:s/>312.65</text:p>
          </table:table-cell>
          <table:table-cell table:style-name="ce23"/>
          <table:table-cell table:style-name="ce14" table:number-columns-repeated="4"/>
          <table:table-cell table:style-name="ce14" office:value-type="float" office:value="4841.684526228" calcext:value-type="float">
            <text:p><text:s/>4,841.68</text:p>
          </table:table-cell>
          <table:table-cell table:style-name="ce14" office:value-type="float" office:value="3.3323" calcext:value-type="float">
            <text:p><text:s/>3.33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6" office:value-type="string" calcext:value-type="string">
            <text:p>　1-11月</text:p>
          </table:table-cell>
          <table:table-cell table:style-name="ce15" office:value-type="float" office:value="113685.205306537" calcext:value-type="float">
            <text:p><text:s/>113,685.21</text:p>
          </table:table-cell>
          <table:table-cell table:style-name="ce15" office:value-type="float" office:value="4.4411" calcext:value-type="float">
            <text:p><text:s/>4.44</text:p>
          </table:table-cell>
          <table:table-cell table:style-name="ce15" office:value-type="float" office:value="81827.8724956513" calcext:value-type="float">
            <text:p><text:s/>81,827.87</text:p>
          </table:table-cell>
          <table:table-cell table:style-name="ce15" office:value-type="float" office:value="5.0098" calcext:value-type="float">
            <text:p><text:s/>5.01</text:p>
          </table:table-cell>
          <table:table-cell table:style-name="ce21" office:value-type="float" office:value="0" calcext:value-type="float">
            <text:p><text:s/>-</text:p>
          </table:table-cell>
          <table:table-cell table:style-name="ce15" office:value-type="float" office:value="0" calcext:value-type="float">
            <text:p><text:s/>-</text:p>
          </table:table-cell>
          <table:table-cell table:style-name="ce24"/>
          <table:table-cell table:style-name="ce15" table:number-columns-repeated="4"/>
          <table:table-cell table:style-name="ce15" office:value-type="float" office:value="60328.055291159" calcext:value-type="float">
            <text:p><text:s/>60,328.06</text:p>
          </table:table-cell>
          <table:table-cell table:style-name="ce15" office:value-type="float" office:value="2.8962" calcext:value-type="float">
            <text:p><text:s/>2.90</text:p>
          </table:table-cell>
          <table:table-cell table:style-name="ce29"/>
          <table:table-cell table:number-columns-repeated="1009"/>
        </table:table-row>
        <table:table-row table:style-name="ro5">
          <table:table-cell table:style-name="ce34" office:value-type="string" calcext:value-type="string">
            <text:p>註：1.期中人口數(含月、季、年)=(本期期末人口數+前期期末人口數)/2。</text:p>
          </table:table-cell>
          <table:table-cell table:style-name="ce16" table:number-columns-repeated="4"/>
          <table:table-cell table:style-name="ce22"/>
          <table:table-cell table:style-name="ce16"/>
          <table:table-cell table:style-name="ce25"/>
          <table:table-cell table:style-name="ce16" table:number-columns-repeated="7"/>
          <table:table-cell table:number-columns-repeated="1009"/>
        </table:table-row>
        <table:table-row table:style-name="ro5">
          <table:table-cell table:style-name="ce35" office:value-type="string" calcext:value-type="string">
            <text:p>　　2.本表變動率係與上年同期比較。</text:p>
          </table:table-cell>
          <table:table-cell table:style-name="ce8" table:number-columns-repeated="2"/>
          <table:table-cell table:style-name="ce18" table:number-columns-repeated="6"/>
          <table:table-cell table:number-columns-repeated="1015"/>
        </table:table-row>
        <table:table-row table:style-name="ro9">
          <table:table-cell table:style-name="ce8" table:number-columns-repeated="3"/>
          <table:table-cell table:style-name="ce18" table:number-columns-repeated="6"/>
          <table:table-cell table:style-name="ce32" table:number-columns-repeated="1015"/>
        </table:table-row>
        <table:table-row table:style-name="ro9">
          <table:table-cell table:style-name="ce8" table:number-columns-repeated="3"/>
          <table:table-cell table:style-name="ce18" table:number-columns-repeated="6"/>
          <table:table-cell table:number-columns-repeated="1015"/>
        </table:table-row>
        <table:table-row table:style-name="ro6" table:number-rows-repeated="15">
          <table:table-cell table:style-name="ce8" table:number-columns-repeated="3"/>
          <table:table-cell table:style-name="ce18" table:number-columns-repeated="6"/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102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2.$A$5"/>
        </table:named-expressions>
      </table:table>
      <table:table table:name="Page3" table:style-name="ta3">
        <table:table-column table:style-name="co11" table:default-cell-style-name="ce10"/>
        <table:table-column table:style-name="co12" table:number-columns-repeated="10" table:default-cell-style-name="ce10"/>
        <table:table-column table:style-name="co13" table:default-cell-style-name="ce10"/>
        <table:table-column table:style-name="co14" table:default-cell-style-name="ce10"/>
        <table:table-column table:style-name="co10" table:number-columns-repeated="244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參、能源指標</text:p>
          </table:table-cell>
          <table:covered-table-cell table:number-columns-repeated="10" table:style-name="ce11"/>
          <table:table-cell table:style-name="ce30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31"/>
          <table:table-cell table:style-name="ce30" table:number-columns-repeated="1012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3.A5" table:end-x="28.91mm" table:end-y="0.27mm" draw:z-index="0" draw:name="Line 1" draw:style-name="gr1" draw:text-style-name="P1" svg:x1="0.26mm" svg:y1="0.28mm" svg:x2="28.91mm" svg:y2="27.06mm">
              <text:p/>
            </draw:line>
          </table:table-cell>
          <table:table-cell table:style-name="ce12" office:value-type="string" calcext:value-type="string" table:number-columns-spanned="3" table:number-rows-spanned="1">
            <text:p>石油國內消費</text:p>
          </table:table-cell>
          <table:covered-table-cell table:style-name="ce27"/>
          <table:covered-table-cell table:style-name="ce13"/>
          <table:table-cell table:style-name="ce12" office:value-type="string" calcext:value-type="string" table:number-columns-spanned="3" table:number-rows-spanned="1">
            <text:p>電力國內消費</text:p>
          </table:table-cell>
          <table:covered-table-cell table:style-name="ce27"/>
          <table:covered-table-cell table:style-name="ce13"/>
          <table:table-cell table:style-name="ce19" office:value-type="string" calcext:value-type="string" table:number-columns-spanned="1" table:number-rows-spanned="2">
            <text:p/>
            <text:p>平均</text:p>
            <text:p>每人</text:p>
            <text:p>用電量</text:p>
            <text:p>(度/人)</text:p>
          </table:table-cell>
          <table:table-cell table:style-name="ce12" office:value-type="string" calcext:value-type="string" table:number-columns-spanned="3" table:number-rows-spanned="1">
            <text:p>能源集中度(%)</text:p>
          </table:table-cell>
          <table:covered-table-cell table:number-columns-repeated="2" table:style-name="ce12"/>
          <table:table-cell table:style-name="ce2"/>
          <table:table-cell table:style-name="ce33" table:number-columns-repeated="1012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9" office:value-type="string" calcext:value-type="string">
            <text:p/>
            <text:p>彈性值</text:p>
          </table:table-cell>
          <table:table-cell table:style-name="ce12" office:value-type="string" calcext:value-type="string">
            <text:p>數量</text:p>
            <text:p>(百萬度)</text:p>
            <text:p/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9" office:value-type="string" calcext:value-type="string">
            <text:p/>
            <text:p>彈性值</text:p>
          </table:table-cell>
          <table:covered-table-cell table:style-name="ce19"/>
          <table:table-cell table:style-name="ce12" office:value-type="string" calcext:value-type="string">
            <text:p>能源供應</text:p>
            <text:p>種類</text:p>
            <text:p>集中度</text:p>
          </table:table-cell>
          <table:table-cell table:style-name="ce12" office:value-type="string" calcext:value-type="string">
            <text:p>進口原油</text:p>
            <text:p>來源</text:p>
            <text:p>集中度</text:p>
          </table:table-cell>
          <table:table-cell table:style-name="ce12" office:value-type="string" calcext:value-type="string">
            <text:p>發電能源</text:p>
            <text:p>種類</text:p>
            <text:p>集中度</text:p>
          </table:table-cell>
          <table:table-cell table:style-name="ce2"/>
          <table:table-cell table:style-name="ce33" table:number-columns-repeated="1012"/>
        </table:table-row>
        <table:table-row table:style-name="ro5">
          <table:table-cell table:style-name="ce5" office:value-type="string" calcext:value-type="string">
            <text:p>　民國 <text:s/>91 年</text:p>
          </table:table-cell>
          <table:table-cell table:style-name="ce14" office:value-type="float" office:value="45130.249940171" calcext:value-type="float">
            <text:p><text:s/>45,130.25</text:p>
          </table:table-cell>
          <table:table-cell table:style-name="ce14" office:value-type="float" office:value="-0.0391" calcext:value-type="float">
            <text:p><text:s/>-0.04</text:p>
          </table:table-cell>
          <table:table-cell table:style-name="ce14" office:value-type="float" office:value="-0.007133" calcext:value-type="float">
            <text:p><text:s/>-0.01</text:p>
          </table:table-cell>
          <table:table-cell table:style-name="ce14" office:value-type="float" office:value="190257.70252869" calcext:value-type="float">
            <text:p><text:s/>190,257.70</text:p>
          </table:table-cell>
          <table:table-cell table:style-name="ce14" office:value-type="float" office:value="5.4094" calcext:value-type="float">
            <text:p><text:s/>5.41</text:p>
          </table:table-cell>
          <table:table-cell table:style-name="ce14" office:value-type="float" office:value="0.986882" calcext:value-type="float">
            <text:p><text:s/>0.99</text:p>
          </table:table-cell>
          <table:table-cell table:style-name="ce14" office:value-type="float" office:value="8482.098" calcext:value-type="float">
            <text:p><text:s/>8,482.10</text:p>
          </table:table-cell>
          <table:table-cell table:style-name="ce14" office:value-type="float" office:value="58.2895" calcext:value-type="float">
            <text:p><text:s/>58.29</text:p>
          </table:table-cell>
          <table:table-cell table:style-name="ce14" office:value-type="float" office:value="34.6390727441659" calcext:value-type="float">
            <text:p><text:s/>34.64</text:p>
          </table:table-cell>
          <table:table-cell table:style-name="ce28" office:value-type="float" office:value="58.0613" calcext:value-type="float">
            <text:p><text:s/>58.06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2 年</text:p>
          </table:table-cell>
          <table:table-cell table:style-name="ce14" office:value-type="float" office:value="46777.288594588" calcext:value-type="float">
            <text:p><text:s/>46,777.29</text:p>
          </table:table-cell>
          <table:table-cell table:style-name="ce14" office:value-type="float" office:value="3.6495" calcext:value-type="float">
            <text:p><text:s/>3.65</text:p>
          </table:table-cell>
          <table:table-cell table:style-name="ce14" office:value-type="float" office:value="0.863868" calcext:value-type="float">
            <text:p><text:s/>0.86</text:p>
          </table:table-cell>
          <table:table-cell table:style-name="ce14" office:value-type="float" office:value="200464.607685" calcext:value-type="float">
            <text:p><text:s/>200,464.61</text:p>
          </table:table-cell>
          <table:table-cell table:style-name="ce14" office:value-type="float" office:value="5.3647" calcext:value-type="float">
            <text:p><text:s/>5.36</text:p>
          </table:table-cell>
          <table:table-cell table:style-name="ce14" office:value-type="float" office:value="1.269871" calcext:value-type="float">
            <text:p><text:s/>1.27</text:p>
          </table:table-cell>
          <table:table-cell table:style-name="ce14" office:value-type="float" office:value="8884.749" calcext:value-type="float">
            <text:p><text:s/>8,884.75</text:p>
          </table:table-cell>
          <table:table-cell table:style-name="ce14" office:value-type="float" office:value="59.2355" calcext:value-type="float">
            <text:p><text:s/>59.24</text:p>
          </table:table-cell>
          <table:table-cell table:style-name="ce14" office:value-type="float" office:value="39.9949513766926" calcext:value-type="float">
            <text:p><text:s/>39.99</text:p>
          </table:table-cell>
          <table:table-cell table:style-name="ce28" office:value-type="float" office:value="59.3282" calcext:value-type="float">
            <text:p><text:s/>59.33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3 年</text:p>
          </table:table-cell>
          <table:table-cell table:style-name="ce14" office:value-type="float" office:value="48340.9651015795" calcext:value-type="float">
            <text:p><text:s/>48,340.97</text:p>
          </table:table-cell>
          <table:table-cell table:style-name="ce14" office:value-type="float" office:value="3.3428" calcext:value-type="float">
            <text:p><text:s/>3.34</text:p>
          </table:table-cell>
          <table:table-cell table:style-name="ce14" office:value-type="float" office:value="0.480867" calcext:value-type="float">
            <text:p><text:s/>0.48</text:p>
          </table:table-cell>
          <table:table-cell table:style-name="ce14" office:value-type="float" office:value="209889.229479" calcext:value-type="float">
            <text:p><text:s/>209,889.23</text:p>
          </table:table-cell>
          <table:table-cell table:style-name="ce14" office:value-type="float" office:value="4.7013" calcext:value-type="float">
            <text:p><text:s/>4.70</text:p>
          </table:table-cell>
          <table:table-cell table:style-name="ce14" office:value-type="float" office:value="0.67629" calcext:value-type="float">
            <text:p><text:s/>0.68</text:p>
          </table:table-cell>
          <table:table-cell table:style-name="ce14" office:value-type="float" office:value="9267.927" calcext:value-type="float">
            <text:p><text:s/>9,267.93</text:p>
          </table:table-cell>
          <table:table-cell table:style-name="ce14" office:value-type="float" office:value="59.5444" calcext:value-type="float">
            <text:p><text:s/>59.54</text:p>
          </table:table-cell>
          <table:table-cell table:style-name="ce14" office:value-type="float" office:value="37.6920990526946" calcext:value-type="float">
            <text:p><text:s/>37.69</text:p>
          </table:table-cell>
          <table:table-cell table:style-name="ce28" office:value-type="float" office:value="58.8832" calcext:value-type="float">
            <text:p><text:s/>58.88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4 年</text:p>
          </table:table-cell>
          <table:table-cell table:style-name="ce14" office:value-type="float" office:value="48742.974351769" calcext:value-type="float">
            <text:p><text:s/>48,742.97</text:p>
          </table:table-cell>
          <table:table-cell table:style-name="ce14" office:value-type="float" office:value="0.8316" calcext:value-type="float">
            <text:p><text:s/>0.83</text:p>
          </table:table-cell>
          <table:table-cell table:style-name="ce14" office:value-type="float" office:value="0.154474" calcext:value-type="float">
            <text:p><text:s/>0.15</text:p>
          </table:table-cell>
          <table:table-cell table:style-name="ce14" office:value-type="float" office:value="218457.518926" calcext:value-type="float">
            <text:p><text:s/>218,457.52</text:p>
          </table:table-cell>
          <table:table-cell table:style-name="ce14" office:value-type="float" office:value="4.0822" calcext:value-type="float">
            <text:p><text:s/>4.08</text:p>
          </table:table-cell>
          <table:table-cell table:style-name="ce14" office:value-type="float" office:value="0.758294" calcext:value-type="float">
            <text:p><text:s/>0.76</text:p>
          </table:table-cell>
          <table:table-cell table:style-name="ce14" office:value-type="float" office:value="9611.083" calcext:value-type="float">
            <text:p><text:s/>9,611.08</text:p>
          </table:table-cell>
          <table:table-cell table:style-name="ce14" office:value-type="float" office:value="59.8128" calcext:value-type="float">
            <text:p><text:s/>59.81</text:p>
          </table:table-cell>
          <table:table-cell table:style-name="ce14" office:value-type="float" office:value="40.0956339748391" calcext:value-type="float">
            <text:p><text:s/>40.10</text:p>
          </table:table-cell>
          <table:table-cell table:style-name="ce28" office:value-type="float" office:value="58.8236" calcext:value-type="float">
            <text:p><text:s/>58.8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5 年</text:p>
          </table:table-cell>
          <table:table-cell table:style-name="ce14" office:value-type="float" office:value="49110.8787943953" calcext:value-type="float">
            <text:p><text:s/>49,110.88</text:p>
          </table:table-cell>
          <table:table-cell table:style-name="ce14" office:value-type="float" office:value="0.7547" calcext:value-type="float">
            <text:p><text:s/>0.75</text:p>
          </table:table-cell>
          <table:table-cell table:style-name="ce14" office:value-type="float" office:value="0.130785" calcext:value-type="float">
            <text:p><text:s/>0.13</text:p>
          </table:table-cell>
          <table:table-cell table:style-name="ce14" office:value-type="float" office:value="225966.776028" calcext:value-type="float">
            <text:p><text:s/>225,966.78</text:p>
          </table:table-cell>
          <table:table-cell table:style-name="ce14" office:value-type="float" office:value="3.4373" calcext:value-type="float">
            <text:p><text:s/>3.44</text:p>
          </table:table-cell>
          <table:table-cell table:style-name="ce14" office:value-type="float" office:value="0.595667" calcext:value-type="float">
            <text:p><text:s/>0.60</text:p>
          </table:table-cell>
          <table:table-cell table:style-name="ce14" office:value-type="float" office:value="9900.638" calcext:value-type="float">
            <text:p><text:s/>9,900.64</text:p>
          </table:table-cell>
          <table:table-cell table:style-name="ce14" office:value-type="float" office:value="59.0254" calcext:value-type="float">
            <text:p><text:s/>59.03</text:p>
          </table:table-cell>
          <table:table-cell table:style-name="ce14" office:value-type="float" office:value="41.1115957995874" calcext:value-type="float">
            <text:p><text:s/>41.11</text:p>
          </table:table-cell>
          <table:table-cell table:style-name="ce28" office:value-type="float" office:value="58.6316" calcext:value-type="float">
            <text:p><text:s/>58.63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6 年</text:p>
          </table:table-cell>
          <table:table-cell table:style-name="ce14" office:value-type="float" office:value="51704.8488532062" calcext:value-type="float">
            <text:p><text:s/>51,704.85</text:p>
          </table:table-cell>
          <table:table-cell table:style-name="ce14" office:value-type="float" office:value="5.2818" calcext:value-type="float">
            <text:p><text:s/>5.28</text:p>
          </table:table-cell>
          <table:table-cell table:style-name="ce14" office:value-type="float" office:value="0.771009" calcext:value-type="float">
            <text:p><text:s/>0.77</text:p>
          </table:table-cell>
          <table:table-cell table:style-name="ce14" office:value-type="float" office:value="233482.685721" calcext:value-type="float">
            <text:p><text:s/>233,482.69</text:p>
          </table:table-cell>
          <table:table-cell table:style-name="ce14" office:value-type="float" office:value="3.3261" calcext:value-type="float">
            <text:p><text:s/>3.33</text:p>
          </table:table-cell>
          <table:table-cell table:style-name="ce14" office:value-type="float" office:value="0.485526" calcext:value-type="float">
            <text:p><text:s/>0.49</text:p>
          </table:table-cell>
          <table:table-cell table:style-name="ce14" office:value-type="float" office:value="10187.989" calcext:value-type="float">
            <text:p><text:s/>10,187.99</text:p>
          </table:table-cell>
          <table:table-cell table:style-name="ce14" office:value-type="float" office:value="58.577" calcext:value-type="float">
            <text:p><text:s/>58.58</text:p>
          </table:table-cell>
          <table:table-cell table:style-name="ce14" office:value-type="float" office:value="42.389545316572" calcext:value-type="float">
            <text:p><text:s/>42.39</text:p>
          </table:table-cell>
          <table:table-cell table:style-name="ce28" office:value-type="float" office:value="58.9735" calcext:value-type="float">
            <text:p><text:s/>58.97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7 年</text:p>
          </table:table-cell>
          <table:table-cell table:style-name="ce14" office:value-type="float" office:value="49078.1094395337" calcext:value-type="float">
            <text:p><text:s/>49,078.11</text:p>
          </table:table-cell>
          <table:table-cell table:style-name="ce14" office:value-type="float" office:value="-5.0803" calcext:value-type="float">
            <text:p><text:s/>-5.08</text:p>
          </table:table-cell>
          <table:table-cell table:style-name="ce14" office:value-type="float" office:value="-6.357527" calcext:value-type="float">
            <text:p><text:s/>-6.36</text:p>
          </table:table-cell>
          <table:table-cell table:style-name="ce14" office:value-type="float" office:value="229685.921873" calcext:value-type="float">
            <text:p><text:s/>229,685.92</text:p>
          </table:table-cell>
          <table:table-cell table:style-name="ce14" office:value-type="float" office:value="-1.6262" calcext:value-type="float">
            <text:p><text:s/>-1.63</text:p>
          </table:table-cell>
          <table:table-cell table:style-name="ce14" office:value-type="float" office:value="-2.035039" calcext:value-type="float">
            <text:p><text:s/>-2.04</text:p>
          </table:table-cell>
          <table:table-cell table:style-name="ce14" office:value-type="float" office:value="9987.345" calcext:value-type="float">
            <text:p><text:s/>9,987.35</text:p>
          </table:table-cell>
          <table:table-cell table:style-name="ce14" office:value-type="float" office:value="57.4977" calcext:value-type="float">
            <text:p><text:s/>57.50</text:p>
          </table:table-cell>
          <table:table-cell table:style-name="ce14" office:value-type="float" office:value="43.5527170781312" calcext:value-type="float">
            <text:p><text:s/>43.55</text:p>
          </table:table-cell>
          <table:table-cell table:style-name="ce28" office:value-type="float" office:value="58.2384" calcext:value-type="float">
            <text:p><text:s/>58.24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8 年</text:p>
          </table:table-cell>
          <table:table-cell table:style-name="ce14" office:value-type="float" office:value="48537.29761296" calcext:value-type="float">
            <text:p><text:s/>48,537.30</text:p>
          </table:table-cell>
          <table:table-cell table:style-name="ce14" office:value-type="float" office:value="-1.102" calcext:value-type="float">
            <text:p><text:s/>-1.10</text:p>
          </table:table-cell>
          <table:table-cell table:style-name="ce14" office:value-type="float" office:value="0.683199" calcext:value-type="float">
            <text:p><text:s/>0.68</text:p>
          </table:table-cell>
          <table:table-cell table:style-name="ce14" office:value-type="float" office:value="220714.975893" calcext:value-type="float">
            <text:p><text:s/>220,714.98</text:p>
          </table:table-cell>
          <table:table-cell table:style-name="ce14" office:value-type="float" office:value="-3.9058" calcext:value-type="float">
            <text:p><text:s/>-3.91</text:p>
          </table:table-cell>
          <table:table-cell table:style-name="ce14" office:value-type="float" office:value="2.42145" calcext:value-type="float">
            <text:p><text:s/>2.42</text:p>
          </table:table-cell>
          <table:table-cell table:style-name="ce14" office:value-type="float" office:value="9563.703" calcext:value-type="float">
            <text:p><text:s/>9,563.70</text:p>
          </table:table-cell>
          <table:table-cell table:style-name="ce14" office:value-type="float" office:value="57.8835" calcext:value-type="float">
            <text:p><text:s/>57.88</text:p>
          </table:table-cell>
          <table:table-cell table:style-name="ce14" office:value-type="float" office:value="42.8042766772311" calcext:value-type="float">
            <text:p><text:s/>42.80</text:p>
          </table:table-cell>
          <table:table-cell table:style-name="ce28" office:value-type="float" office:value="59.4209" calcext:value-type="float">
            <text:p><text:s/>59.4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9 年</text:p>
          </table:table-cell>
          <table:table-cell table:style-name="ce14" office:value-type="float" office:value="50597.4148885892" calcext:value-type="float">
            <text:p><text:s/>50,597.41</text:p>
          </table:table-cell>
          <table:table-cell table:style-name="ce14" office:value-type="float" office:value="4.2444" calcext:value-type="float">
            <text:p><text:s/>4.24</text:p>
          </table:table-cell>
          <table:table-cell table:style-name="ce14" office:value-type="float" office:value="0.414273" calcext:value-type="float">
            <text:p><text:s/>0.41</text:p>
          </table:table-cell>
          <table:table-cell table:style-name="ce14" office:value-type="float" office:value="237407.282258" calcext:value-type="float">
            <text:p><text:s/>237,407.28</text:p>
          </table:table-cell>
          <table:table-cell table:style-name="ce14" office:value-type="float" office:value="7.5628" calcext:value-type="float">
            <text:p><text:s/>7.56</text:p>
          </table:table-cell>
          <table:table-cell table:style-name="ce14" office:value-type="float" office:value="0.738165" calcext:value-type="float">
            <text:p><text:s/>0.74</text:p>
          </table:table-cell>
          <table:table-cell table:style-name="ce14" office:value-type="float" office:value="10259.187" calcext:value-type="float">
            <text:p><text:s/>10,259.19</text:p>
          </table:table-cell>
          <table:table-cell table:style-name="ce14" office:value-type="float" office:value="56.3068" calcext:value-type="float">
            <text:p><text:s/>56.31</text:p>
          </table:table-cell>
          <table:table-cell table:style-name="ce14" office:value-type="float" office:value="43.3048893104651" calcext:value-type="float">
            <text:p><text:s/>43.30</text:p>
          </table:table-cell>
          <table:table-cell table:style-name="ce28" office:value-type="float" office:value="57.9937" calcext:value-type="float">
            <text:p><text:s/>57.9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0 年</text:p>
          </table:table-cell>
          <table:table-cell table:style-name="ce14" office:value-type="float" office:value="46550.8473704927" calcext:value-type="float">
            <text:p><text:s/>46,550.85</text:p>
          </table:table-cell>
          <table:table-cell table:style-name="ce14" office:value-type="float" office:value="-7.9976" calcext:value-type="float">
            <text:p><text:s/>-8.00</text:p>
          </table:table-cell>
          <table:table-cell table:style-name="ce14" office:value-type="float" office:value="-2.17681" calcext:value-type="float">
            <text:p><text:s/>-2.18</text:p>
          </table:table-cell>
          <table:table-cell table:style-name="ce14" office:value-type="float" office:value="242086.251447" calcext:value-type="float">
            <text:p><text:s/>242,086.25</text:p>
          </table:table-cell>
          <table:table-cell table:style-name="ce14" office:value-type="float" office:value="1.9708" calcext:value-type="float">
            <text:p><text:s/>1.97</text:p>
          </table:table-cell>
          <table:table-cell table:style-name="ce14" office:value-type="float" office:value="0.536418" calcext:value-type="float">
            <text:p><text:s/>0.54</text:p>
          </table:table-cell>
          <table:table-cell table:style-name="ce14" office:value-type="float" office:value="10437.669" calcext:value-type="float">
            <text:p><text:s/>10,437.67</text:p>
          </table:table-cell>
          <table:table-cell table:style-name="ce14" office:value-type="float" office:value="55.3433" calcext:value-type="float">
            <text:p><text:s/>55.34</text:p>
          </table:table-cell>
          <table:table-cell table:style-name="ce14" office:value-type="float" office:value="45.5585337623056" calcext:value-type="float">
            <text:p><text:s/>45.56</text:p>
          </table:table-cell>
          <table:table-cell table:style-name="ce28" office:value-type="float" office:value="58.2072" calcext:value-type="float">
            <text:p><text:s/>58.2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1 年</text:p>
          </table:table-cell>
          <table:table-cell table:style-name="ce14" office:value-type="float" office:value="46318.5895467432" calcext:value-type="float">
            <text:p><text:s/>46,318.59</text:p>
          </table:table-cell>
          <table:table-cell table:style-name="ce14" office:value-type="float" office:value="-0.499" calcext:value-type="float">
            <text:p><text:s/>-0.50</text:p>
          </table:table-cell>
          <table:table-cell table:style-name="ce14" office:value-type="float" office:value="-0.224623" calcext:value-type="float">
            <text:p><text:s/>-0.22</text:p>
          </table:table-cell>
          <table:table-cell table:style-name="ce14" office:value-type="float" office:value="241111.608301" calcext:value-type="float">
            <text:p><text:s/>241,111.61</text:p>
          </table:table-cell>
          <table:table-cell table:style-name="ce14" office:value-type="float" office:value="-0.4027" calcext:value-type="float">
            <text:p><text:s/>-0.40</text:p>
          </table:table-cell>
          <table:table-cell table:style-name="ce14" office:value-type="float" office:value="-0.181273" calcext:value-type="float">
            <text:p><text:s/>-0.18</text:p>
          </table:table-cell>
          <table:table-cell table:style-name="ce14" office:value-type="float" office:value="10361.316" calcext:value-type="float">
            <text:p><text:s/>10,361.32</text:p>
          </table:table-cell>
          <table:table-cell table:style-name="ce14" office:value-type="float" office:value="55.7786" calcext:value-type="float">
            <text:p><text:s/>55.78</text:p>
          </table:table-cell>
          <table:table-cell table:style-name="ce14" office:value-type="float" office:value="43.0498963253906" calcext:value-type="float">
            <text:p><text:s/>43.05</text:p>
          </table:table-cell>
          <table:table-cell table:style-name="ce28" office:value-type="float" office:value="58.1108" calcext:value-type="float">
            <text:p><text:s/>58.1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2 年</text:p>
          </table:table-cell>
          <table:table-cell table:style-name="ce14" office:value-type="float" office:value="47677.1099028195" calcext:value-type="float">
            <text:p><text:s/>47,677.11</text:p>
          </table:table-cell>
          <table:table-cell table:style-name="ce14" office:value-type="float" office:value="2.9329" calcext:value-type="float">
            <text:p><text:s/>2.93</text:p>
          </table:table-cell>
          <table:table-cell table:style-name="ce14" office:value-type="float" office:value="1.180906" calcext:value-type="float">
            <text:p><text:s/>1.18</text:p>
          </table:table-cell>
          <table:table-cell table:style-name="ce14" office:value-type="float" office:value="245123.399394" calcext:value-type="float">
            <text:p><text:s/>245,123.40</text:p>
          </table:table-cell>
          <table:table-cell table:style-name="ce14" office:value-type="float" office:value="1.6638" calcext:value-type="float">
            <text:p><text:s/>1.66</text:p>
          </table:table-cell>
          <table:table-cell table:style-name="ce14" office:value-type="float" office:value="0.669914" calcext:value-type="float">
            <text:p><text:s/>0.67</text:p>
          </table:table-cell>
          <table:table-cell table:style-name="ce14" office:value-type="float" office:value="10500.186" calcext:value-type="float">
            <text:p><text:s/>10,500.19</text:p>
          </table:table-cell>
          <table:table-cell table:style-name="ce14" office:value-type="float" office:value="55.385" calcext:value-type="float">
            <text:p><text:s/>55.39</text:p>
          </table:table-cell>
          <table:table-cell table:style-name="ce14" office:value-type="float" office:value="45.5479179969053" calcext:value-type="float">
            <text:p><text:s/>45.55</text:p>
          </table:table-cell>
          <table:table-cell table:style-name="ce28" office:value-type="float" office:value="57.8384" calcext:value-type="float">
            <text:p><text:s/>57.84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3 年</text:p>
          </table:table-cell>
          <table:table-cell table:style-name="ce14" office:value-type="float" office:value="49054.9938513728" calcext:value-type="float">
            <text:p><text:s/>49,054.99</text:p>
          </table:table-cell>
          <table:table-cell table:style-name="ce14" office:value-type="float" office:value="2.89" calcext:value-type="float">
            <text:p><text:s/>2.89</text:p>
          </table:table-cell>
          <table:table-cell table:style-name="ce14" office:value-type="float" office:value="0.612391" calcext:value-type="float">
            <text:p><text:s/>0.61</text:p>
          </table:table-cell>
          <table:table-cell table:style-name="ce14" office:value-type="float" office:value="251100.38554" calcext:value-type="float">
            <text:p><text:s/>251,100.39</text:p>
          </table:table-cell>
          <table:table-cell table:style-name="ce14" office:value-type="float" office:value="2.4383" calcext:value-type="float">
            <text:p><text:s/>2.44</text:p>
          </table:table-cell>
          <table:table-cell table:style-name="ce14" office:value-type="float" office:value="0.516676" calcext:value-type="float">
            <text:p><text:s/>0.52</text:p>
          </table:table-cell>
          <table:table-cell table:style-name="ce14" office:value-type="float" office:value="10729.119" calcext:value-type="float">
            <text:p><text:s/>10,729.12</text:p>
          </table:table-cell>
          <table:table-cell table:style-name="ce14" office:value-type="float" office:value="55.3265" calcext:value-type="float">
            <text:p><text:s/>55.33</text:p>
          </table:table-cell>
          <table:table-cell table:style-name="ce14" office:value-type="float" office:value="42.9311379163189" calcext:value-type="float">
            <text:p><text:s/>42.93</text:p>
          </table:table-cell>
          <table:table-cell table:style-name="ce28" office:value-type="float" office:value="57.7142" calcext:value-type="float">
            <text:p><text:s/>57.7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4 年</text:p>
          </table:table-cell>
          <table:table-cell table:style-name="ce14" office:value-type="float" office:value="50308.9161486748" calcext:value-type="float">
            <text:p><text:s/>50,308.92</text:p>
          </table:table-cell>
          <table:table-cell table:style-name="ce14" office:value-type="float" office:value="2.5561" calcext:value-type="float">
            <text:p><text:s/>2.56</text:p>
          </table:table-cell>
          <table:table-cell table:style-name="ce14" office:value-type="float" office:value="1.743944" calcext:value-type="float">
            <text:p><text:s/>1.74</text:p>
          </table:table-cell>
          <table:table-cell table:style-name="ce14" office:value-type="float" office:value="250019.281613" calcext:value-type="float">
            <text:p><text:s/>250,019.28</text:p>
          </table:table-cell>
          <table:table-cell table:style-name="ce14" office:value-type="float" office:value="-0.4306" calcext:value-type="float">
            <text:p><text:s/>-0.43</text:p>
          </table:table-cell>
          <table:table-cell table:style-name="ce14" office:value-type="float" office:value="-0.293784" calcext:value-type="float">
            <text:p><text:s/>-0.29</text:p>
          </table:table-cell>
          <table:table-cell table:style-name="ce14" office:value-type="float" office:value="10655.936" calcext:value-type="float">
            <text:p><text:s/>10,655.94</text:p>
          </table:table-cell>
          <table:table-cell table:style-name="ce14" office:value-type="float" office:value="55.3563" calcext:value-type="float">
            <text:p><text:s/>55.36</text:p>
          </table:table-cell>
          <table:table-cell table:style-name="ce14" office:value-type="float" office:value="43.6829373916981" calcext:value-type="float">
            <text:p><text:s/>43.68</text:p>
          </table:table-cell>
          <table:table-cell table:style-name="ce28" office:value-type="float" office:value="56.823" calcext:value-type="float">
            <text:p><text:s/>56.8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5 年</text:p>
          </table:table-cell>
          <table:table-cell table:style-name="ce14" office:value-type="float" office:value="50186.1811381033" calcext:value-type="float">
            <text:p><text:s/>50,186.18</text:p>
          </table:table-cell>
          <table:table-cell table:style-name="ce14" office:value-type="float" office:value="-0.244" calcext:value-type="float">
            <text:p><text:s/>-0.24</text:p>
          </table:table-cell>
          <table:table-cell table:style-name="ce14" office:value-type="float" office:value="-0.112702" calcext:value-type="float">
            <text:p><text:s/>-0.11</text:p>
          </table:table-cell>
          <table:table-cell table:style-name="ce14" office:value-type="float" office:value="255420.051215" calcext:value-type="float">
            <text:p><text:s/>255,420.05</text:p>
          </table:table-cell>
          <table:table-cell table:style-name="ce14" office:value-type="float" office:value="2.1601" calcext:value-type="float">
            <text:p><text:s/>2.16</text:p>
          </table:table-cell>
          <table:table-cell table:style-name="ce14" office:value-type="float" office:value="0.997736" calcext:value-type="float">
            <text:p><text:s/>1.00</text:p>
          </table:table-cell>
          <table:table-cell table:style-name="ce14" office:value-type="float" office:value="10861.569" calcext:value-type="float">
            <text:p><text:s/>10,861.57</text:p>
          </table:table-cell>
          <table:table-cell table:style-name="ce14" office:value-type="float" office:value="55.6913" calcext:value-type="float">
            <text:p><text:s/>55.69</text:p>
          </table:table-cell>
          <table:table-cell table:style-name="ce14" office:value-type="float" office:value="42.0182995616683" calcext:value-type="float">
            <text:p><text:s/>42.02</text:p>
          </table:table-cell>
          <table:table-cell table:style-name="ce28" office:value-type="float" office:value="57.2897" calcext:value-type="float">
            <text:p><text:s/>57.2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6 年</text:p>
          </table:table-cell>
          <table:table-cell table:style-name="ce14" office:value-type="float" office:value="49431.7773595336" calcext:value-type="float">
            <text:p><text:s/>49,431.78</text:p>
          </table:table-cell>
          <table:table-cell table:style-name="ce14" office:value-type="float" office:value="-1.5033" calcext:value-type="float">
            <text:p><text:s/>-1.50</text:p>
          </table:table-cell>
          <table:table-cell table:style-name="ce14" office:value-type="float" office:value="-0.45399" calcext:value-type="float">
            <text:p><text:s/>-0.45</text:p>
          </table:table-cell>
          <table:table-cell table:style-name="ce14" office:value-type="float" office:value="261394.647543" calcext:value-type="float">
            <text:p><text:s/>261,394.65</text:p>
          </table:table-cell>
          <table:table-cell table:style-name="ce14" office:value-type="float" office:value="2.3391" calcext:value-type="float">
            <text:p><text:s/>2.34</text:p>
          </table:table-cell>
          <table:table-cell table:style-name="ce14" office:value-type="float" office:value="0.706399" calcext:value-type="float">
            <text:p><text:s/>0.71</text:p>
          </table:table-cell>
          <table:table-cell table:style-name="ce14" office:value-type="float" office:value="11096.958" calcext:value-type="float">
            <text:p><text:s/>11,096.96</text:p>
          </table:table-cell>
          <table:table-cell table:style-name="ce14" office:value-type="float" office:value="56.2566" calcext:value-type="float">
            <text:p><text:s/>56.26</text:p>
          </table:table-cell>
          <table:table-cell table:style-name="ce14" office:value-type="float" office:value="40.7853921278108" calcext:value-type="float">
            <text:p><text:s/>40.79</text:p>
          </table:table-cell>
          <table:table-cell table:style-name="ce28" office:value-type="float" office:value="59.0837" calcext:value-type="float">
            <text:p><text:s/>59.08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7 年</text:p>
          </table:table-cell>
          <table:table-cell table:style-name="ce14" office:value-type="float" office:value="49347.3700719095" calcext:value-type="float">
            <text:p><text:s/>49,347.37</text:p>
          </table:table-cell>
          <table:table-cell table:style-name="ce14" office:value-type="float" office:value="-0.1708" calcext:value-type="float">
            <text:p><text:s/>-0.17</text:p>
          </table:table-cell>
          <table:table-cell table:style-name="ce14" office:value-type="float" office:value="-0.061291" calcext:value-type="float">
            <text:p><text:s/>-0.06</text:p>
          </table:table-cell>
          <table:table-cell table:style-name="ce14" office:value-type="float" office:value="266568.171167" calcext:value-type="float">
            <text:p><text:s/>266,568.17</text:p>
          </table:table-cell>
          <table:table-cell table:style-name="ce14" office:value-type="float" office:value="1.9792" calcext:value-type="float">
            <text:p><text:s/>1.98</text:p>
          </table:table-cell>
          <table:table-cell table:style-name="ce14" office:value-type="float" office:value="0.71023" calcext:value-type="float">
            <text:p><text:s/>0.71</text:p>
          </table:table-cell>
          <table:table-cell table:style-name="ce14" office:value-type="float" office:value="11304.803" calcext:value-type="float">
            <text:p><text:s/>11,304.80</text:p>
          </table:table-cell>
          <table:table-cell table:style-name="ce14" office:value-type="float" office:value="55.7687" calcext:value-type="float">
            <text:p><text:s/>55.77</text:p>
          </table:table-cell>
          <table:table-cell table:style-name="ce14" office:value-type="float" office:value="42.0617233570755" calcext:value-type="float">
            <text:p><text:s/>42.06</text:p>
          </table:table-cell>
          <table:table-cell table:style-name="ce28" office:value-type="float" office:value="59.287" calcext:value-type="float">
            <text:p><text:s/>59.2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8 年</text:p>
          </table:table-cell>
          <table:table-cell table:style-name="ce14" office:value-type="float" office:value="46235.8640713025" calcext:value-type="float">
            <text:p><text:s/>46,235.86</text:p>
          </table:table-cell>
          <table:table-cell table:style-name="ce14" office:value-type="float" office:value="-6.3054" calcext:value-type="float">
            <text:p><text:s/>-6.31</text:p>
          </table:table-cell>
          <table:table-cell table:style-name="ce14" office:value-type="float" office:value="-2.057965" calcext:value-type="float">
            <text:p><text:s/>-2.06</text:p>
          </table:table-cell>
          <table:table-cell table:style-name="ce14" office:value-type="float" office:value="265720.014257" calcext:value-type="float">
            <text:p><text:s/>265,720.01</text:p>
          </table:table-cell>
          <table:table-cell table:style-name="ce14" office:value-type="float" office:value="-0.3182" calcext:value-type="float">
            <text:p><text:s/>-0.32</text:p>
          </table:table-cell>
          <table:table-cell table:style-name="ce14" office:value-type="float" office:value="-0.103854" calcext:value-type="float">
            <text:p><text:s/>-0.10</text:p>
          </table:table-cell>
          <table:table-cell table:style-name="ce14" office:value-type="float" office:value="11261.218" calcext:value-type="float">
            <text:p><text:s/>11,261.22</text:p>
          </table:table-cell>
          <table:table-cell table:style-name="ce14" office:value-type="float" office:value="55.369" calcext:value-type="float">
            <text:p><text:s/>55.37</text:p>
          </table:table-cell>
          <table:table-cell table:style-name="ce14" office:value-type="float" office:value="43.7129204094428" calcext:value-type="float">
            <text:p><text:s/>43.71</text:p>
          </table:table-cell>
          <table:table-cell table:style-name="ce28" office:value-type="float" office:value="58.2133" calcext:value-type="float">
            <text:p><text:s/>58.2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12156.5434012918" calcext:value-type="float">
            <text:p><text:s/>12,156.54</text:p>
          </table:table-cell>
          <table:table-cell table:style-name="ce14" office:value-type="float" office:value="-0.1322" calcext:value-type="float">
            <text:p><text:s/>-0.13</text:p>
          </table:table-cell>
          <table:table-cell table:style-name="ce14" office:value-type="float" office:value="-0.064465" calcext:value-type="float">
            <text:p><text:s/>-0.06</text:p>
          </table:table-cell>
          <table:table-cell table:style-name="ce14" office:value-type="float" office:value="60062.986713" calcext:value-type="float">
            <text:p><text:s/>60,062.99</text:p>
          </table:table-cell>
          <table:table-cell table:style-name="ce14" office:value-type="float" office:value="0.2789" calcext:value-type="float">
            <text:p><text:s/>0.28</text:p>
          </table:table-cell>
          <table:table-cell table:style-name="ce14" office:value-type="float" office:value="0.136002" calcext:value-type="float">
            <text:p><text:s/>0.14</text:p>
          </table:table-cell>
          <table:table-cell table:style-name="ce14" office:value-type="float" office:value="2546.221" calcext:value-type="float">
            <text:p><text:s/>2,546.22</text:p>
          </table:table-cell>
          <table:table-cell table:style-name="ce14" office:value-type="float" office:value="55.5254" calcext:value-type="float">
            <text:p><text:s/>55.53</text:p>
          </table:table-cell>
          <table:table-cell table:style-name="ce14" office:value-type="float" office:value="44.152056783526" calcext:value-type="float">
            <text:p><text:s/>44.15</text:p>
          </table:table-cell>
          <table:table-cell table:style-name="ce28" office:value-type="float" office:value="57.5607" calcext:value-type="float">
            <text:p><text:s/>57.56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11517.2561883729" calcext:value-type="float">
            <text:p><text:s/>11,517.26</text:p>
          </table:table-cell>
          <table:table-cell table:style-name="ce14" office:value-type="float" office:value="-7.6219" calcext:value-type="float">
            <text:p><text:s/>-7.62</text:p>
          </table:table-cell>
          <table:table-cell table:style-name="ce14" office:value-type="float" office:value="-2.548619" calcext:value-type="float">
            <text:p><text:s/>-2.55</text:p>
          </table:table-cell>
          <table:table-cell table:style-name="ce14" office:value-type="float" office:value="65963.613177" calcext:value-type="float">
            <text:p><text:s/>65,963.61</text:p>
          </table:table-cell>
          <table:table-cell table:style-name="ce14" office:value-type="float" office:value="-0.9011" calcext:value-type="float">
            <text:p><text:s/>-0.90</text:p>
          </table:table-cell>
          <table:table-cell table:style-name="ce14" office:value-type="float" office:value="-0.30131" calcext:value-type="float">
            <text:p><text:s/>-0.30</text:p>
          </table:table-cell>
          <table:table-cell table:style-name="ce14" office:value-type="float" office:value="2796.239" calcext:value-type="float">
            <text:p><text:s/>2,796.24</text:p>
          </table:table-cell>
          <table:table-cell table:style-name="ce14" office:value-type="float" office:value="56.2405" calcext:value-type="float">
            <text:p><text:s/>56.24</text:p>
          </table:table-cell>
          <table:table-cell table:style-name="ce14" office:value-type="float" office:value="45.7609774370669" calcext:value-type="float">
            <text:p><text:s/>45.76</text:p>
          </table:table-cell>
          <table:table-cell table:style-name="ce28" office:value-type="float" office:value="59.013" calcext:value-type="float">
            <text:p><text:s/>59.0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11096.2985397598" calcext:value-type="float">
            <text:p><text:s/>11,096.30</text:p>
          </table:table-cell>
          <table:table-cell table:style-name="ce14" office:value-type="float" office:value="-9.9086" calcext:value-type="float">
            <text:p><text:s/>-9.91</text:p>
          </table:table-cell>
          <table:table-cell table:style-name="ce14" office:value-type="float" office:value="-2.890321" calcext:value-type="float">
            <text:p><text:s/>-2.89</text:p>
          </table:table-cell>
          <table:table-cell table:style-name="ce14" office:value-type="float" office:value="73187.196569" calcext:value-type="float">
            <text:p><text:s/>73,187.20</text:p>
          </table:table-cell>
          <table:table-cell table:style-name="ce14" office:value-type="float" office:value="-1.0972" calcext:value-type="float">
            <text:p><text:s/>-1.10</text:p>
          </table:table-cell>
          <table:table-cell table:style-name="ce14" office:value-type="float" office:value="-0.320051" calcext:value-type="float">
            <text:p><text:s/>-0.32</text:p>
          </table:table-cell>
          <table:table-cell table:style-name="ce14" office:value-type="float" office:value="3102.15" calcext:value-type="float">
            <text:p><text:s/>3,102.15</text:p>
          </table:table-cell>
          <table:table-cell table:style-name="ce14" office:value-type="float" office:value="55.3198" calcext:value-type="float">
            <text:p><text:s/>55.32</text:p>
          </table:table-cell>
          <table:table-cell table:style-name="ce14" office:value-type="float" office:value="44.2523470741574" calcext:value-type="float">
            <text:p><text:s/>44.25</text:p>
          </table:table-cell>
          <table:table-cell table:style-name="ce28" office:value-type="float" office:value="59.2499" calcext:value-type="float">
            <text:p><text:s/>59.25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6" office:value-type="string" calcext:value-type="string">
            <text:p>　第 4 季</text:p>
          </table:table-cell>
          <table:table-cell table:style-name="ce15" office:value-type="float" office:value="11465.765941878" calcext:value-type="float">
            <text:p><text:s/>11,465.77</text:p>
          </table:table-cell>
          <table:table-cell table:style-name="ce15" office:value-type="float" office:value="-7.4635" calcext:value-type="float">
            <text:p><text:s/>-7.46</text:p>
          </table:table-cell>
          <table:table-cell table:style-name="ce15" office:value-type="float" office:value="-2.016508" calcext:value-type="float">
            <text:p><text:s/>-2.02</text:p>
          </table:table-cell>
          <table:table-cell table:style-name="ce15" office:value-type="float" office:value="66506.217798" calcext:value-type="float">
            <text:p><text:s/>66,506.22</text:p>
          </table:table-cell>
          <table:table-cell table:style-name="ce15" office:value-type="float" office:value="0.5996" calcext:value-type="float">
            <text:p><text:s/>0.60</text:p>
          </table:table-cell>
          <table:table-cell table:style-name="ce15" office:value-type="float" office:value="0.162001" calcext:value-type="float">
            <text:p><text:s/>0.16</text:p>
          </table:table-cell>
          <table:table-cell table:style-name="ce15" office:value-type="float" office:value="2818.244" calcext:value-type="float">
            <text:p><text:s/>2,818.24</text:p>
          </table:table-cell>
          <table:table-cell table:style-name="ce15" office:value-type="float" office:value="54.4891" calcext:value-type="float">
            <text:p><text:s/>54.49</text:p>
          </table:table-cell>
          <table:table-cell table:style-name="ce15" office:value-type="float" office:value="42.0834391438913" calcext:value-type="float">
            <text:p><text:s/>42.08</text:p>
          </table:table-cell>
          <table:table-cell table:style-name="ce29" office:value-type="float" office:value="57.3902" calcext:value-type="float">
            <text:p><text:s/>57.3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7"/>
          <table:table-cell table:style-name="ce16" table:number-columns-repeated="10"/>
          <table:table-cell table:style-name="ce38"/>
          <table:table-cell table:style-name="ce39" table:number-columns-repeated="1012"/>
        </table:table-row>
        <table:table-row table:style-name="ro5">
          <table:table-cell table:style-name="ce7"/>
          <table:table-cell table:style-name="ce16" table:number-columns-repeated="10"/>
          <table:table-cell table:style-name="ce38" table:number-columns-repeated="1013"/>
        </table:table-row>
        <table:table-row table:style-name="ro6">
          <table:table-cell table:style-name="ce36"/>
          <table:table-cell table:style-name="ce38" table:number-columns-repeated="11"/>
          <table:table-cell table:style-name="ce39" table:number-columns-repeated="1012"/>
        </table:table-row>
        <table:table-row table:style-name="ro6" table:number-rows-repeated="10">
          <table:table-cell table:style-name="ce37"/>
          <table:table-cell table:style-name="ce39" table:number-columns-repeated="1023"/>
        </table:table-row>
        <table:table-row table:style-name="ro6" table:number-rows-repeated="7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7">
          <table:table-cell table:style-name="ce9" table:number-columns-repeated="102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3.$A$5"/>
        </table:named-expressions>
      </table:table>
      <table:table table:name="Page4" table:style-name="ta4">
        <table:table-column table:style-name="co11" table:default-cell-style-name="ce10"/>
        <table:table-column table:style-name="co12" table:number-columns-repeated="10" table:default-cell-style-name="ce10"/>
        <table:table-column table:style-name="co13" table:default-cell-style-name="ce10"/>
        <table:table-column table:style-name="co14" table:default-cell-style-name="ce10"/>
        <table:table-column table:style-name="co10" table:number-columns-repeated="244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參、能源指標</text:p>
          </table:table-cell>
          <table:covered-table-cell table:number-columns-repeated="10" table:style-name="ce11"/>
          <table:table-cell table:style-name="ce30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31"/>
          <table:table-cell table:style-name="ce30" table:number-columns-repeated="1012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4.A4" table:end-x="28.91mm" table:end-y="19.06mm" draw:z-index="0" draw:name="Line 1" draw:style-name="gr1" draw:text-style-name="P1" svg:x1="0.26mm" svg:y1="0.28mm" svg:x2="28.91mm" svg:y2="26.8mm">
              <text:p/>
            </draw:line>
          </table:table-cell>
          <table:table-cell table:style-name="ce12" office:value-type="string" calcext:value-type="string" table:number-columns-spanned="3" table:number-rows-spanned="1">
            <text:p>石油國內消費</text:p>
          </table:table-cell>
          <table:covered-table-cell table:style-name="ce27"/>
          <table:covered-table-cell table:style-name="ce13"/>
          <table:table-cell table:style-name="ce12" office:value-type="string" calcext:value-type="string" table:number-columns-spanned="3" table:number-rows-spanned="1">
            <text:p>電力國內消費</text:p>
          </table:table-cell>
          <table:covered-table-cell table:style-name="ce27"/>
          <table:covered-table-cell table:style-name="ce13"/>
          <table:table-cell table:style-name="ce19" office:value-type="string" calcext:value-type="string" table:number-columns-spanned="1" table:number-rows-spanned="2">
            <text:p/>
            <text:p>平均</text:p>
            <text:p>每人</text:p>
            <text:p>用電量</text:p>
            <text:p>(度/人)</text:p>
          </table:table-cell>
          <table:table-cell table:style-name="ce12" office:value-type="string" calcext:value-type="string" table:number-columns-spanned="3" table:number-rows-spanned="1">
            <text:p>能源集中度(%)</text:p>
          </table:table-cell>
          <table:covered-table-cell table:number-columns-repeated="2" table:style-name="ce12"/>
          <table:table-cell table:style-name="ce2"/>
          <table:table-cell table:style-name="ce33" table:number-columns-repeated="1012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9" office:value-type="string" calcext:value-type="string">
            <text:p/>
            <text:p>彈性值</text:p>
          </table:table-cell>
          <table:table-cell table:style-name="ce12" office:value-type="string" calcext:value-type="string">
            <text:p>數量</text:p>
            <text:p>(百萬度)</text:p>
            <text:p/>
          </table:table-cell>
          <table:table-cell table:style-name="ce12" office:value-type="string" calcext:value-type="string">
            <text:p>變動率</text:p>
            <text:p>(%)</text:p>
            <text:p/>
          </table:table-cell>
          <table:table-cell table:style-name="ce19" office:value-type="string" calcext:value-type="string">
            <text:p/>
            <text:p>彈性值</text:p>
          </table:table-cell>
          <table:covered-table-cell table:style-name="ce19"/>
          <table:table-cell table:style-name="ce12" office:value-type="string" calcext:value-type="string">
            <text:p>能源供應</text:p>
            <text:p>種類</text:p>
            <text:p>集中度</text:p>
          </table:table-cell>
          <table:table-cell table:style-name="ce12" office:value-type="string" calcext:value-type="string">
            <text:p>進口原油</text:p>
            <text:p>來源</text:p>
            <text:p>集中度</text:p>
          </table:table-cell>
          <table:table-cell table:style-name="ce12" office:value-type="string" calcext:value-type="string">
            <text:p>發電能源</text:p>
            <text:p>種類</text:p>
            <text:p>集中度</text:p>
          </table:table-cell>
          <table:table-cell table:style-name="ce2"/>
          <table:table-cell table:style-name="ce33" table:number-columns-repeated="1012"/>
        </table:table-row>
        <table:table-row table:style-name="ro5">
          <table:table-cell table:style-name="ce5" office:value-type="string" calcext:value-type="string">
            <text:p>　民國 109 年</text:p>
          </table:table-cell>
          <table:table-cell table:style-name="ce14" office:value-type="float" office:value="45590.2517873072" calcext:value-type="float">
            <text:p><text:s/>45,590.25</text:p>
          </table:table-cell>
          <table:table-cell table:style-name="ce14" office:value-type="float" office:value="-1.3964" calcext:value-type="float">
            <text:p><text:s/>-1.40</text:p>
          </table:table-cell>
          <table:table-cell table:style-name="ce14" office:value-type="float" office:value="-0.415718" calcext:value-type="float">
            <text:p><text:s/>-0.42</text:p>
          </table:table-cell>
          <table:table-cell table:style-name="ce14" office:value-type="float" office:value="271247.10810884" calcext:value-type="float">
            <text:p><text:s/>271,247.11</text:p>
          </table:table-cell>
          <table:table-cell table:style-name="ce14" office:value-type="float" office:value="2.08" calcext:value-type="float">
            <text:p><text:s/>2.08</text:p>
          </table:table-cell>
          <table:table-cell table:style-name="ce14" office:value-type="float" office:value="0.619231" calcext:value-type="float">
            <text:p><text:s/>0.62</text:p>
          </table:table-cell>
          <table:table-cell table:style-name="ce14" office:value-type="float" office:value="11502.207" calcext:value-type="float">
            <text:p><text:s/>11,502.21</text:p>
          </table:table-cell>
          <table:table-cell table:style-name="ce14" office:value-type="float" office:value="54.036" calcext:value-type="float">
            <text:p><text:s/>54.04</text:p>
          </table:table-cell>
          <table:table-cell table:style-name="ce14" office:value-type="float" office:value="45.2214704616066" calcext:value-type="float">
            <text:p><text:s/>45.22</text:p>
          </table:table-cell>
          <table:table-cell table:style-name="ce28" office:value-type="float" office:value="58.5891" calcext:value-type="float">
            <text:p><text:s/>58.5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10944.5250928631" calcext:value-type="float">
            <text:p><text:s/>10,944.53</text:p>
          </table:table-cell>
          <table:table-cell table:style-name="ce14" office:value-type="float" office:value="-9.9701" calcext:value-type="float">
            <text:p><text:s/>-9.97</text:p>
          </table:table-cell>
          <table:table-cell table:style-name="ce14" office:value-type="float" office:value="-3.332252" calcext:value-type="float">
            <text:p><text:s/>-3.33</text:p>
          </table:table-cell>
          <table:table-cell table:style-name="ce14" office:value-type="float" office:value="61370.8233906" calcext:value-type="float">
            <text:p><text:s/>61,370.82</text:p>
          </table:table-cell>
          <table:table-cell table:style-name="ce14" office:value-type="float" office:value="2.1774" calcext:value-type="float">
            <text:p><text:s/>2.18</text:p>
          </table:table-cell>
          <table:table-cell table:style-name="ce14" office:value-type="float" office:value="0.72774" calcext:value-type="float">
            <text:p><text:s/>0.73</text:p>
          </table:table-cell>
          <table:table-cell table:style-name="ce14" office:value-type="float" office:value="2600.479" calcext:value-type="float">
            <text:p><text:s/>2,600.48</text:p>
          </table:table-cell>
          <table:table-cell table:style-name="ce14" office:value-type="float" office:value="55.3177" calcext:value-type="float">
            <text:p><text:s/>55.32</text:p>
          </table:table-cell>
          <table:table-cell table:style-name="ce14" office:value-type="float" office:value="47.9281561057782" calcext:value-type="float">
            <text:p><text:s/>47.93</text:p>
          </table:table-cell>
          <table:table-cell table:style-name="ce28" office:value-type="float" office:value="57.6062" calcext:value-type="float">
            <text:p><text:s/>57.6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11305.9814993588" calcext:value-type="float">
            <text:p><text:s/>11,305.98</text:p>
          </table:table-cell>
          <table:table-cell table:style-name="ce14" office:value-type="float" office:value="-1.8345" calcext:value-type="float">
            <text:p><text:s/>-1.83</text:p>
          </table:table-cell>
          <table:table-cell table:style-name="ce14" office:value-type="float" office:value="-2.89262" calcext:value-type="float">
            <text:p><text:s/>-2.89</text:p>
          </table:table-cell>
          <table:table-cell table:style-name="ce14" office:value-type="float" office:value="65224.00089884" calcext:value-type="float">
            <text:p><text:s/>65,224.00</text:p>
          </table:table-cell>
          <table:table-cell table:style-name="ce14" office:value-type="float" office:value="-1.1213" calcext:value-type="float">
            <text:p><text:s/>-1.12</text:p>
          </table:table-cell>
          <table:table-cell table:style-name="ce14" office:value-type="float" office:value="-1.768054" calcext:value-type="float">
            <text:p><text:s/>-1.77</text:p>
          </table:table-cell>
          <table:table-cell table:style-name="ce14" office:value-type="float" office:value="2764.881" calcext:value-type="float">
            <text:p><text:s/>2,764.88</text:p>
          </table:table-cell>
          <table:table-cell table:style-name="ce14" office:value-type="float" office:value="54.7366" calcext:value-type="float">
            <text:p><text:s/>54.74</text:p>
          </table:table-cell>
          <table:table-cell table:style-name="ce14" office:value-type="float" office:value="44.2448101880015" calcext:value-type="float">
            <text:p><text:s/>44.24</text:p>
          </table:table-cell>
          <table:table-cell table:style-name="ce28" office:value-type="float" office:value="59.5244" calcext:value-type="float">
            <text:p><text:s/>59.5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40" office:value-type="float" office:value="11100.594493812" calcext:value-type="float">
            <text:p><text:s/>11,101</text:p>
          </table:table-cell>
          <table:table-cell table:style-name="ce40" office:value-type="float" office:value="0.0387" calcext:value-type="float">
            <text:p><text:s/>0</text:p>
          </table:table-cell>
          <table:table-cell table:style-name="ce40" office:value-type="float" office:value="0.008972" calcext:value-type="float">
            <text:p><text:s/>0</text:p>
          </table:table-cell>
          <table:table-cell table:style-name="ce40" office:value-type="float" office:value="76059.5791044" calcext:value-type="float">
            <text:p><text:s/>76,060</text:p>
          </table:table-cell>
          <table:table-cell table:style-name="ce40" office:value-type="float" office:value="3.9247" calcext:value-type="float">
            <text:p><text:s/>4</text:p>
          </table:table-cell>
          <table:table-cell table:style-name="ce40" office:value-type="float" office:value="0.909906" calcext:value-type="float">
            <text:p><text:s/>1</text:p>
          </table:table-cell>
          <table:table-cell table:style-name="ce40" office:value-type="float" office:value="3226.13" calcext:value-type="float">
            <text:p><text:s/>3,226</text:p>
          </table:table-cell>
          <table:table-cell table:style-name="ce40" office:value-type="float" office:value="53.9876" calcext:value-type="float">
            <text:p><text:s/>54</text:p>
          </table:table-cell>
          <table:table-cell table:style-name="ce40" office:value-type="float" office:value="44.8624515153788" calcext:value-type="float">
            <text:p><text:s/>45</text:p>
          </table:table-cell>
          <table:table-cell table:style-name="ce42" office:value-type="float" office:value="59.8008" calcext:value-type="float">
            <text:p><text:s/>60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4 季</text:p>
          </table:table-cell>
          <table:table-cell table:style-name="ce14" office:value-type="float" office:value="12239.1507012733" calcext:value-type="float">
            <text:p><text:s/>12,239.15</text:p>
          </table:table-cell>
          <table:table-cell table:style-name="ce14" office:value-type="float" office:value="6.7451" calcext:value-type="float">
            <text:p><text:s/>6.75</text:p>
          </table:table-cell>
          <table:table-cell table:style-name="ce14" office:value-type="float" office:value="1.27266" calcext:value-type="float">
            <text:p><text:s/>1.27</text:p>
          </table:table-cell>
          <table:table-cell table:style-name="ce14" office:value-type="float" office:value="68592.704715" calcext:value-type="float">
            <text:p><text:s/>68,592.70</text:p>
          </table:table-cell>
          <table:table-cell table:style-name="ce14" office:value-type="float" office:value="3.1372" calcext:value-type="float">
            <text:p><text:s/>3.14</text:p>
          </table:table-cell>
          <table:table-cell table:style-name="ce14" office:value-type="float" office:value="0.591924" calcext:value-type="float">
            <text:p><text:s/>0.59</text:p>
          </table:table-cell>
          <table:table-cell table:style-name="ce14" office:value-type="float" office:value="2910.811" calcext:value-type="float">
            <text:p><text:s/>2,910.81</text:p>
          </table:table-cell>
          <table:table-cell table:style-name="ce14" office:value-type="float" office:value="53.0518" calcext:value-type="float">
            <text:p><text:s/>53.05</text:p>
          </table:table-cell>
          <table:table-cell table:style-name="ce14" office:value-type="float" office:value="45.3247439661496" calcext:value-type="float">
            <text:p><text:s/>45.32</text:p>
          </table:table-cell>
          <table:table-cell table:style-name="ce28" office:value-type="float" office:value="57.607" calcext:value-type="float">
            <text:p><text:s/>57.6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10 年</text:p>
          </table:table-cell>
          <table:table-cell table:style-name="ce14" table:number-columns-repeated="9"/>
          <table:table-cell table:style-name="ce28"/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月</text:p>
          </table:table-cell>
          <table:table-cell table:style-name="ce14" office:value-type="float" office:value="4178.82263564105" calcext:value-type="float">
            <text:p><text:s/>4,178.82</text:p>
          </table:table-cell>
          <table:table-cell table:style-name="ce14" office:value-type="float" office:value="7.2934" calcext:value-type="float">
            <text:p><text:s/>7.29</text:p>
          </table:table-cell>
          <table:table-cell table:style-name="ce14"/>
          <table:table-cell table:style-name="ce14" office:value-type="float" office:value="21594.04135" calcext:value-type="float">
            <text:p><text:s/>21,594.04</text:p>
          </table:table-cell>
          <table:table-cell table:style-name="ce14" office:value-type="float" office:value="8.0606" calcext:value-type="float">
            <text:p><text:s/>8.06</text:p>
          </table:table-cell>
          <table:table-cell table:style-name="ce14"/>
          <table:table-cell table:style-name="ce14" office:value-type="float" office:value="916.752" calcext:value-type="float">
            <text:p><text:s/>916.75</text:p>
          </table:table-cell>
          <table:table-cell table:style-name="ce14" office:value-type="float" office:value="53.5307" calcext:value-type="float">
            <text:p><text:s/>53.53</text:p>
          </table:table-cell>
          <table:table-cell table:style-name="ce14" office:value-type="float" office:value="42.3378604449662" calcext:value-type="float">
            <text:p><text:s/>42.34</text:p>
          </table:table-cell>
          <table:table-cell table:style-name="ce28" office:value-type="float" office:value="57.222" calcext:value-type="float">
            <text:p><text:s/>57.2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2月</text:p>
          </table:table-cell>
          <table:table-cell table:style-name="ce14" office:value-type="float" office:value="3760.76579855724" calcext:value-type="float">
            <text:p><text:s/>3,760.77</text:p>
          </table:table-cell>
          <table:table-cell table:style-name="ce14" office:value-type="float" office:value="6.0066" calcext:value-type="float">
            <text:p><text:s/>6.01</text:p>
          </table:table-cell>
          <table:table-cell table:style-name="ce14"/>
          <table:table-cell table:style-name="ce14" office:value-type="float" office:value="19566.67448" calcext:value-type="float">
            <text:p><text:s/>19,566.67</text:p>
          </table:table-cell>
          <table:table-cell table:style-name="ce14" office:value-type="float" office:value="-2.5933" calcext:value-type="float">
            <text:p><text:s/>-2.59</text:p>
          </table:table-cell>
          <table:table-cell table:style-name="ce14"/>
          <table:table-cell table:style-name="ce14" office:value-type="float" office:value="831.064" calcext:value-type="float">
            <text:p><text:s/>831.06</text:p>
          </table:table-cell>
          <table:table-cell table:style-name="ce14" office:value-type="float" office:value="52.8655" calcext:value-type="float">
            <text:p><text:s/>52.87</text:p>
          </table:table-cell>
          <table:table-cell table:style-name="ce14" office:value-type="float" office:value="48.0076292512912" calcext:value-type="float">
            <text:p><text:s/>48.01</text:p>
          </table:table-cell>
          <table:table-cell table:style-name="ce28" office:value-type="float" office:value="56.8483" calcext:value-type="float">
            <text:p><text:s/>56.85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3月</text:p>
          </table:table-cell>
          <table:table-cell table:style-name="ce14" office:value-type="float" office:value="4100.67363640854" calcext:value-type="float">
            <text:p><text:s/>4,100.67</text:p>
          </table:table-cell>
          <table:table-cell table:style-name="ce14" office:value-type="float" office:value="17.092" calcext:value-type="float">
            <text:p><text:s/>17.09</text:p>
          </table:table-cell>
          <table:table-cell table:style-name="ce14"/>
          <table:table-cell table:style-name="ce14" office:value-type="float" office:value="22548.446899" calcext:value-type="float">
            <text:p><text:s/>22,548.45</text:p>
          </table:table-cell>
          <table:table-cell table:style-name="ce14" office:value-type="float" office:value="5.8614" calcext:value-type="float">
            <text:p><text:s/>5.86</text:p>
          </table:table-cell>
          <table:table-cell table:style-name="ce14"/>
          <table:table-cell table:style-name="ce14" office:value-type="float" office:value="958.178" calcext:value-type="float">
            <text:p><text:s/>958.18</text:p>
          </table:table-cell>
          <table:table-cell table:style-name="ce14" office:value-type="float" office:value="54.1695" calcext:value-type="float">
            <text:p><text:s/>54.17</text:p>
          </table:table-cell>
          <table:table-cell table:style-name="ce14" office:value-type="float" office:value="46.4061506979917" calcext:value-type="float">
            <text:p><text:s/>46.41</text:p>
          </table:table-cell>
          <table:table-cell table:style-name="ce28" office:value-type="float" office:value="57.4191" calcext:value-type="float">
            <text:p><text:s/>57.4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12040.2620706068" calcext:value-type="float">
            <text:p><text:s/>12,040.26</text:p>
          </table:table-cell>
          <table:table-cell table:style-name="ce14" office:value-type="float" office:value="10.0117" calcext:value-type="float">
            <text:p><text:s/>10.01</text:p>
          </table:table-cell>
          <table:table-cell table:style-name="ce14" office:value-type="float" office:value="1.088145" calcext:value-type="float">
            <text:p><text:s/>1.09</text:p>
          </table:table-cell>
          <table:table-cell table:style-name="ce14" office:value-type="float" office:value="63709.162729" calcext:value-type="float">
            <text:p><text:s/>63,709.16</text:p>
          </table:table-cell>
          <table:table-cell table:style-name="ce14" office:value-type="float" office:value="3.8101" calcext:value-type="float">
            <text:p><text:s/>3.81</text:p>
          </table:table-cell>
          <table:table-cell table:style-name="ce14" office:value-type="float" office:value="0.414109" calcext:value-type="float">
            <text:p><text:s/>0.41</text:p>
          </table:table-cell>
          <table:table-cell table:style-name="ce14" office:value-type="float" office:value="2706.027" calcext:value-type="float">
            <text:p><text:s/>2,706.03</text:p>
          </table:table-cell>
          <table:table-cell table:style-name="ce14" office:value-type="float" office:value="53.3769" calcext:value-type="float">
            <text:p><text:s/>53.38</text:p>
          </table:table-cell>
          <table:table-cell table:style-name="ce14" office:value-type="float" office:value="44.1600489851149" calcext:value-type="float">
            <text:p><text:s/>44.16</text:p>
          </table:table-cell>
          <table:table-cell table:style-name="ce28" office:value-type="float" office:value="57.1402" calcext:value-type="float">
            <text:p><text:s/>57.14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4月</text:p>
          </table:table-cell>
          <table:table-cell table:style-name="ce14" office:value-type="float" office:value="3825.12345535342" calcext:value-type="float">
            <text:p><text:s/>3,825.12</text:p>
          </table:table-cell>
          <table:table-cell table:style-name="ce14" office:value-type="float" office:value="5.1273" calcext:value-type="float">
            <text:p><text:s/>5.13</text:p>
          </table:table-cell>
          <table:table-cell table:style-name="ce14"/>
          <table:table-cell table:style-name="ce14" office:value-type="float" office:value="21901.59846931" calcext:value-type="float">
            <text:p><text:s/>21,901.60</text:p>
          </table:table-cell>
          <table:table-cell table:style-name="ce14" office:value-type="float" office:value="7.5735" calcext:value-type="float">
            <text:p><text:s/>7.57</text:p>
          </table:table-cell>
          <table:table-cell table:style-name="ce14"/>
          <table:table-cell table:style-name="ce14" office:value-type="float" office:value="931.193" calcext:value-type="float">
            <text:p><text:s/>931.19</text:p>
          </table:table-cell>
          <table:table-cell table:style-name="ce14" office:value-type="float" office:value="54.5043" calcext:value-type="float">
            <text:p><text:s/>54.50</text:p>
          </table:table-cell>
          <table:table-cell table:style-name="ce14" office:value-type="float" office:value="43.1768140141162" calcext:value-type="float">
            <text:p><text:s/>43.18</text:p>
          </table:table-cell>
          <table:table-cell table:style-name="ce28" office:value-type="float" office:value="59.1615" calcext:value-type="float">
            <text:p><text:s/>59.16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5月</text:p>
          </table:table-cell>
          <table:table-cell table:style-name="ce14" office:value-type="float" office:value="4164.04104265534" calcext:value-type="float">
            <text:p><text:s/>4,164.04</text:p>
          </table:table-cell>
          <table:table-cell table:style-name="ce14" office:value-type="float" office:value="6.7168" calcext:value-type="float">
            <text:p><text:s/>6.72</text:p>
          </table:table-cell>
          <table:table-cell table:style-name="ce14"/>
          <table:table-cell table:style-name="ce14" office:value-type="float" office:value="23706.37406724" calcext:value-type="float">
            <text:p><text:s/>23,706.37</text:p>
          </table:table-cell>
          <table:table-cell table:style-name="ce14" office:value-type="float" office:value="8.1641" calcext:value-type="float">
            <text:p><text:s/>8.16</text:p>
          </table:table-cell>
          <table:table-cell table:style-name="ce14"/>
          <table:table-cell table:style-name="ce14" office:value-type="float" office:value="1008.497" calcext:value-type="float">
            <text:p><text:s/>1,008.50</text:p>
          </table:table-cell>
          <table:table-cell table:style-name="ce14" office:value-type="float" office:value="55.0289" calcext:value-type="float">
            <text:p><text:s/>55.03</text:p>
          </table:table-cell>
          <table:table-cell table:style-name="ce14" office:value-type="float" office:value="44.3597852827854" calcext:value-type="float">
            <text:p><text:s/>44.36</text:p>
          </table:table-cell>
          <table:table-cell table:style-name="ce28" office:value-type="float" office:value="60.031" calcext:value-type="float">
            <text:p><text:s/>60.03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6月</text:p>
          </table:table-cell>
          <table:table-cell table:style-name="ce14" office:value-type="float" office:value="3606.47346942602" calcext:value-type="float">
            <text:p><text:s/>3,606.47</text:p>
          </table:table-cell>
          <table:table-cell table:style-name="ce14" office:value-type="float" office:value="-4.2224" calcext:value-type="float">
            <text:p><text:s/>-4.22</text:p>
          </table:table-cell>
          <table:table-cell table:style-name="ce14"/>
          <table:table-cell table:style-name="ce14" office:value-type="float" office:value="23998.05413468" calcext:value-type="float">
            <text:p><text:s/>23,998.05</text:p>
          </table:table-cell>
          <table:table-cell table:style-name="ce14" office:value-type="float" office:value="4.5788" calcext:value-type="float">
            <text:p><text:s/>4.58</text:p>
          </table:table-cell>
          <table:table-cell table:style-name="ce14"/>
          <table:table-cell table:style-name="ce14" office:value-type="float" office:value="1021.485" calcext:value-type="float">
            <text:p><text:s/>1,021.49</text:p>
          </table:table-cell>
          <table:table-cell table:style-name="ce14" office:value-type="float" office:value="53.2997" calcext:value-type="float">
            <text:p><text:s/>53.30</text:p>
          </table:table-cell>
          <table:table-cell table:style-name="ce14" office:value-type="float" office:value="45.6777428797296" calcext:value-type="float">
            <text:p><text:s/>45.68</text:p>
          </table:table-cell>
          <table:table-cell table:style-name="ce28" office:value-type="float" office:value="59.1456" calcext:value-type="float">
            <text:p><text:s/>59.15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11595.6379674348" calcext:value-type="float">
            <text:p><text:s/>11,595.64</text:p>
          </table:table-cell>
          <table:table-cell table:style-name="ce14" office:value-type="float" office:value="2.5619" calcext:value-type="float">
            <text:p><text:s/>2.56</text:p>
          </table:table-cell>
          <table:table-cell table:style-name="ce14" office:value-type="float" office:value="0.33026" calcext:value-type="float">
            <text:p><text:s/>0.33</text:p>
          </table:table-cell>
          <table:table-cell table:style-name="ce14" office:value-type="float" office:value="69606.02667123" calcext:value-type="float">
            <text:p><text:s/>69,606.03</text:p>
          </table:table-cell>
          <table:table-cell table:style-name="ce14" office:value-type="float" office:value="6.7184" calcext:value-type="float">
            <text:p><text:s/>6.72</text:p>
          </table:table-cell>
          <table:table-cell table:style-name="ce14" office:value-type="float" office:value="0.866085" calcext:value-type="float">
            <text:p><text:s/>0.87</text:p>
          </table:table-cell>
          <table:table-cell table:style-name="ce14" office:value-type="float" office:value="2961.131" calcext:value-type="float">
            <text:p><text:s/>2,961.13</text:p>
          </table:table-cell>
          <table:table-cell table:style-name="ce14" office:value-type="float" office:value="54.3139" calcext:value-type="float">
            <text:p><text:s/>54.31</text:p>
          </table:table-cell>
          <table:table-cell table:style-name="ce14" office:value-type="float" office:value="43.5841048506627" calcext:value-type="float">
            <text:p><text:s/>43.58</text:p>
          </table:table-cell>
          <table:table-cell table:style-name="ce28" office:value-type="float" office:value="59.4382" calcext:value-type="float">
            <text:p><text:s/>59.44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7月</text:p>
          </table:table-cell>
          <table:table-cell table:style-name="ce14" office:value-type="float" office:value="3845.33019167613" calcext:value-type="float">
            <text:p><text:s/>3,845.33</text:p>
          </table:table-cell>
          <table:table-cell table:style-name="ce14" office:value-type="float" office:value="-3.3279" calcext:value-type="float">
            <text:p><text:s/>-3.33</text:p>
          </table:table-cell>
          <table:table-cell table:style-name="ce14"/>
          <table:table-cell table:style-name="ce14" office:value-type="float" office:value="25706.134473" calcext:value-type="float">
            <text:p><text:s/>25,706.13</text:p>
          </table:table-cell>
          <table:table-cell table:style-name="ce14" office:value-type="float" office:value="0.9482" calcext:value-type="float">
            <text:p><text:s/>0.95</text:p>
          </table:table-cell>
          <table:table-cell table:style-name="ce14"/>
          <table:table-cell table:style-name="ce14" office:value-type="float" office:value="1094.853" calcext:value-type="float">
            <text:p><text:s/>1,094.85</text:p>
          </table:table-cell>
          <table:table-cell table:style-name="ce14" office:value-type="float" office:value="55.118" calcext:value-type="float">
            <text:p><text:s/>55.12</text:p>
          </table:table-cell>
          <table:table-cell table:style-name="ce14" office:value-type="float" office:value="41.7987475013131" calcext:value-type="float">
            <text:p><text:s/>41.80</text:p>
          </table:table-cell>
          <table:table-cell table:style-name="ce28" office:value-type="float" office:value="60.1118" calcext:value-type="float">
            <text:p><text:s/>60.1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8月</text:p>
          </table:table-cell>
          <table:table-cell table:style-name="ce14" office:value-type="float" office:value="4038.91882026166" calcext:value-type="float">
            <text:p><text:s/>4,038.92</text:p>
          </table:table-cell>
          <table:table-cell table:style-name="ce14" office:value-type="float" office:value="11.8104" calcext:value-type="float">
            <text:p><text:s/>11.81</text:p>
          </table:table-cell>
          <table:table-cell table:style-name="ce14"/>
          <table:table-cell table:style-name="ce14" office:value-type="float" office:value="25726.232766" calcext:value-type="float">
            <text:p><text:s/>25,726.23</text:p>
          </table:table-cell>
          <table:table-cell table:style-name="ce14" office:value-type="float" office:value="1.9559" calcext:value-type="float">
            <text:p><text:s/>1.96</text:p>
          </table:table-cell>
          <table:table-cell table:style-name="ce14"/>
          <table:table-cell table:style-name="ce14" office:value-type="float" office:value="1096.542" calcext:value-type="float">
            <text:p><text:s/>1,096.54</text:p>
          </table:table-cell>
          <table:table-cell table:style-name="ce14" office:value-type="float" office:value="56.3214" calcext:value-type="float">
            <text:p><text:s/>56.32</text:p>
          </table:table-cell>
          <table:table-cell table:style-name="ce14" office:value-type="float" office:value="47.1110934325814" calcext:value-type="float">
            <text:p><text:s/>47.11</text:p>
          </table:table-cell>
          <table:table-cell table:style-name="ce28" office:value-type="float" office:value="60.3125" calcext:value-type="float">
            <text:p><text:s/>60.31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9月</text:p>
          </table:table-cell>
          <table:table-cell table:style-name="ce14" office:value-type="float" office:value="4015.35344289579" calcext:value-type="float">
            <text:p><text:s/>4,015.35</text:p>
          </table:table-cell>
          <table:table-cell table:style-name="ce14" office:value-type="float" office:value="14.3778" calcext:value-type="float">
            <text:p><text:s/>14.38</text:p>
          </table:table-cell>
          <table:table-cell table:style-name="ce14"/>
          <table:table-cell table:style-name="ce14" office:value-type="float" office:value="25780.456435" calcext:value-type="float">
            <text:p><text:s/>25,780.46</text:p>
          </table:table-cell>
          <table:table-cell table:style-name="ce14" office:value-type="float" office:value="1.649" calcext:value-type="float">
            <text:p><text:s/>1.65</text:p>
          </table:table-cell>
          <table:table-cell table:style-name="ce14"/>
          <table:table-cell table:style-name="ce14" office:value-type="float" office:value="1099.783" calcext:value-type="float">
            <text:p><text:s/>1,099.78</text:p>
          </table:table-cell>
          <table:table-cell table:style-name="ce14" office:value-type="float" office:value="54.5452" calcext:value-type="float">
            <text:p><text:s/>54.55</text:p>
          </table:table-cell>
          <table:table-cell table:style-name="ce14" office:value-type="float" office:value="44.5304121413661" calcext:value-type="float">
            <text:p><text:s/>44.53</text:p>
          </table:table-cell>
          <table:table-cell table:style-name="ce28" office:value-type="float" office:value="60.1679" calcext:value-type="float">
            <text:p><text:s/>60.17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11899.6024548336" calcext:value-type="float">
            <text:p><text:s/>11,899.60</text:p>
          </table:table-cell>
          <table:table-cell table:style-name="ce14" office:value-type="float" office:value="7.1978" calcext:value-type="float">
            <text:p><text:s/>7.20</text:p>
          </table:table-cell>
          <table:table-cell table:style-name="ce14" office:value-type="float" office:value="1.945246" calcext:value-type="float">
            <text:p><text:s/>1.95</text:p>
          </table:table-cell>
          <table:table-cell table:style-name="ce14" office:value-type="float" office:value="77212.823674" calcext:value-type="float">
            <text:p><text:s/>77,212.82</text:p>
          </table:table-cell>
          <table:table-cell table:style-name="ce14" office:value-type="float" office:value="1.5162" calcext:value-type="float">
            <text:p><text:s/>1.52</text:p>
          </table:table-cell>
          <table:table-cell table:style-name="ce14" office:value-type="float" office:value="0.409761" calcext:value-type="float">
            <text:p><text:s/>0.41</text:p>
          </table:table-cell>
          <table:table-cell table:style-name="ce14" office:value-type="float" office:value="3291.362" calcext:value-type="float">
            <text:p><text:s/>3,291.36</text:p>
          </table:table-cell>
          <table:table-cell table:style-name="ce14" office:value-type="float" office:value="55.3139" calcext:value-type="float">
            <text:p><text:s/>55.31</text:p>
          </table:table-cell>
          <table:table-cell table:style-name="ce14" office:value-type="float" office:value="44.1373450047535" calcext:value-type="float">
            <text:p><text:s/>44.14</text:p>
          </table:table-cell>
          <table:table-cell table:style-name="ce28" office:value-type="float" office:value="60.1904" calcext:value-type="float">
            <text:p><text:s/>60.19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0月</text:p>
          </table:table-cell>
          <table:table-cell table:style-name="ce14" office:value-type="float" office:value="4211.61669003316" calcext:value-type="float">
            <text:p><text:s/>4,211.62</text:p>
          </table:table-cell>
          <table:table-cell table:style-name="ce14" office:value-type="float" office:value="6.2819" calcext:value-type="float">
            <text:p><text:s/>6.28</text:p>
          </table:table-cell>
          <table:table-cell table:style-name="ce14"/>
          <table:table-cell table:style-name="ce14" office:value-type="float" office:value="25930.094606" calcext:value-type="float">
            <text:p><text:s/>25,930.09</text:p>
          </table:table-cell>
          <table:table-cell table:style-name="ce14" office:value-type="float" office:value="7.8608" calcext:value-type="float">
            <text:p><text:s/>7.86</text:p>
          </table:table-cell>
          <table:table-cell table:style-name="ce14"/>
          <table:table-cell table:style-name="ce14" office:value-type="float" office:value="1107.063" calcext:value-type="float">
            <text:p><text:s/>1,107.06</text:p>
          </table:table-cell>
          <table:table-cell table:style-name="ce14" office:value-type="float" office:value="54.6066" calcext:value-type="float">
            <text:p><text:s/>54.61</text:p>
          </table:table-cell>
          <table:table-cell table:style-name="ce14" office:value-type="float" office:value="44.8912295849932" calcext:value-type="float">
            <text:p><text:s/>44.89</text:p>
          </table:table-cell>
          <table:table-cell table:style-name="ce28" office:value-type="float" office:value="57.7453" calcext:value-type="float">
            <text:p><text:s/>57.75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1月</text:p>
          </table:table-cell>
          <table:table-cell table:style-name="ce14" office:value-type="float" office:value="3835.53375739184" calcext:value-type="float">
            <text:p><text:s/>3,835.53</text:p>
          </table:table-cell>
          <table:table-cell table:style-name="ce14" office:value-type="float" office:value="-7.5088" calcext:value-type="float">
            <text:p><text:s/>-7.51</text:p>
          </table:table-cell>
          <table:table-cell table:style-name="ce14"/>
          <table:table-cell table:style-name="ce14" office:value-type="float" office:value="24142.462744" calcext:value-type="float">
            <text:p><text:s/>24,142.46</text:p>
          </table:table-cell>
          <table:table-cell table:style-name="ce14" office:value-type="float" office:value="6.6248" calcext:value-type="float">
            <text:p><text:s/>6.62</text:p>
          </table:table-cell>
          <table:table-cell table:style-name="ce14"/>
          <table:table-cell table:style-name="ce14" office:value-type="float" office:value="1031.538" calcext:value-type="float">
            <text:p><text:s/>1,031.54</text:p>
          </table:table-cell>
          <table:table-cell table:style-name="ce14" office:value-type="float" office:value="55.9685" calcext:value-type="float">
            <text:p><text:s/>55.97</text:p>
          </table:table-cell>
          <table:table-cell table:style-name="ce14" office:value-type="float" office:value="54.4128957635783" calcext:value-type="float">
            <text:p><text:s/>54.41</text:p>
          </table:table-cell>
          <table:table-cell table:style-name="ce28" office:value-type="float" office:value="59.5196" calcext:value-type="float">
            <text:p><text:s/>59.5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6" office:value-type="string" calcext:value-type="string">
            <text:p>　1-11月</text:p>
          </table:table-cell>
          <table:table-cell table:style-name="ce15" office:value-type="float" office:value="43582.6529403002" calcext:value-type="float">
            <text:p><text:s/>43,582.65</text:p>
          </table:table-cell>
          <table:table-cell table:style-name="ce15" office:value-type="float" office:value="5.1179" calcext:value-type="float">
            <text:p><text:s/>5.12</text:p>
          </table:table-cell>
          <table:table-cell table:style-name="ce15"/>
          <table:table-cell table:style-name="ce15" office:value-type="float" office:value="260600.57042423" calcext:value-type="float">
            <text:p><text:s/>260,600.57</text:p>
          </table:table-cell>
          <table:table-cell table:style-name="ce15" office:value-type="float" office:value="4.5173" calcext:value-type="float">
            <text:p><text:s/>4.52</text:p>
          </table:table-cell>
          <table:table-cell table:style-name="ce15"/>
          <table:table-cell table:style-name="ce15" office:value-type="float" office:value="0" calcext:value-type="float">
            <text:p><text:s/>-</text:p>
          </table:table-cell>
          <table:table-cell table:style-name="ce15" office:value-type="float" office:value="54.4683" calcext:value-type="float">
            <text:p><text:s/>54.47</text:p>
          </table:table-cell>
          <table:table-cell table:style-name="ce15" office:value-type="float" office:value="0" calcext:value-type="float">
            <text:p><text:s/>-</text:p>
          </table:table-cell>
          <table:table-cell table:style-name="ce29" office:value-type="float" office:value="58.8216" calcext:value-type="float">
            <text:p><text:s/>58.82</text:p>
          </table:table-cell>
          <table:table-cell table:style-name="ce38"/>
          <table:table-cell table:style-name="ce39" table:number-columns-repeated="1012"/>
        </table:table-row>
        <table:table-row table:style-name="ro5">
          <table:table-cell table:style-name="ce36"/>
          <table:table-cell table:style-name="ce41" table:number-columns-repeated="10"/>
          <table:table-cell table:style-name="ce39" table:number-columns-repeated="1013"/>
        </table:table-row>
        <table:table-row table:style-name="ro5">
          <table:table-cell table:style-name="ce36"/>
          <table:table-cell table:style-name="ce38" table:number-columns-repeated="11"/>
          <table:table-cell table:style-name="ce39" table:number-columns-repeated="1012"/>
        </table:table-row>
        <table:table-row table:style-name="ro5">
          <table:table-cell table:style-name="ce37"/>
          <table:table-cell table:style-name="ce38" table:number-columns-repeated="1023"/>
        </table:table-row>
        <table:table-row table:style-name="ro6" table:number-rows-repeated="9">
          <table:table-cell table:style-name="ce37"/>
          <table:table-cell table:style-name="ce39" table:number-columns-repeated="1023"/>
        </table:table-row>
        <table:table-row table:style-name="ro6" table:number-rows-repeated="2">
          <table:table-cell table:style-name="ce8"/>
          <table:table-cell table:style-name="ce18" table:number-columns-repeated="6"/>
          <table:table-cell table:style-name="ce39" table:number-columns-repeated="1017"/>
        </table:table-row>
        <table:table-row table:style-name="ro6" table:number-rows-repeated="5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102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4.$A$5"/>
        </table:named-expressions>
      </table:table>
      <table:table table:name="Page5" table:style-name="ta5">
        <table:table-column table:style-name="co11" table:default-cell-style-name="ce10"/>
        <table:table-column table:style-name="co2" table:number-columns-repeated="11" table:default-cell-style-name="ce10"/>
        <table:table-column table:style-name="co15" table:default-cell-style-name="ce10"/>
        <table:table-column table:style-name="co10" table:number-columns-repeated="244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參、能源指標</text:p>
          </table:table-cell>
          <table:covered-table-cell table:number-columns-repeated="11" table:style-name="ce11"/>
          <table:table-cell table:style-name="ce30" table:number-columns-repeated="1012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2"/>
          <table:table-cell table:style-name="ce30" table:number-columns-repeated="1012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5.A5" table:end-x="28.91mm" table:end-y="0.27mm" draw:z-index="0" draw:name="Line 1" draw:style-name="gr1" draw:text-style-name="P1" svg:x1="0.26mm" svg:y1="0.28mm" svg:x2="28.91mm" svg:y2="27.06mm">
              <text:p/>
            </draw:line>
          </table:table-cell>
          <table:table-cell table:style-name="ce43" office:value-type="string" calcext:value-type="string" table:number-columns-spanned="11" table:number-rows-spanned="1">
            <text:p>能源安全度(%)</text:p>
          </table:table-cell>
          <table:covered-table-cell table:number-columns-repeated="10" table:style-name="ce43"/>
          <table:table-cell table:style-name="ce33" table:number-columns-repeated="1012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進口</text:p>
            <text:p>能源</text:p>
            <text:p>依存度</text:p>
          </table:table-cell>
          <table:table-cell table:style-name="ce12" office:value-type="string" calcext:value-type="string">
            <text:p>石油   </text:p>
            <text:p/>
            <text:p>依存度</text:p>
          </table:table-cell>
          <table:table-cell table:style-name="ce12" office:value-type="string" calcext:value-type="string">
            <text:p>進口</text:p>
            <text:p>石油</text:p>
            <text:p>依存度</text:p>
          </table:table-cell>
          <table:table-cell table:style-name="ce12" office:value-type="string" calcext:value-type="string">
            <text:p>中東原油</text:p>
            <text:p>進口</text:p>
            <text:p>依存度</text:p>
          </table:table-cell>
          <table:table-cell table:style-name="ce12" office:value-type="string" calcext:value-type="string">
            <text:p>石油進口值</text:p>
            <text:p>占總進口值</text:p>
            <text:p>比率</text:p>
          </table:table-cell>
          <table:table-cell table:style-name="ce12" office:value-type="string" calcext:value-type="string">
            <text:p>石油進口值</text:p>
            <text:p>占總出口值</text:p>
            <text:p>比率</text:p>
          </table:table-cell>
          <table:table-cell table:style-name="ce12" office:value-type="string" calcext:value-type="string">
            <text:p>石油進口值</text:p>
            <text:p>占名目GDP</text:p>
            <text:p>比率</text:p>
          </table:table-cell>
          <table:table-cell table:style-name="ce12" office:value-type="string" calcext:value-type="string">
            <text:p>能源進口值</text:p>
            <text:p>占總進口值</text:p>
            <text:p>比率</text:p>
          </table:table-cell>
          <table:table-cell table:style-name="ce12" office:value-type="string" calcext:value-type="string">
            <text:p>能源進口值</text:p>
            <text:p>占總出口值</text:p>
            <text:p>比率</text:p>
          </table:table-cell>
          <table:table-cell table:style-name="ce12" office:value-type="string" calcext:value-type="string">
            <text:p>能源進口值</text:p>
            <text:p>占名目GDP</text:p>
            <text:p>比率</text:p>
          </table:table-cell>
          <table:table-cell table:style-name="ce12" office:value-type="string" calcext:value-type="string">
            <text:p>平均每人負擔</text:p>
            <text:p>能源進口值</text:p>
            <text:p>(台幣元)</text:p>
          </table:table-cell>
          <table:table-cell table:style-name="ce33" table:number-columns-repeated="1012"/>
        </table:table-row>
        <table:table-row table:style-name="ro5">
          <table:table-cell table:style-name="ce5" office:value-type="string" calcext:value-type="string">
            <text:p>　民國 <text:s/>91 年</text:p>
          </table:table-cell>
          <table:table-cell table:style-name="ce14" office:value-type="float" office:value="97.6144" calcext:value-type="float">
            <text:p><text:s/>97.61</text:p>
          </table:table-cell>
          <table:table-cell table:style-name="ce14" office:value-type="float" office:value="50.4086" calcext:value-type="float">
            <text:p><text:s/>50.41</text:p>
          </table:table-cell>
          <table:table-cell table:style-name="ce14" office:value-type="float" office:value="99.8899" calcext:value-type="float">
            <text:p><text:s/>99.89</text:p>
          </table:table-cell>
          <table:table-cell table:style-name="ce14" office:value-type="float" office:value="74.164" calcext:value-type="float">
            <text:p><text:s/>74.16</text:p>
          </table:table-cell>
          <table:table-cell table:style-name="ce14" office:value-type="float" office:value="7.4537" calcext:value-type="float">
            <text:p><text:s/>7.45</text:p>
          </table:table-cell>
          <table:table-cell table:style-name="ce14" office:value-type="float" office:value="6.3173" calcext:value-type="float">
            <text:p><text:s/>6.32</text:p>
          </table:table-cell>
          <table:table-cell table:style-name="ce14" office:value-type="float" office:value="2.78705" calcext:value-type="float">
            <text:p><text:s/>2.79</text:p>
          </table:table-cell>
          <table:table-cell table:style-name="ce14" office:value-type="float" office:value="10.1644" calcext:value-type="float">
            <text:p><text:s/>10.16</text:p>
          </table:table-cell>
          <table:table-cell table:style-name="ce14" office:value-type="float" office:value="8.6147" calcext:value-type="float">
            <text:p><text:s/>8.61</text:p>
          </table:table-cell>
          <table:table-cell table:style-name="ce14" office:value-type="float" office:value="3.80064" calcext:value-type="float">
            <text:p><text:s/>3.80</text:p>
          </table:table-cell>
          <table:table-cell table:style-name="ce44" office:value-type="float" office:value="18013.112766" calcext:value-type="float">
            <text:p><text:s/>18,013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2 年</text:p>
          </table:table-cell>
          <table:table-cell table:style-name="ce14" office:value-type="float" office:value="97.442" calcext:value-type="float">
            <text:p><text:s/>97.44</text:p>
          </table:table-cell>
          <table:table-cell table:style-name="ce14" office:value-type="float" office:value="51.881" calcext:value-type="float">
            <text:p><text:s/>51.88</text:p>
          </table:table-cell>
          <table:table-cell table:style-name="ce14" office:value-type="float" office:value="99.8229" calcext:value-type="float">
            <text:p><text:s/>99.82</text:p>
          </table:table-cell>
          <table:table-cell table:style-name="ce14" office:value-type="float" office:value="79.0378" calcext:value-type="float">
            <text:p><text:s/>79.04</text:p>
          </table:table-cell>
          <table:table-cell table:style-name="ce14" office:value-type="float" office:value="8.6939" calcext:value-type="float">
            <text:p><text:s/>8.69</text:p>
          </table:table-cell>
          <table:table-cell table:style-name="ce14" office:value-type="float" office:value="7.4826" calcext:value-type="float">
            <text:p><text:s/>7.48</text:p>
          </table:table-cell>
          <table:table-cell table:style-name="ce14" office:value-type="float" office:value="3.56298" calcext:value-type="float">
            <text:p><text:s/>3.56</text:p>
          </table:table-cell>
          <table:table-cell table:style-name="ce14" office:value-type="float" office:value="11.4334" calcext:value-type="float">
            <text:p><text:s/>11.43</text:p>
          </table:table-cell>
          <table:table-cell table:style-name="ce14" office:value-type="float" office:value="9.8404" calcext:value-type="float">
            <text:p><text:s/>9.84</text:p>
          </table:table-cell>
          <table:table-cell table:style-name="ce14" office:value-type="float" office:value="4.68573" calcext:value-type="float">
            <text:p><text:s/>4.69</text:p>
          </table:table-cell>
          <table:table-cell table:style-name="ce44" office:value-type="float" office:value="22686.530356" calcext:value-type="float">
            <text:p><text:s/>22,68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3 年</text:p>
          </table:table-cell>
          <table:table-cell table:style-name="ce14" office:value-type="float" office:value="97.6214" calcext:value-type="float">
            <text:p><text:s/>97.62</text:p>
          </table:table-cell>
          <table:table-cell table:style-name="ce14" office:value-type="float" office:value="52.3676" calcext:value-type="float">
            <text:p><text:s/>52.37</text:p>
          </table:table-cell>
          <table:table-cell table:style-name="ce14" office:value-type="float" office:value="99.8232" calcext:value-type="float">
            <text:p><text:s/>99.82</text:p>
          </table:table-cell>
          <table:table-cell table:style-name="ce14" office:value-type="float" office:value="76.7358" calcext:value-type="float">
            <text:p><text:s/>76.74</text:p>
          </table:table-cell>
          <table:table-cell table:style-name="ce14" office:value-type="float" office:value="9.4924" calcext:value-type="float">
            <text:p><text:s/>9.49</text:p>
          </table:table-cell>
          <table:table-cell table:style-name="ce14" office:value-type="float" office:value="8.8676" calcext:value-type="float">
            <text:p><text:s/>8.87</text:p>
          </table:table-cell>
          <table:table-cell table:style-name="ce14" office:value-type="float" office:value="4.71356" calcext:value-type="float">
            <text:p><text:s/>4.71</text:p>
          </table:table-cell>
          <table:table-cell table:style-name="ce14" office:value-type="float" office:value="12.7538" calcext:value-type="float">
            <text:p><text:s/>12.75</text:p>
          </table:table-cell>
          <table:table-cell table:style-name="ce14" office:value-type="float" office:value="11.9143" calcext:value-type="float">
            <text:p><text:s/>11.91</text:p>
          </table:table-cell>
          <table:table-cell table:style-name="ce14" office:value-type="float" office:value="6.33305" calcext:value-type="float">
            <text:p><text:s/>6.33</text:p>
          </table:table-cell>
          <table:table-cell table:style-name="ce44" office:value-type="float" office:value="32428.200227" calcext:value-type="float">
            <text:p><text:s/>32,428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4 年</text:p>
          </table:table-cell>
          <table:table-cell table:style-name="ce14" office:value-type="float" office:value="97.7394" calcext:value-type="float">
            <text:p><text:s/>97.74</text:p>
          </table:table-cell>
          <table:table-cell table:style-name="ce14" office:value-type="float" office:value="52.8087" calcext:value-type="float">
            <text:p><text:s/>52.81</text:p>
          </table:table-cell>
          <table:table-cell table:style-name="ce14" office:value-type="float" office:value="99.8792" calcext:value-type="float">
            <text:p><text:s/>99.88</text:p>
          </table:table-cell>
          <table:table-cell table:style-name="ce14" office:value-type="float" office:value="82.7228" calcext:value-type="float">
            <text:p><text:s/>82.72</text:p>
          </table:table-cell>
          <table:table-cell table:style-name="ce14" office:value-type="float" office:value="12.0631" calcext:value-type="float">
            <text:p><text:s/>12.06</text:p>
          </table:table-cell>
          <table:table-cell table:style-name="ce14" office:value-type="float" office:value="11.1838" calcext:value-type="float">
            <text:p><text:s/>11.18</text:p>
          </table:table-cell>
          <table:table-cell table:style-name="ce14" office:value-type="float" office:value="5.95361" calcext:value-type="float">
            <text:p><text:s/>5.95</text:p>
          </table:table-cell>
          <table:table-cell table:style-name="ce14" office:value-type="float" office:value="15.7452" calcext:value-type="float">
            <text:p><text:s/>15.75</text:p>
          </table:table-cell>
          <table:table-cell table:style-name="ce14" office:value-type="float" office:value="14.5976" calcext:value-type="float">
            <text:p><text:s/>14.60</text:p>
          </table:table-cell>
          <table:table-cell table:style-name="ce14" office:value-type="float" office:value="7.77088" calcext:value-type="float">
            <text:p><text:s/>7.77</text:p>
          </table:table-cell>
          <table:table-cell table:style-name="ce44" office:value-type="float" office:value="41151.181479" calcext:value-type="float">
            <text:p><text:s/>41,151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5 年</text:p>
          </table:table-cell>
          <table:table-cell table:style-name="ce14" office:value-type="float" office:value="97.8207" calcext:value-type="float">
            <text:p><text:s/>97.82</text:p>
          </table:table-cell>
          <table:table-cell table:style-name="ce14" office:value-type="float" office:value="52.1203" calcext:value-type="float">
            <text:p><text:s/>52.12</text:p>
          </table:table-cell>
          <table:table-cell table:style-name="ce14" office:value-type="float" office:value="99.8857" calcext:value-type="float">
            <text:p><text:s/>99.89</text:p>
          </table:table-cell>
          <table:table-cell table:style-name="ce14" office:value-type="float" office:value="79.8499" calcext:value-type="float">
            <text:p><text:s/>79.85</text:p>
          </table:table-cell>
          <table:table-cell table:style-name="ce14" office:value-type="float" office:value="13.7772" calcext:value-type="float">
            <text:p><text:s/>13.78</text:p>
          </table:table-cell>
          <table:table-cell table:style-name="ce14" office:value-type="float" office:value="12.5845" calcext:value-type="float">
            <text:p><text:s/>12.58</text:p>
          </table:table-cell>
          <table:table-cell table:style-name="ce14" office:value-type="float" office:value="7.36837" calcext:value-type="float">
            <text:p><text:s/>7.37</text:p>
          </table:table-cell>
          <table:table-cell table:style-name="ce14" office:value-type="float" office:value="17.4708" calcext:value-type="float">
            <text:p><text:s/>17.47</text:p>
          </table:table-cell>
          <table:table-cell table:style-name="ce14" office:value-type="float" office:value="15.9583" calcext:value-type="float">
            <text:p><text:s/>15.96</text:p>
          </table:table-cell>
          <table:table-cell table:style-name="ce14" office:value-type="float" office:value="9.34375" calcext:value-type="float">
            <text:p><text:s/>9.34</text:p>
          </table:table-cell>
          <table:table-cell table:style-name="ce44" office:value-type="float" office:value="51471.252346" calcext:value-type="float">
            <text:p><text:s/>51,471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6 年</text:p>
          </table:table-cell>
          <table:table-cell table:style-name="ce14" office:value-type="float" office:value="97.8344" calcext:value-type="float">
            <text:p><text:s/>97.83</text:p>
          </table:table-cell>
          <table:table-cell table:style-name="ce14" office:value-type="float" office:value="52.4087" calcext:value-type="float">
            <text:p><text:s/>52.41</text:p>
          </table:table-cell>
          <table:table-cell table:style-name="ce14" office:value-type="float" office:value="99.8805" calcext:value-type="float">
            <text:p><text:s/>99.88</text:p>
          </table:table-cell>
          <table:table-cell table:style-name="ce14" office:value-type="float" office:value="81.7592" calcext:value-type="float">
            <text:p><text:s/>81.76</text:p>
          </table:table-cell>
          <table:table-cell table:style-name="ce14" office:value-type="float" office:value="15.4339" calcext:value-type="float">
            <text:p><text:s/>15.43</text:p>
          </table:table-cell>
          <table:table-cell table:style-name="ce14" office:value-type="float" office:value="13.8415" calcext:value-type="float">
            <text:p><text:s/>13.84</text:p>
          </table:table-cell>
          <table:table-cell table:style-name="ce14" office:value-type="float" office:value="8.45596" calcext:value-type="float">
            <text:p><text:s/>8.46</text:p>
          </table:table-cell>
          <table:table-cell table:style-name="ce14" office:value-type="float" office:value="19.6138" calcext:value-type="float">
            <text:p><text:s/>19.61</text:p>
          </table:table-cell>
          <table:table-cell table:style-name="ce14" office:value-type="float" office:value="17.5901" calcext:value-type="float">
            <text:p><text:s/>17.59</text:p>
          </table:table-cell>
          <table:table-cell table:style-name="ce14" office:value-type="float" office:value="10.74602" calcext:value-type="float">
            <text:p><text:s/>10.75</text:p>
          </table:table-cell>
          <table:table-cell table:style-name="ce44" office:value-type="float" office:value="62663.62714" calcext:value-type="float">
            <text:p><text:s/>62,66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7 年</text:p>
          </table:table-cell>
          <table:table-cell table:style-name="ce14" office:value-type="float" office:value="97.7391" calcext:value-type="float">
            <text:p><text:s/>97.74</text:p>
          </table:table-cell>
          <table:table-cell table:style-name="ce14" office:value-type="float" office:value="50.7872" calcext:value-type="float">
            <text:p><text:s/>50.79</text:p>
          </table:table-cell>
          <table:table-cell table:style-name="ce14" office:value-type="float" office:value="99.8225" calcext:value-type="float">
            <text:p><text:s/>99.82</text:p>
          </table:table-cell>
          <table:table-cell table:style-name="ce14" office:value-type="float" office:value="83.4975" calcext:value-type="float">
            <text:p><text:s/>83.50</text:p>
          </table:table-cell>
          <table:table-cell table:style-name="ce14" office:value-type="float" office:value="19.1814" calcext:value-type="float">
            <text:p><text:s/>19.18</text:p>
          </table:table-cell>
          <table:table-cell table:style-name="ce14" office:value-type="float" office:value="18.1565" calcext:value-type="float">
            <text:p><text:s/>18.16</text:p>
          </table:table-cell>
          <table:table-cell table:style-name="ce14" office:value-type="float" office:value="11.17868" calcext:value-type="float">
            <text:p><text:s/>11.18</text:p>
          </table:table-cell>
          <table:table-cell table:style-name="ce14" office:value-type="float" office:value="25.483" calcext:value-type="float">
            <text:p><text:s/>25.48</text:p>
          </table:table-cell>
          <table:table-cell table:style-name="ce14" office:value-type="float" office:value="24.1214" calcext:value-type="float">
            <text:p><text:s/>24.12</text:p>
          </table:table-cell>
          <table:table-cell table:style-name="ce14" office:value-type="float" office:value="14.85117" calcext:value-type="float">
            <text:p><text:s/>14.85</text:p>
          </table:table-cell>
          <table:table-cell table:style-name="ce44" office:value-type="float" office:value="84693.09107" calcext:value-type="float">
            <text:p><text:s/>84,693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8 年</text:p>
          </table:table-cell>
          <table:table-cell table:style-name="ce14" office:value-type="float" office:value="97.7756" calcext:value-type="float">
            <text:p><text:s/>97.78</text:p>
          </table:table-cell>
          <table:table-cell table:style-name="ce14" office:value-type="float" office:value="52.5908" calcext:value-type="float">
            <text:p><text:s/>52.59</text:p>
          </table:table-cell>
          <table:table-cell table:style-name="ce14" office:value-type="float" office:value="99.8574" calcext:value-type="float">
            <text:p><text:s/>99.86</text:p>
          </table:table-cell>
          <table:table-cell table:style-name="ce14" office:value-type="float" office:value="81.9491" calcext:value-type="float">
            <text:p><text:s/>81.95</text:p>
          </table:table-cell>
          <table:table-cell table:style-name="ce14" office:value-type="float" office:value="16.1149" calcext:value-type="float">
            <text:p><text:s/>16.11</text:p>
          </table:table-cell>
          <table:table-cell table:style-name="ce14" office:value-type="float" office:value="13.9014" calcext:value-type="float">
            <text:p><text:s/>13.90</text:p>
          </table:table-cell>
          <table:table-cell table:style-name="ce14" office:value-type="float" office:value="7.30001" calcext:value-type="float">
            <text:p><text:s/>7.30</text:p>
          </table:table-cell>
          <table:table-cell table:style-name="ce14" office:value-type="float" office:value="21.5203" calcext:value-type="float">
            <text:p><text:s/>21.52</text:p>
          </table:table-cell>
          <table:table-cell table:style-name="ce14" office:value-type="float" office:value="18.5642" calcext:value-type="float">
            <text:p><text:s/>18.56</text:p>
          </table:table-cell>
          <table:table-cell table:style-name="ce14" office:value-type="float" office:value="9.74863" calcext:value-type="float">
            <text:p><text:s/>9.75</text:p>
          </table:table-cell>
          <table:table-cell table:style-name="ce44" office:value-type="float" office:value="54573.523498" calcext:value-type="float">
            <text:p><text:s/>54,57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<text:s/>99 年</text:p>
          </table:table-cell>
          <table:table-cell table:style-name="ce14" office:value-type="float" office:value="97.8757" calcext:value-type="float">
            <text:p><text:s/>97.88</text:p>
          </table:table-cell>
          <table:table-cell table:style-name="ce14" office:value-type="float" office:value="50.0717" calcext:value-type="float">
            <text:p><text:s/>50.07</text:p>
          </table:table-cell>
          <table:table-cell table:style-name="ce14" office:value-type="float" office:value="99.8721" calcext:value-type="float">
            <text:p><text:s/>99.87</text:p>
          </table:table-cell>
          <table:table-cell table:style-name="ce14" office:value-type="float" office:value="79.7115" calcext:value-type="float">
            <text:p><text:s/>79.71</text:p>
          </table:table-cell>
          <table:table-cell table:style-name="ce14" office:value-type="float" office:value="14.6895" calcext:value-type="float">
            <text:p><text:s/>14.69</text:p>
          </table:table-cell>
          <table:table-cell table:style-name="ce14" office:value-type="float" office:value="13.5436" calcext:value-type="float">
            <text:p><text:s/>13.54</text:p>
          </table:table-cell>
          <table:table-cell table:style-name="ce14" office:value-type="float" office:value="8.45661" calcext:value-type="float">
            <text:p><text:s/>8.46</text:p>
          </table:table-cell>
          <table:table-cell table:style-name="ce14" office:value-type="float" office:value="19.7918" calcext:value-type="float">
            <text:p><text:s/>19.79</text:p>
          </table:table-cell>
          <table:table-cell table:style-name="ce14" office:value-type="float" office:value="18.2479" calcext:value-type="float">
            <text:p><text:s/>18.25</text:p>
          </table:table-cell>
          <table:table-cell table:style-name="ce14" office:value-type="float" office:value="11.39393" calcext:value-type="float">
            <text:p><text:s/>11.39</text:p>
          </table:table-cell>
          <table:table-cell table:style-name="ce44" office:value-type="float" office:value="69229.087306" calcext:value-type="float">
            <text:p><text:s/>69,229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0 年</text:p>
          </table:table-cell>
          <table:table-cell table:style-name="ce14" office:value-type="float" office:value="97.7831" calcext:value-type="float">
            <text:p><text:s/>97.78</text:p>
          </table:table-cell>
          <table:table-cell table:style-name="ce14" office:value-type="float" office:value="46.1019" calcext:value-type="float">
            <text:p><text:s/>46.10</text:p>
          </table:table-cell>
          <table:table-cell table:style-name="ce14" office:value-type="float" office:value="99.869" calcext:value-type="float">
            <text:p><text:s/>99.87</text:p>
          </table:table-cell>
          <table:table-cell table:style-name="ce14" office:value-type="float" office:value="70.7955" calcext:value-type="float">
            <text:p><text:s/>70.80</text:p>
          </table:table-cell>
          <table:table-cell table:style-name="ce14" office:value-type="float" office:value="16.1871" calcext:value-type="float">
            <text:p><text:s/>16.19</text:p>
          </table:table-cell>
          <table:table-cell table:style-name="ce14" office:value-type="float" office:value="14.8945" calcext:value-type="float">
            <text:p><text:s/>14.89</text:p>
          </table:table-cell>
          <table:table-cell table:style-name="ce14" office:value-type="float" office:value="9.56853" calcext:value-type="float">
            <text:p><text:s/>9.57</text:p>
          </table:table-cell>
          <table:table-cell table:style-name="ce14" office:value-type="float" office:value="22.3295" calcext:value-type="float">
            <text:p><text:s/>22.33</text:p>
          </table:table-cell>
          <table:table-cell table:style-name="ce14" office:value-type="float" office:value="20.5464" calcext:value-type="float">
            <text:p><text:s/>20.55</text:p>
          </table:table-cell>
          <table:table-cell table:style-name="ce14" office:value-type="float" office:value="13.19943" calcext:value-type="float">
            <text:p><text:s/>13.20</text:p>
          </table:table-cell>
          <table:table-cell table:style-name="ce44" office:value-type="float" office:value="81166.20258" calcext:value-type="float">
            <text:p><text:s/>81,166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1 年</text:p>
          </table:table-cell>
          <table:table-cell table:style-name="ce14" office:value-type="float" office:value="97.5401" calcext:value-type="float">
            <text:p><text:s/>97.54</text:p>
          </table:table-cell>
          <table:table-cell table:style-name="ce14" office:value-type="float" office:value="47.8203" calcext:value-type="float">
            <text:p><text:s/>47.82</text:p>
          </table:table-cell>
          <table:table-cell table:style-name="ce14" office:value-type="float" office:value="99.8788" calcext:value-type="float">
            <text:p><text:s/>99.88</text:p>
          </table:table-cell>
          <table:table-cell table:style-name="ce14" office:value-type="float" office:value="80.8305" calcext:value-type="float">
            <text:p><text:s/>80.83</text:p>
          </table:table-cell>
          <table:table-cell table:style-name="ce14" office:value-type="float" office:value="18.5013" calcext:value-type="float">
            <text:p><text:s/>18.50</text:p>
          </table:table-cell>
          <table:table-cell table:style-name="ce14" office:value-type="float" office:value="16.757" calcext:value-type="float">
            <text:p><text:s/>16.76</text:p>
          </table:table-cell>
          <table:table-cell table:style-name="ce14" office:value-type="float" office:value="10.34287" calcext:value-type="float">
            <text:p><text:s/>10.34</text:p>
          </table:table-cell>
          <table:table-cell table:style-name="ce14" office:value-type="float" office:value="24.9835" calcext:value-type="float">
            <text:p><text:s/>24.98</text:p>
          </table:table-cell>
          <table:table-cell table:style-name="ce14" office:value-type="float" office:value="22.6281" calcext:value-type="float">
            <text:p><text:s/>22.63</text:p>
          </table:table-cell>
          <table:table-cell table:style-name="ce14" office:value-type="float" office:value="13.96665" calcext:value-type="float">
            <text:p><text:s/>13.97</text:p>
          </table:table-cell>
          <table:table-cell table:style-name="ce44" office:value-type="float" office:value="88094.542514" calcext:value-type="float">
            <text:p><text:s/>88,095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2 年</text:p>
          </table:table-cell>
          <table:table-cell table:style-name="ce14" office:value-type="float" office:value="97.6105" calcext:value-type="float">
            <text:p><text:s/>97.61</text:p>
          </table:table-cell>
          <table:table-cell table:style-name="ce14" office:value-type="float" office:value="47.431" calcext:value-type="float">
            <text:p><text:s/>47.43</text:p>
          </table:table-cell>
          <table:table-cell table:style-name="ce14" office:value-type="float" office:value="99.8872" calcext:value-type="float">
            <text:p><text:s/>99.89</text:p>
          </table:table-cell>
          <table:table-cell table:style-name="ce14" office:value-type="float" office:value="82.6853" calcext:value-type="float">
            <text:p><text:s/>82.69</text:p>
          </table:table-cell>
          <table:table-cell table:style-name="ce14" office:value-type="float" office:value="17.2852" calcext:value-type="float">
            <text:p><text:s/>17.29</text:p>
          </table:table-cell>
          <table:table-cell table:style-name="ce14" office:value-type="float" office:value="15.4186" calcext:value-type="float">
            <text:p><text:s/>15.42</text:p>
          </table:table-cell>
          <table:table-cell table:style-name="ce14" office:value-type="float" office:value="9.30231" calcext:value-type="float">
            <text:p><text:s/>9.30</text:p>
          </table:table-cell>
          <table:table-cell table:style-name="ce14" office:value-type="float" office:value="23.3777" calcext:value-type="float">
            <text:p><text:s/>23.38</text:p>
          </table:table-cell>
          <table:table-cell table:style-name="ce14" office:value-type="float" office:value="20.8532" calcext:value-type="float">
            <text:p><text:s/>20.85</text:p>
          </table:table-cell>
          <table:table-cell table:style-name="ce14" office:value-type="float" office:value="12.58106" calcext:value-type="float">
            <text:p><text:s/>12.58</text:p>
          </table:table-cell>
          <table:table-cell table:style-name="ce44" office:value-type="float" office:value="82298.029481" calcext:value-type="float">
            <text:p><text:s/>82,298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3 年</text:p>
          </table:table-cell>
          <table:table-cell table:style-name="ce14" office:value-type="float" office:value="97.7857" calcext:value-type="float">
            <text:p><text:s/>97.79</text:p>
          </table:table-cell>
          <table:table-cell table:style-name="ce14" office:value-type="float" office:value="48.368" calcext:value-type="float">
            <text:p><text:s/>48.37</text:p>
          </table:table-cell>
          <table:table-cell table:style-name="ce14" office:value-type="float" office:value="99.8658" calcext:value-type="float">
            <text:p><text:s/>99.87</text:p>
          </table:table-cell>
          <table:table-cell table:style-name="ce14" office:value-type="float" office:value="83.6259" calcext:value-type="float">
            <text:p><text:s/>83.63</text:p>
          </table:table-cell>
          <table:table-cell table:style-name="ce14" office:value-type="float" office:value="17.3124" calcext:value-type="float">
            <text:p><text:s/>17.31</text:p>
          </table:table-cell>
          <table:table-cell table:style-name="ce14" office:value-type="float" office:value="15.234" calcext:value-type="float">
            <text:p><text:s/>15.23</text:p>
          </table:table-cell>
          <table:table-cell table:style-name="ce14" office:value-type="float" office:value="9.03235" calcext:value-type="float">
            <text:p><text:s/>9.03</text:p>
          </table:table-cell>
          <table:table-cell table:style-name="ce14" office:value-type="float" office:value="23.0256" calcext:value-type="float">
            <text:p><text:s/>23.03</text:p>
          </table:table-cell>
          <table:table-cell table:style-name="ce14" office:value-type="float" office:value="20.2614" calcext:value-type="float">
            <text:p><text:s/>20.26</text:p>
          </table:table-cell>
          <table:table-cell table:style-name="ce14" office:value-type="float" office:value="12.01309" calcext:value-type="float">
            <text:p><text:s/>12.01</text:p>
          </table:table-cell>
          <table:table-cell table:style-name="ce44" office:value-type="float" office:value="83452.609516" calcext:value-type="float">
            <text:p><text:s/>83,453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4 年</text:p>
          </table:table-cell>
          <table:table-cell table:style-name="ce14" office:value-type="float" office:value="97.6938" calcext:value-type="float">
            <text:p><text:s/>97.69</text:p>
          </table:table-cell>
          <table:table-cell table:style-name="ce14" office:value-type="float" office:value="48.1768" calcext:value-type="float">
            <text:p><text:s/>48.18</text:p>
          </table:table-cell>
          <table:table-cell table:style-name="ce14" office:value-type="float" office:value="99.822" calcext:value-type="float">
            <text:p><text:s/>99.82</text:p>
          </table:table-cell>
          <table:table-cell table:style-name="ce14" office:value-type="float" office:value="86.7318" calcext:value-type="float">
            <text:p><text:s/>86.73</text:p>
          </table:table-cell>
          <table:table-cell table:style-name="ce14" office:value-type="float" office:value="10.8351" calcext:value-type="float">
            <text:p><text:s/>10.84</text:p>
          </table:table-cell>
          <table:table-cell table:style-name="ce14" office:value-type="float" office:value="9.0013" calcext:value-type="float">
            <text:p><text:s/>9.00</text:p>
          </table:table-cell>
          <table:table-cell table:style-name="ce14" office:value-type="float" office:value="4.74962" calcext:value-type="float">
            <text:p><text:s/>4.75</text:p>
          </table:table-cell>
          <table:table-cell table:style-name="ce14" office:value-type="float" office:value="15.6634" calcext:value-type="float">
            <text:p><text:s/>15.66</text:p>
          </table:table-cell>
          <table:table-cell table:style-name="ce14" office:value-type="float" office:value="13.0124" calcext:value-type="float">
            <text:p><text:s/>13.01</text:p>
          </table:table-cell>
          <table:table-cell table:style-name="ce14" office:value-type="float" office:value="6.86612" calcext:value-type="float">
            <text:p><text:s/>6.87</text:p>
          </table:table-cell>
          <table:table-cell table:style-name="ce44" office:value-type="float" office:value="49909.50709" calcext:value-type="float">
            <text:p><text:s/>49,910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5 年</text:p>
          </table:table-cell>
          <table:table-cell table:style-name="ce14" office:value-type="float" office:value="97.6103" calcext:value-type="float">
            <text:p><text:s/>97.61</text:p>
          </table:table-cell>
          <table:table-cell table:style-name="ce14" office:value-type="float" office:value="48.9148" calcext:value-type="float">
            <text:p><text:s/>48.91</text:p>
          </table:table-cell>
          <table:table-cell table:style-name="ce14" office:value-type="float" office:value="99.8354" calcext:value-type="float">
            <text:p><text:s/>99.84</text:p>
          </table:table-cell>
          <table:table-cell table:style-name="ce14" office:value-type="float" office:value="77.576" calcext:value-type="float">
            <text:p><text:s/>77.58</text:p>
          </table:table-cell>
          <table:table-cell table:style-name="ce14" office:value-type="float" office:value="8.9537" calcext:value-type="float">
            <text:p><text:s/>8.95</text:p>
          </table:table-cell>
          <table:table-cell table:style-name="ce14" office:value-type="float" office:value="7.3494" calcext:value-type="float">
            <text:p><text:s/>7.35</text:p>
          </table:table-cell>
          <table:table-cell table:style-name="ce14" office:value-type="float" office:value="3.77758" calcext:value-type="float">
            <text:p><text:s/>3.78</text:p>
          </table:table-cell>
          <table:table-cell table:style-name="ce14" office:value-type="float" office:value="13.1679" calcext:value-type="float">
            <text:p><text:s/>13.17</text:p>
          </table:table-cell>
          <table:table-cell table:style-name="ce14" office:value-type="float" office:value="10.8085" calcext:value-type="float">
            <text:p><text:s/>10.81</text:p>
          </table:table-cell>
          <table:table-cell table:style-name="ce14" office:value-type="float" office:value="5.55555" calcext:value-type="float">
            <text:p><text:s/>5.56</text:p>
          </table:table-cell>
          <table:table-cell table:style-name="ce44" office:value-type="float" office:value="41473.706784" calcext:value-type="float">
            <text:p><text:s/>41,47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6 年</text:p>
          </table:table-cell>
          <table:table-cell table:style-name="ce14" office:value-type="float" office:value="97.719" calcext:value-type="float">
            <text:p><text:s/>97.72</text:p>
          </table:table-cell>
          <table:table-cell table:style-name="ce14" office:value-type="float" office:value="48.4668" calcext:value-type="float">
            <text:p><text:s/>48.47</text:p>
          </table:table-cell>
          <table:table-cell table:style-name="ce14" office:value-type="float" office:value="99.8284" calcext:value-type="float">
            <text:p><text:s/>99.83</text:p>
          </table:table-cell>
          <table:table-cell table:style-name="ce14" office:value-type="float" office:value="76.6886" calcext:value-type="float">
            <text:p><text:s/>76.69</text:p>
          </table:table-cell>
          <table:table-cell table:style-name="ce14" office:value-type="float" office:value="10.0459" calcext:value-type="float">
            <text:p><text:s/>10.05</text:p>
          </table:table-cell>
          <table:table-cell table:style-name="ce14" office:value-type="float" office:value="8.1944" calcext:value-type="float">
            <text:p><text:s/>8.19</text:p>
          </table:table-cell>
          <table:table-cell table:style-name="ce14" office:value-type="float" office:value="4.39796" calcext:value-type="float">
            <text:p><text:s/>4.40</text:p>
          </table:table-cell>
          <table:table-cell table:style-name="ce14" office:value-type="float" office:value="15.2761" calcext:value-type="float">
            <text:p><text:s/>15.28</text:p>
          </table:table-cell>
          <table:table-cell table:style-name="ce14" office:value-type="float" office:value="12.4606" calcext:value-type="float">
            <text:p><text:s/>12.46</text:p>
          </table:table-cell>
          <table:table-cell table:style-name="ce14" office:value-type="float" office:value="6.68765" calcext:value-type="float">
            <text:p><text:s/>6.69</text:p>
          </table:table-cell>
          <table:table-cell table:style-name="ce44" office:value-type="float" office:value="51056.590311" calcext:value-type="float">
            <text:p><text:s/>51,05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7 年</text:p>
          </table:table-cell>
          <table:table-cell table:style-name="ce14" office:value-type="float" office:value="97.7437" calcext:value-type="float">
            <text:p><text:s/>97.74</text:p>
          </table:table-cell>
          <table:table-cell table:style-name="ce14" office:value-type="float" office:value="48.1777" calcext:value-type="float">
            <text:p><text:s/>48.18</text:p>
          </table:table-cell>
          <table:table-cell table:style-name="ce14" office:value-type="float" office:value="99.8454" calcext:value-type="float">
            <text:p><text:s/>99.85</text:p>
          </table:table-cell>
          <table:table-cell table:style-name="ce14" office:value-type="float" office:value="76.6378" calcext:value-type="float">
            <text:p><text:s/>76.64</text:p>
          </table:table-cell>
          <table:table-cell table:style-name="ce14" office:value-type="float" office:value="11.9713" calcext:value-type="float">
            <text:p><text:s/>11.97</text:p>
          </table:table-cell>
          <table:table-cell table:style-name="ce14" office:value-type="float" office:value="10.2088" calcext:value-type="float">
            <text:p><text:s/>10.21</text:p>
          </table:table-cell>
          <table:table-cell table:style-name="ce14" office:value-type="float" office:value="5.58222" calcext:value-type="float">
            <text:p><text:s/>5.58</text:p>
          </table:table-cell>
          <table:table-cell table:style-name="ce14" office:value-type="float" office:value="17.5707" calcext:value-type="float">
            <text:p><text:s/>17.57</text:p>
          </table:table-cell>
          <table:table-cell table:style-name="ce14" office:value-type="float" office:value="14.9839" calcext:value-type="float">
            <text:p><text:s/>14.98</text:p>
          </table:table-cell>
          <table:table-cell table:style-name="ce14" office:value-type="float" office:value="8.19324" calcext:value-type="float">
            <text:p><text:s/>8.19</text:p>
          </table:table-cell>
          <table:table-cell table:style-name="ce44" office:value-type="float" office:value="63846.710559" calcext:value-type="float">
            <text:p><text:s/>63,84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08 年</text:p>
          </table:table-cell>
          <table:table-cell table:style-name="ce14" office:value-type="float" office:value="97.5433" calcext:value-type="float">
            <text:p><text:s/>97.54</text:p>
          </table:table-cell>
          <table:table-cell table:style-name="ce14" office:value-type="float" office:value="46.9153" calcext:value-type="float">
            <text:p><text:s/>46.92</text:p>
          </table:table-cell>
          <table:table-cell table:style-name="ce14" office:value-type="float" office:value="99.8401" calcext:value-type="float">
            <text:p><text:s/>99.84</text:p>
          </table:table-cell>
          <table:table-cell table:style-name="ce14" office:value-type="float" office:value="74.0289" calcext:value-type="float">
            <text:p><text:s/>74.03</text:p>
          </table:table-cell>
          <table:table-cell table:style-name="ce14" office:value-type="float" office:value="10.2089" calcext:value-type="float">
            <text:p><text:s/>10.21</text:p>
          </table:table-cell>
          <table:table-cell table:style-name="ce14" office:value-type="float" office:value="8.8584" calcext:value-type="float">
            <text:p><text:s/>8.86</text:p>
          </table:table-cell>
          <table:table-cell table:style-name="ce14" office:value-type="float" office:value="4.77612" calcext:value-type="float">
            <text:p><text:s/>4.78</text:p>
          </table:table-cell>
          <table:table-cell table:style-name="ce14" office:value-type="float" office:value="15.3757" calcext:value-type="float">
            <text:p><text:s/>15.38</text:p>
          </table:table-cell>
          <table:table-cell table:style-name="ce14" office:value-type="float" office:value="13.3416" calcext:value-type="float">
            <text:p><text:s/>13.34</text:p>
          </table:table-cell>
          <table:table-cell table:style-name="ce14" office:value-type="float" office:value="7.19333" calcext:value-type="float">
            <text:p><text:s/>7.19</text:p>
          </table:table-cell>
          <table:table-cell table:style-name="ce44" office:value-type="float" office:value="57643.688036" calcext:value-type="float">
            <text:p><text:s/>57,64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97.7082" calcext:value-type="float">
            <text:p><text:s/>97.71</text:p>
          </table:table-cell>
          <table:table-cell table:style-name="ce14" office:value-type="float" office:value="48.0135" calcext:value-type="float">
            <text:p><text:s/>48.01</text:p>
          </table:table-cell>
          <table:table-cell table:style-name="ce14" office:value-type="float" office:value="99.8492" calcext:value-type="float">
            <text:p><text:s/>99.85</text:p>
          </table:table-cell>
          <table:table-cell table:style-name="ce14" office:value-type="float" office:value="77.7484" calcext:value-type="float">
            <text:p><text:s/>77.75</text:p>
          </table:table-cell>
          <table:table-cell table:style-name="ce14" office:value-type="float" office:value="10.5593" calcext:value-type="float">
            <text:p><text:s/>10.56</text:p>
          </table:table-cell>
          <table:table-cell table:style-name="ce14" office:value-type="float" office:value="9.3006" calcext:value-type="float">
            <text:p><text:s/>9.30</text:p>
          </table:table-cell>
          <table:table-cell table:style-name="ce14" office:value-type="float" office:value="4.74723" calcext:value-type="float">
            <text:p><text:s/>4.75</text:p>
          </table:table-cell>
          <table:table-cell table:style-name="ce14" office:value-type="float" office:value="16.1616" calcext:value-type="float">
            <text:p><text:s/>16.16</text:p>
          </table:table-cell>
          <table:table-cell table:style-name="ce14" office:value-type="float" office:value="14.235" calcext:value-type="float">
            <text:p><text:s/>14.24</text:p>
          </table:table-cell>
          <table:table-cell table:style-name="ce14" office:value-type="float" office:value="7.26586" calcext:value-type="float">
            <text:p><text:s/>7.27</text:p>
          </table:table-cell>
          <table:table-cell table:style-name="ce44" office:value-type="float" office:value="14109.682475" calcext:value-type="float">
            <text:p><text:s/>14,110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97.4737" calcext:value-type="float">
            <text:p><text:s/>97.47</text:p>
          </table:table-cell>
          <table:table-cell table:style-name="ce14" office:value-type="float" office:value="48.9973" calcext:value-type="float">
            <text:p><text:s/>49.00</text:p>
          </table:table-cell>
          <table:table-cell table:style-name="ce14" office:value-type="float" office:value="99.8511" calcext:value-type="float">
            <text:p><text:s/>99.85</text:p>
          </table:table-cell>
          <table:table-cell table:style-name="ce14" office:value-type="float" office:value="74.412" calcext:value-type="float">
            <text:p><text:s/>74.41</text:p>
          </table:table-cell>
          <table:table-cell table:style-name="ce14" office:value-type="float" office:value="11.7063" calcext:value-type="float">
            <text:p><text:s/>11.71</text:p>
          </table:table-cell>
          <table:table-cell table:style-name="ce14" office:value-type="float" office:value="10.1219" calcext:value-type="float">
            <text:p><text:s/>10.12</text:p>
          </table:table-cell>
          <table:table-cell table:style-name="ce14" office:value-type="float" office:value="5.51972" calcext:value-type="float">
            <text:p><text:s/>5.52</text:p>
          </table:table-cell>
          <table:table-cell table:style-name="ce14" office:value-type="float" office:value="16.9064" calcext:value-type="float">
            <text:p><text:s/>16.91</text:p>
          </table:table-cell>
          <table:table-cell table:style-name="ce14" office:value-type="float" office:value="14.6182" calcext:value-type="float">
            <text:p><text:s/>14.62</text:p>
          </table:table-cell>
          <table:table-cell table:style-name="ce14" office:value-type="float" office:value="7.97169" calcext:value-type="float">
            <text:p><text:s/>7.97</text:p>
          </table:table-cell>
          <table:table-cell table:style-name="ce44" office:value-type="float" office:value="15594.98608" calcext:value-type="float">
            <text:p><text:s/>15,595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97.3775" calcext:value-type="float">
            <text:p><text:s/>97.38</text:p>
          </table:table-cell>
          <table:table-cell table:style-name="ce14" office:value-type="float" office:value="45.0047" calcext:value-type="float">
            <text:p><text:s/>45.00</text:p>
          </table:table-cell>
          <table:table-cell table:style-name="ce14" office:value-type="float" office:value="99.8219" calcext:value-type="float">
            <text:p><text:s/>99.82</text:p>
          </table:table-cell>
          <table:table-cell table:style-name="ce14" office:value-type="float" office:value="73.6771" calcext:value-type="float">
            <text:p><text:s/>73.68</text:p>
          </table:table-cell>
          <table:table-cell table:style-name="ce14" office:value-type="float" office:value="9.9508" calcext:value-type="float">
            <text:p><text:s/>9.95</text:p>
          </table:table-cell>
          <table:table-cell table:style-name="ce14" office:value-type="float" office:value="8.4565" calcext:value-type="float">
            <text:p><text:s/>8.46</text:p>
          </table:table-cell>
          <table:table-cell table:style-name="ce14" office:value-type="float" office:value="4.71018" calcext:value-type="float">
            <text:p><text:s/>4.71</text:p>
          </table:table-cell>
          <table:table-cell table:style-name="ce14" office:value-type="float" office:value="15.3235" calcext:value-type="float">
            <text:p><text:s/>15.32</text:p>
          </table:table-cell>
          <table:table-cell table:style-name="ce14" office:value-type="float" office:value="13.0224" calcext:value-type="float">
            <text:p><text:s/>13.02</text:p>
          </table:table-cell>
          <table:table-cell table:style-name="ce14" office:value-type="float" office:value="7.25336" calcext:value-type="float">
            <text:p><text:s/>7.25</text:p>
          </table:table-cell>
          <table:table-cell table:style-name="ce44" office:value-type="float" office:value="14666.500184" calcext:value-type="float">
            <text:p><text:s/>14,667</text:p>
          </table:table-cell>
          <table:table-cell table:style-name="ce39" table:number-columns-repeated="1012"/>
        </table:table-row>
        <table:table-row table:style-name="ro5">
          <table:table-cell table:style-name="ce6" office:value-type="string" calcext:value-type="string">
            <text:p>　第 4 季</text:p>
          </table:table-cell>
          <table:table-cell table:style-name="ce15" office:value-type="float" office:value="97.624" calcext:value-type="float">
            <text:p><text:s/>97.62</text:p>
          </table:table-cell>
          <table:table-cell table:style-name="ce15" office:value-type="float" office:value="45.6336" calcext:value-type="float">
            <text:p><text:s/>45.63</text:p>
          </table:table-cell>
          <table:table-cell table:style-name="ce15" office:value-type="float" office:value="99.8366" calcext:value-type="float">
            <text:p><text:s/>99.84</text:p>
          </table:table-cell>
          <table:table-cell table:style-name="ce15" office:value-type="float" office:value="69.8888" calcext:value-type="float">
            <text:p><text:s/>69.89</text:p>
          </table:table-cell>
          <table:table-cell table:style-name="ce15" office:value-type="float" office:value="8.765" calcext:value-type="float">
            <text:p><text:s/>8.77</text:p>
          </table:table-cell>
          <table:table-cell table:style-name="ce15" office:value-type="float" office:value="7.6858" calcext:value-type="float">
            <text:p><text:s/>7.69</text:p>
          </table:table-cell>
          <table:table-cell table:style-name="ce15" office:value-type="float" office:value="4.17223" calcext:value-type="float">
            <text:p><text:s/>4.17</text:p>
          </table:table-cell>
          <table:table-cell table:style-name="ce15" office:value-type="float" office:value="13.3221" calcext:value-type="float">
            <text:p><text:s/>13.32</text:p>
          </table:table-cell>
          <table:table-cell table:style-name="ce15" office:value-type="float" office:value="11.6817" calcext:value-type="float">
            <text:p><text:s/>11.68</text:p>
          </table:table-cell>
          <table:table-cell table:style-name="ce15" office:value-type="float" office:value="6.34141" calcext:value-type="float">
            <text:p><text:s/>6.34</text:p>
          </table:table-cell>
          <table:table-cell table:style-name="ce45" office:value-type="float" office:value="13281.477686" calcext:value-type="float">
            <text:p><text:s/>13,281</text:p>
          </table:table-cell>
          <table:table-cell table:style-name="ce39" table:number-columns-repeated="1012"/>
        </table:table-row>
        <table:table-row table:style-name="ro5">
          <table:table-cell table:style-name="ce7"/>
          <table:table-cell table:style-name="ce16" table:number-columns-repeated="10"/>
          <table:table-cell table:style-name="ce25"/>
          <table:table-cell table:style-name="ce39" table:number-columns-repeated="1012"/>
        </table:table-row>
        <table:table-row table:style-name="ro5">
          <table:table-cell table:style-name="ce7"/>
          <table:table-cell table:style-name="ce16" table:number-columns-repeated="10"/>
          <table:table-cell table:style-name="ce25"/>
          <table:table-cell table:style-name="ce38" table:number-columns-repeated="1012"/>
        </table:table-row>
        <table:table-row table:style-name="ro6" table:number-rows-repeated="11">
          <table:table-cell table:style-name="ce37"/>
          <table:table-cell table:style-name="ce39" table:number-columns-repeated="1023"/>
        </table:table-row>
        <table:table-row table:style-name="ro6" table:number-rows-repeated="6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7">
          <table:table-cell table:style-name="ce9" table:number-columns-repeated="102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5.$A$5"/>
        </table:named-expressions>
      </table:table>
      <table:table table:name="Page6" table:style-name="ta6">
        <table:table-column table:style-name="co11" table:default-cell-style-name="ce10"/>
        <table:table-column table:style-name="co2" table:number-columns-repeated="11" table:default-cell-style-name="ce10"/>
        <table:table-column table:style-name="co16" table:default-cell-style-name="ce10"/>
        <table:table-column table:style-name="co10" table:number-columns-repeated="244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參、能源指標</text:p>
          </table:table-cell>
          <table:covered-table-cell table:number-columns-repeated="11" table:style-name="ce11"/>
          <table:table-cell table:style-name="ce30" table:number-columns-repeated="1012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2"/>
          <table:table-cell table:style-name="ce30" table:number-columns-repeated="1012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6.A4" table:end-x="28.91mm" table:end-y="19.06mm" draw:z-index="0" draw:name="Line 1" draw:style-name="gr1" draw:text-style-name="P1" svg:x1="0.26mm" svg:y1="0.28mm" svg:x2="28.91mm" svg:y2="26.8mm">
              <text:p/>
            </draw:line>
          </table:table-cell>
          <table:table-cell table:style-name="ce43" office:value-type="string" calcext:value-type="string" table:number-columns-spanned="11" table:number-rows-spanned="1">
            <text:p>能源安全度(%)</text:p>
          </table:table-cell>
          <table:covered-table-cell table:number-columns-repeated="10" table:style-name="ce43"/>
          <table:table-cell table:style-name="ce33" table:number-columns-repeated="1012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進口</text:p>
            <text:p>能源</text:p>
            <text:p>依存度</text:p>
          </table:table-cell>
          <table:table-cell table:style-name="ce12" office:value-type="string" calcext:value-type="string">
            <text:p>石油   </text:p>
            <text:p/>
            <text:p>依存度</text:p>
          </table:table-cell>
          <table:table-cell table:style-name="ce12" office:value-type="string" calcext:value-type="string">
            <text:p>進口</text:p>
            <text:p>石油</text:p>
            <text:p>依存度</text:p>
          </table:table-cell>
          <table:table-cell table:style-name="ce12" office:value-type="string" calcext:value-type="string">
            <text:p>中東原油</text:p>
            <text:p>進口</text:p>
            <text:p>依存度</text:p>
          </table:table-cell>
          <table:table-cell table:style-name="ce12" office:value-type="string" calcext:value-type="string">
            <text:p>石油進口值</text:p>
            <text:p>占總進口值</text:p>
            <text:p>比率</text:p>
          </table:table-cell>
          <table:table-cell table:style-name="ce12" office:value-type="string" calcext:value-type="string">
            <text:p>石油進口值</text:p>
            <text:p>占總出口值</text:p>
            <text:p>比率</text:p>
          </table:table-cell>
          <table:table-cell table:style-name="ce12" office:value-type="string" calcext:value-type="string">
            <text:p>石油進口值</text:p>
            <text:p>占名目GDP</text:p>
            <text:p>比率</text:p>
          </table:table-cell>
          <table:table-cell table:style-name="ce12" office:value-type="string" calcext:value-type="string">
            <text:p>能源進口值</text:p>
            <text:p>占總進口值</text:p>
            <text:p>比率</text:p>
          </table:table-cell>
          <table:table-cell table:style-name="ce12" office:value-type="string" calcext:value-type="string">
            <text:p>能源進口值</text:p>
            <text:p>占總出口值</text:p>
            <text:p>比率</text:p>
          </table:table-cell>
          <table:table-cell table:style-name="ce12" office:value-type="string" calcext:value-type="string">
            <text:p>能源進口值</text:p>
            <text:p>占名目GDP</text:p>
            <text:p>比率</text:p>
          </table:table-cell>
          <table:table-cell table:style-name="ce12" office:value-type="string" calcext:value-type="string">
            <text:p>平均每人負擔</text:p>
            <text:p>能源進口值</text:p>
            <text:p>(台幣元)</text:p>
          </table:table-cell>
          <table:table-cell table:style-name="ce33" table:number-columns-repeated="1012"/>
        </table:table-row>
        <table:table-row table:style-name="ro5">
          <table:table-cell table:style-name="ce5" office:value-type="string" calcext:value-type="string">
            <text:p>　民國 109 年</text:p>
          </table:table-cell>
          <table:table-cell table:style-name="ce14" office:value-type="float" office:value="97.5339" calcext:value-type="float">
            <text:p><text:s/>97.53</text:p>
          </table:table-cell>
          <table:table-cell table:style-name="ce14" office:value-type="float" office:value="44.1737" calcext:value-type="float">
            <text:p><text:s/>44.17</text:p>
          </table:table-cell>
          <table:table-cell table:style-name="ce14" office:value-type="float" office:value="99.8249" calcext:value-type="float">
            <text:p><text:s/>99.82</text:p>
          </table:table-cell>
          <table:table-cell table:style-name="ce14" office:value-type="float" office:value="72.4617" calcext:value-type="float">
            <text:p><text:s/>72.46</text:p>
          </table:table-cell>
          <table:table-cell table:style-name="ce14" office:value-type="float" office:value="6.666" calcext:value-type="float">
            <text:p><text:s/>6.67</text:p>
          </table:table-cell>
          <table:table-cell table:style-name="ce14" office:value-type="float" office:value="5.5215" calcext:value-type="float">
            <text:p><text:s/>5.52</text:p>
          </table:table-cell>
          <table:table-cell table:style-name="ce14" office:value-type="float" office:value="2.85509" calcext:value-type="float">
            <text:p><text:s/>2.86</text:p>
          </table:table-cell>
          <table:table-cell table:style-name="ce14" office:value-type="float" office:value="10.3835" calcext:value-type="float">
            <text:p><text:s/>10.38</text:p>
          </table:table-cell>
          <table:table-cell table:style-name="ce14" office:value-type="float" office:value="8.6007" calcext:value-type="float">
            <text:p><text:s/>8.60</text:p>
          </table:table-cell>
          <table:table-cell table:style-name="ce14" office:value-type="float" office:value="4.44728" calcext:value-type="float">
            <text:p><text:s/>4.45</text:p>
          </table:table-cell>
          <table:table-cell table:style-name="ce44" office:value-type="float" office:value="37337.481986" calcext:value-type="float">
            <text:p><text:s/>37,33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97.502" calcext:value-type="float">
            <text:p><text:s/>97.50</text:p>
          </table:table-cell>
          <table:table-cell table:style-name="ce14" office:value-type="float" office:value="49.0696" calcext:value-type="float">
            <text:p><text:s/>49.07</text:p>
          </table:table-cell>
          <table:table-cell table:style-name="ce14" office:value-type="float" office:value="99.8523" calcext:value-type="float">
            <text:p><text:s/>99.85</text:p>
          </table:table-cell>
          <table:table-cell table:style-name="ce14" office:value-type="float" office:value="75.1032" calcext:value-type="float">
            <text:p><text:s/>75.10</text:p>
          </table:table-cell>
          <table:table-cell table:style-name="ce14" office:value-type="float" office:value="10.3578" calcext:value-type="float">
            <text:p><text:s/>10.36</text:p>
          </table:table-cell>
          <table:table-cell table:style-name="ce14" office:value-type="float" office:value="9.094" calcext:value-type="float">
            <text:p><text:s/>9.09</text:p>
          </table:table-cell>
          <table:table-cell table:style-name="ce14" office:value-type="float" office:value="4.59827" calcext:value-type="float">
            <text:p><text:s/>4.60</text:p>
          </table:table-cell>
          <table:table-cell table:style-name="ce14" office:value-type="float" office:value="14.7055" calcext:value-type="float">
            <text:p><text:s/>14.71</text:p>
          </table:table-cell>
          <table:table-cell table:style-name="ce14" office:value-type="float" office:value="12.9112" calcext:value-type="float">
            <text:p><text:s/>12.91</text:p>
          </table:table-cell>
          <table:table-cell table:style-name="ce14" office:value-type="float" office:value="6.52838" calcext:value-type="float">
            <text:p><text:s/>6.53</text:p>
          </table:table-cell>
          <table:table-cell table:style-name="ce44" office:value-type="float" office:value="12984.620892" calcext:value-type="float">
            <text:p><text:s/>12,985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97.7177" calcext:value-type="float">
            <text:p><text:s/>97.72</text:p>
          </table:table-cell>
          <table:table-cell table:style-name="ce14" office:value-type="float" office:value="43.0443" calcext:value-type="float">
            <text:p><text:s/>43.04</text:p>
          </table:table-cell>
          <table:table-cell table:style-name="ce14" office:value-type="float" office:value="99.8377" calcext:value-type="float">
            <text:p><text:s/>99.84</text:p>
          </table:table-cell>
          <table:table-cell table:style-name="ce14" office:value-type="float" office:value="76.2153" calcext:value-type="float">
            <text:p><text:s/>76.22</text:p>
          </table:table-cell>
          <table:table-cell table:style-name="ce14" office:value-type="float" office:value="4.9386" calcext:value-type="float">
            <text:p><text:s/>4.94</text:p>
          </table:table-cell>
          <table:table-cell table:style-name="ce14" office:value-type="float" office:value="4.1768" calcext:value-type="float">
            <text:p><text:s/>4.18</text:p>
          </table:table-cell>
          <table:table-cell table:style-name="ce14" office:value-type="float" office:value="2.11217" calcext:value-type="float">
            <text:p><text:s/>2.11</text:p>
          </table:table-cell>
          <table:table-cell table:style-name="ce14" office:value-type="float" office:value="8.9084" calcext:value-type="float">
            <text:p><text:s/>8.91</text:p>
          </table:table-cell>
          <table:table-cell table:style-name="ce14" office:value-type="float" office:value="7.5342" calcext:value-type="float">
            <text:p><text:s/>7.53</text:p>
          </table:table-cell>
          <table:table-cell table:style-name="ce14" office:value-type="float" office:value="3.80999" calcext:value-type="float">
            <text:p><text:s/>3.81</text:p>
          </table:table-cell>
          <table:table-cell table:style-name="ce44" office:value-type="float" office:value="7626.197041" calcext:value-type="float">
            <text:p><text:s/>7,626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40" office:value-type="float" office:value="97.6106" calcext:value-type="float">
            <text:p><text:s/>98</text:p>
          </table:table-cell>
          <table:table-cell table:style-name="ce40" office:value-type="float" office:value="40.1946" calcext:value-type="float">
            <text:p><text:s/>40</text:p>
          </table:table-cell>
          <table:table-cell table:style-name="ce40" office:value-type="float" office:value="99.7991" calcext:value-type="float">
            <text:p><text:s/>100</text:p>
          </table:table-cell>
          <table:table-cell table:style-name="ce40" office:value-type="float" office:value="69.2379" calcext:value-type="float">
            <text:p><text:s/>69</text:p>
          </table:table-cell>
          <table:table-cell table:style-name="ce40" office:value-type="float" office:value="5.981" calcext:value-type="float">
            <text:p><text:s/>6</text:p>
          </table:table-cell>
          <table:table-cell table:style-name="ce40" office:value-type="float" office:value="4.7152" calcext:value-type="float">
            <text:p><text:s/>5</text:p>
          </table:table-cell>
          <table:table-cell table:style-name="ce40" office:value-type="float" office:value="2.47271" calcext:value-type="float">
            <text:p><text:s/>2</text:p>
          </table:table-cell>
          <table:table-cell table:style-name="ce40" office:value-type="float" office:value="9.2588" calcext:value-type="float">
            <text:p><text:s/>9</text:p>
          </table:table-cell>
          <table:table-cell table:style-name="ce40" office:value-type="float" office:value="7.2993" calcext:value-type="float">
            <text:p><text:s/>7</text:p>
          </table:table-cell>
          <table:table-cell table:style-name="ce40" office:value-type="float" office:value="3.82784" calcext:value-type="float">
            <text:p><text:s/>4</text:p>
          </table:table-cell>
          <table:table-cell table:style-name="ce42" office:value-type="float" office:value="8243.21768" calcext:value-type="float">
            <text:p><text:s/>8,243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4 季</text:p>
          </table:table-cell>
          <table:table-cell table:style-name="ce14" office:value-type="float" office:value="97.2876" calcext:value-type="float">
            <text:p><text:s/>97.29</text:p>
          </table:table-cell>
          <table:table-cell table:style-name="ce14" office:value-type="float" office:value="44.472" calcext:value-type="float">
            <text:p><text:s/>44.47</text:p>
          </table:table-cell>
          <table:table-cell table:style-name="ce14" office:value-type="float" office:value="99.8086" calcext:value-type="float">
            <text:p><text:s/>99.81</text:p>
          </table:table-cell>
          <table:table-cell table:style-name="ce14" office:value-type="float" office:value="67.9419" calcext:value-type="float">
            <text:p><text:s/>67.94</text:p>
          </table:table-cell>
          <table:table-cell table:style-name="ce14" office:value-type="float" office:value="5.4513" calcext:value-type="float">
            <text:p><text:s/>5.45</text:p>
          </table:table-cell>
          <table:table-cell table:style-name="ce14" office:value-type="float" office:value="4.4124" calcext:value-type="float">
            <text:p><text:s/>4.41</text:p>
          </table:table-cell>
          <table:table-cell table:style-name="ce14" office:value-type="float" office:value="2.34" calcext:value-type="float">
            <text:p><text:s/>2.34</text:p>
          </table:table-cell>
          <table:table-cell table:style-name="ce14" office:value-type="float" office:value="8.7735" calcext:value-type="float">
            <text:p><text:s/>8.77</text:p>
          </table:table-cell>
          <table:table-cell table:style-name="ce14" office:value-type="float" office:value="7.1014" calcext:value-type="float">
            <text:p><text:s/>7.10</text:p>
          </table:table-cell>
          <table:table-cell table:style-name="ce14" office:value-type="float" office:value="3.76606" calcext:value-type="float">
            <text:p><text:s/>3.77</text:p>
          </table:table-cell>
          <table:table-cell table:style-name="ce44" office:value-type="float" office:value="8479.530355" calcext:value-type="float">
            <text:p><text:s/>8,480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民國 110 年</text:p>
          </table:table-cell>
          <table:table-cell table:style-name="ce14" table:number-columns-repeated="10"/>
          <table:table-cell table:style-name="ce44"/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月</text:p>
          </table:table-cell>
          <table:table-cell table:style-name="ce14" office:value-type="float" office:value="97.5064" calcext:value-type="float">
            <text:p><text:s/>97.51</text:p>
          </table:table-cell>
          <table:table-cell table:style-name="ce14" office:value-type="float" office:value="45.6335" calcext:value-type="float">
            <text:p><text:s/>45.63</text:p>
          </table:table-cell>
          <table:table-cell table:style-name="ce14" office:value-type="float" office:value="99.8065" calcext:value-type="float">
            <text:p><text:s/>99.81</text:p>
          </table:table-cell>
          <table:table-cell table:style-name="ce14" office:value-type="float" office:value="71.1983" calcext:value-type="float">
            <text:p><text:s/>71.20</text:p>
          </table:table-cell>
          <table:table-cell table:style-name="ce14" office:value-type="float" office:value="6.4972" calcext:value-type="float">
            <text:p><text:s/>6.50</text:p>
          </table:table-cell>
          <table:table-cell table:style-name="ce14" office:value-type="float" office:value="5.3235" calcext:value-type="float">
            <text:p><text:s/>5.32</text:p>
          </table:table-cell>
          <table:table-cell table:style-name="ce14"/>
          <table:table-cell table:style-name="ce14" office:value-type="float" office:value="9.8044" calcext:value-type="float">
            <text:p><text:s/>9.80</text:p>
          </table:table-cell>
          <table:table-cell table:style-name="ce14" office:value-type="float" office:value="8.0333" calcext:value-type="float">
            <text:p><text:s/>8.03</text:p>
          </table:table-cell>
          <table:table-cell table:style-name="ce14"/>
          <table:table-cell table:style-name="ce44" office:value-type="float" office:value="3303.844092" calcext:value-type="float">
            <text:p><text:s/>3,30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2月</text:p>
          </table:table-cell>
          <table:table-cell table:style-name="ce14" office:value-type="float" office:value="97.398" calcext:value-type="float">
            <text:p><text:s/>97.40</text:p>
          </table:table-cell>
          <table:table-cell table:style-name="ce14" office:value-type="float" office:value="39.6806" calcext:value-type="float">
            <text:p><text:s/>39.68</text:p>
          </table:table-cell>
          <table:table-cell table:style-name="ce14" office:value-type="float" office:value="99.763" calcext:value-type="float">
            <text:p><text:s/>99.76</text:p>
          </table:table-cell>
          <table:table-cell table:style-name="ce14" office:value-type="float" office:value="77.5535" calcext:value-type="float">
            <text:p><text:s/>77.55</text:p>
          </table:table-cell>
          <table:table-cell table:style-name="ce14" office:value-type="float" office:value="7.0011" calcext:value-type="float">
            <text:p><text:s/>7.00</text:p>
          </table:table-cell>
          <table:table-cell table:style-name="ce14" office:value-type="float" office:value="5.8627" calcext:value-type="float">
            <text:p><text:s/>5.86</text:p>
          </table:table-cell>
          <table:table-cell table:style-name="ce14"/>
          <table:table-cell table:style-name="ce14" office:value-type="float" office:value="11.6677" calcext:value-type="float">
            <text:p><text:s/>11.67</text:p>
          </table:table-cell>
          <table:table-cell table:style-name="ce14" office:value-type="float" office:value="9.7705" calcext:value-type="float">
            <text:p><text:s/>9.77</text:p>
          </table:table-cell>
          <table:table-cell table:style-name="ce14"/>
          <table:table-cell table:style-name="ce44" office:value-type="float" office:value="3235.437245" calcext:value-type="float">
            <text:p><text:s/>3,235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3月</text:p>
          </table:table-cell>
          <table:table-cell table:style-name="ce14" office:value-type="float" office:value="97.7824" calcext:value-type="float">
            <text:p><text:s/>97.78</text:p>
          </table:table-cell>
          <table:table-cell table:style-name="ce14" office:value-type="float" office:value="47.8256" calcext:value-type="float">
            <text:p><text:s/>47.83</text:p>
          </table:table-cell>
          <table:table-cell table:style-name="ce14" office:value-type="float" office:value="99.8091" calcext:value-type="float">
            <text:p><text:s/>99.81</text:p>
          </table:table-cell>
          <table:table-cell table:style-name="ce14" office:value-type="float" office:value="65.6811" calcext:value-type="float">
            <text:p><text:s/>65.68</text:p>
          </table:table-cell>
          <table:table-cell table:style-name="ce14" office:value-type="float" office:value="7.6928" calcext:value-type="float">
            <text:p><text:s/>7.69</text:p>
          </table:table-cell>
          <table:table-cell table:style-name="ce14" office:value-type="float" office:value="6.908" calcext:value-type="float">
            <text:p><text:s/>6.91</text:p>
          </table:table-cell>
          <table:table-cell table:style-name="ce14"/>
          <table:table-cell table:style-name="ce14" office:value-type="float" office:value="11.1516" calcext:value-type="float">
            <text:p><text:s/>11.15</text:p>
          </table:table-cell>
          <table:table-cell table:style-name="ce14" office:value-type="float" office:value="10.0139" calcext:value-type="float">
            <text:p><text:s/>10.01</text:p>
          </table:table-cell>
          <table:table-cell table:style-name="ce14"/>
          <table:table-cell table:style-name="ce44" office:value-type="float" office:value="4271.28423" calcext:value-type="float">
            <text:p><text:s/>4,271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14" office:value-type="float" office:value="97.5765" calcext:value-type="float">
            <text:p><text:s/>97.58</text:p>
          </table:table-cell>
          <table:table-cell table:style-name="ce14" office:value-type="float" office:value="44.687" calcext:value-type="float">
            <text:p><text:s/>44.69</text:p>
          </table:table-cell>
          <table:table-cell table:style-name="ce14" office:value-type="float" office:value="99.7972" calcext:value-type="float">
            <text:p><text:s/>99.80</text:p>
          </table:table-cell>
          <table:table-cell table:style-name="ce14" office:value-type="float" office:value="70.6155" calcext:value-type="float">
            <text:p><text:s/>70.62</text:p>
          </table:table-cell>
          <table:table-cell table:style-name="ce14" office:value-type="float" office:value="7.0963" calcext:value-type="float">
            <text:p><text:s/>7.10</text:p>
          </table:table-cell>
          <table:table-cell table:style-name="ce14" office:value-type="float" office:value="6.0541" calcext:value-type="float">
            <text:p><text:s/>6.05</text:p>
          </table:table-cell>
          <table:table-cell table:style-name="ce14" office:value-type="float" office:value="3.15339" calcext:value-type="float">
            <text:p><text:s/>3.15</text:p>
          </table:table-cell>
          <table:table-cell table:style-name="ce14" office:value-type="float" office:value="10.8397" calcext:value-type="float">
            <text:p><text:s/>10.84</text:p>
          </table:table-cell>
          <table:table-cell table:style-name="ce14" office:value-type="float" office:value="9.2478" calcext:value-type="float">
            <text:p><text:s/>9.25</text:p>
          </table:table-cell>
          <table:table-cell table:style-name="ce14" office:value-type="float" office:value="4.81683" calcext:value-type="float">
            <text:p><text:s/>4.82</text:p>
          </table:table-cell>
          <table:table-cell table:style-name="ce44" office:value-type="float" office:value="10810.309941" calcext:value-type="float">
            <text:p><text:s/>10,810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4月</text:p>
          </table:table-cell>
          <table:table-cell table:style-name="ce14" office:value-type="float" office:value="97.5228" calcext:value-type="float">
            <text:p><text:s/>97.52</text:p>
          </table:table-cell>
          <table:table-cell table:style-name="ce14" office:value-type="float" office:value="42.4367" calcext:value-type="float">
            <text:p><text:s/>42.44</text:p>
          </table:table-cell>
          <table:table-cell table:style-name="ce14" office:value-type="float" office:value="99.7678" calcext:value-type="float">
            <text:p><text:s/>99.77</text:p>
          </table:table-cell>
          <table:table-cell table:style-name="ce14" office:value-type="float" office:value="75.572" calcext:value-type="float">
            <text:p><text:s/>75.57</text:p>
          </table:table-cell>
          <table:table-cell table:style-name="ce14" office:value-type="float" office:value="8.1142" calcext:value-type="float">
            <text:p><text:s/>8.11</text:p>
          </table:table-cell>
          <table:table-cell table:style-name="ce14" office:value-type="float" office:value="6.6804" calcext:value-type="float">
            <text:p><text:s/>6.68</text:p>
          </table:table-cell>
          <table:table-cell table:style-name="ce14"/>
          <table:table-cell table:style-name="ce14" office:value-type="float" office:value="11.9723" calcext:value-type="float">
            <text:p><text:s/>11.97</text:p>
          </table:table-cell>
          <table:table-cell table:style-name="ce14" office:value-type="float" office:value="9.8567" calcext:value-type="float">
            <text:p><text:s/>9.86</text:p>
          </table:table-cell>
          <table:table-cell table:style-name="ce14"/>
          <table:table-cell table:style-name="ce44" office:value-type="float" office:value="4127.722758" calcext:value-type="float">
            <text:p><text:s/>4,128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5月</text:p>
          </table:table-cell>
          <table:table-cell table:style-name="ce14" office:value-type="float" office:value="97.7839" calcext:value-type="float">
            <text:p><text:s/>97.78</text:p>
          </table:table-cell>
          <table:table-cell table:style-name="ce14" office:value-type="float" office:value="42.2755" calcext:value-type="float">
            <text:p><text:s/>42.28</text:p>
          </table:table-cell>
          <table:table-cell table:style-name="ce14" office:value-type="float" office:value="99.8028" calcext:value-type="float">
            <text:p><text:s/>99.80</text:p>
          </table:table-cell>
          <table:table-cell table:style-name="ce14" office:value-type="float" office:value="67.7683" calcext:value-type="float">
            <text:p><text:s/>67.77</text:p>
          </table:table-cell>
          <table:table-cell table:style-name="ce14" office:value-type="float" office:value="7.564" calcext:value-type="float">
            <text:p><text:s/>7.56</text:p>
          </table:table-cell>
          <table:table-cell table:style-name="ce14" office:value-type="float" office:value="6.3193" calcext:value-type="float">
            <text:p><text:s/>6.32</text:p>
          </table:table-cell>
          <table:table-cell table:style-name="ce14"/>
          <table:table-cell table:style-name="ce14" office:value-type="float" office:value="11.8864" calcext:value-type="float">
            <text:p><text:s/>11.89</text:p>
          </table:table-cell>
          <table:table-cell table:style-name="ce14" office:value-type="float" office:value="9.9305" calcext:value-type="float">
            <text:p><text:s/>9.93</text:p>
          </table:table-cell>
          <table:table-cell table:style-name="ce14"/>
          <table:table-cell table:style-name="ce44" office:value-type="float" office:value="4447.29311" calcext:value-type="float">
            <text:p><text:s/>4,44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6月</text:p>
          </table:table-cell>
          <table:table-cell table:style-name="ce14" office:value-type="float" office:value="97.179" calcext:value-type="float">
            <text:p><text:s/>97.18</text:p>
          </table:table-cell>
          <table:table-cell table:style-name="ce14" office:value-type="float" office:value="41.491" calcext:value-type="float">
            <text:p><text:s/>41.49</text:p>
          </table:table-cell>
          <table:table-cell table:style-name="ce14" office:value-type="float" office:value="99.7843" calcext:value-type="float">
            <text:p><text:s/>99.78</text:p>
          </table:table-cell>
          <table:table-cell table:style-name="ce14" office:value-type="float" office:value="69.5465" calcext:value-type="float">
            <text:p><text:s/>69.55</text:p>
          </table:table-cell>
          <table:table-cell table:style-name="ce14" office:value-type="float" office:value="6.0827" calcext:value-type="float">
            <text:p><text:s/>6.08</text:p>
          </table:table-cell>
          <table:table-cell table:style-name="ce14" office:value-type="float" office:value="5.2289" calcext:value-type="float">
            <text:p><text:s/>5.23</text:p>
          </table:table-cell>
          <table:table-cell table:style-name="ce14"/>
          <table:table-cell table:style-name="ce14" office:value-type="float" office:value="9.8399" calcext:value-type="float">
            <text:p><text:s/>9.84</text:p>
          </table:table-cell>
          <table:table-cell table:style-name="ce14" office:value-type="float" office:value="8.4587" calcext:value-type="float">
            <text:p><text:s/>8.46</text:p>
          </table:table-cell>
          <table:table-cell table:style-name="ce14"/>
          <table:table-cell table:style-name="ce44" office:value-type="float" office:value="3713.590227" calcext:value-type="float">
            <text:p><text:s/>3,714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14" office:value-type="float" office:value="97.5151" calcext:value-type="float">
            <text:p><text:s/>97.52</text:p>
          </table:table-cell>
          <table:table-cell table:style-name="ce14" office:value-type="float" office:value="42.0846" calcext:value-type="float">
            <text:p><text:s/>42.08</text:p>
          </table:table-cell>
          <table:table-cell table:style-name="ce14" office:value-type="float" office:value="99.786" calcext:value-type="float">
            <text:p><text:s/>99.79</text:p>
          </table:table-cell>
          <table:table-cell table:style-name="ce14" office:value-type="float" office:value="70.7369" calcext:value-type="float">
            <text:p><text:s/>70.74</text:p>
          </table:table-cell>
          <table:table-cell table:style-name="ce14" office:value-type="float" office:value="7.2275" calcext:value-type="float">
            <text:p><text:s/>7.23</text:p>
          </table:table-cell>
          <table:table-cell table:style-name="ce14" office:value-type="float" office:value="6.0687" calcext:value-type="float">
            <text:p><text:s/>6.07</text:p>
          </table:table-cell>
          <table:table-cell table:style-name="ce14" office:value-type="float" office:value="3.56239" calcext:value-type="float">
            <text:p><text:s/>3.56</text:p>
          </table:table-cell>
          <table:table-cell table:style-name="ce14" office:value-type="float" office:value="11.2093" calcext:value-type="float">
            <text:p><text:s/>11.21</text:p>
          </table:table-cell>
          <table:table-cell table:style-name="ce14" office:value-type="float" office:value="9.4122" calcext:value-type="float">
            <text:p><text:s/>9.41</text:p>
          </table:table-cell>
          <table:table-cell table:style-name="ce14" office:value-type="float" office:value="5.52499" calcext:value-type="float">
            <text:p><text:s/>5.52</text:p>
          </table:table-cell>
          <table:table-cell table:style-name="ce44" office:value-type="float" office:value="12288.864439" calcext:value-type="float">
            <text:p><text:s/>12,289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7月</text:p>
          </table:table-cell>
          <table:table-cell table:style-name="ce14" office:value-type="float" office:value="97.3561" calcext:value-type="float">
            <text:p><text:s/>97.36</text:p>
          </table:table-cell>
          <table:table-cell table:style-name="ce14" office:value-type="float" office:value="42.9424" calcext:value-type="float">
            <text:p><text:s/>42.94</text:p>
          </table:table-cell>
          <table:table-cell table:style-name="ce14" office:value-type="float" office:value="99.7752" calcext:value-type="float">
            <text:p><text:s/>99.78</text:p>
          </table:table-cell>
          <table:table-cell table:style-name="ce14" office:value-type="float" office:value="75.979" calcext:value-type="float">
            <text:p><text:s/>75.98</text:p>
          </table:table-cell>
          <table:table-cell table:style-name="ce14" office:value-type="float" office:value="8.1422" calcext:value-type="float">
            <text:p><text:s/>8.14</text:p>
          </table:table-cell>
          <table:table-cell table:style-name="ce14" office:value-type="float" office:value="6.8763" calcext:value-type="float">
            <text:p><text:s/>6.88</text:p>
          </table:table-cell>
          <table:table-cell table:style-name="ce14"/>
          <table:table-cell table:style-name="ce14" office:value-type="float" office:value="13.133" calcext:value-type="float">
            <text:p><text:s/>13.13</text:p>
          </table:table-cell>
          <table:table-cell table:style-name="ce14" office:value-type="float" office:value="11.0911" calcext:value-type="float">
            <text:p><text:s/>11.09</text:p>
          </table:table-cell>
          <table:table-cell table:style-name="ce14"/>
          <table:table-cell table:style-name="ce44" office:value-type="float" office:value="4998.564658" calcext:value-type="float">
            <text:p><text:s/>4,999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8月</text:p>
          </table:table-cell>
          <table:table-cell table:style-name="ce14" office:value-type="float" office:value="97.659" calcext:value-type="float">
            <text:p><text:s/>97.66</text:p>
          </table:table-cell>
          <table:table-cell table:style-name="ce14" office:value-type="float" office:value="46.1061" calcext:value-type="float">
            <text:p><text:s/>46.11</text:p>
          </table:table-cell>
          <table:table-cell table:style-name="ce14" office:value-type="float" office:value="99.8416" calcext:value-type="float">
            <text:p><text:s/>99.84</text:p>
          </table:table-cell>
          <table:table-cell table:style-name="ce14" office:value-type="float" office:value="69.8895" calcext:value-type="float">
            <text:p><text:s/>69.89</text:p>
          </table:table-cell>
          <table:table-cell table:style-name="ce14" office:value-type="float" office:value="8.3741" calcext:value-type="float">
            <text:p><text:s/>8.37</text:p>
          </table:table-cell>
          <table:table-cell table:style-name="ce14" office:value-type="float" office:value="7.6381" calcext:value-type="float">
            <text:p><text:s/>7.64</text:p>
          </table:table-cell>
          <table:table-cell table:style-name="ce14"/>
          <table:table-cell table:style-name="ce14" office:value-type="float" office:value="13.3231" calcext:value-type="float">
            <text:p><text:s/>13.32</text:p>
          </table:table-cell>
          <table:table-cell table:style-name="ce14" office:value-type="float" office:value="12.1522" calcext:value-type="float">
            <text:p><text:s/>12.15</text:p>
          </table:table-cell>
          <table:table-cell table:style-name="ce14"/>
          <table:table-cell table:style-name="ce44" office:value-type="float" office:value="5691.221525" calcext:value-type="float">
            <text:p><text:s/>5,691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9月</text:p>
          </table:table-cell>
          <table:table-cell table:style-name="ce14" office:value-type="float" office:value="97.3131" calcext:value-type="float">
            <text:p><text:s/>97.31</text:p>
          </table:table-cell>
          <table:table-cell table:style-name="ce14" office:value-type="float" office:value="42.8223" calcext:value-type="float">
            <text:p><text:s/>42.82</text:p>
          </table:table-cell>
          <table:table-cell table:style-name="ce14" office:value-type="float" office:value="99.7805" calcext:value-type="float">
            <text:p><text:s/>99.78</text:p>
          </table:table-cell>
          <table:table-cell table:style-name="ce14" office:value-type="float" office:value="69.1998" calcext:value-type="float">
            <text:p><text:s/>69.20</text:p>
          </table:table-cell>
          <table:table-cell table:style-name="ce14" office:value-type="float" office:value="7.3422" calcext:value-type="float">
            <text:p><text:s/>7.34</text:p>
          </table:table-cell>
          <table:table-cell table:style-name="ce14" office:value-type="float" office:value="6.1486" calcext:value-type="float">
            <text:p><text:s/>6.15</text:p>
          </table:table-cell>
          <table:table-cell table:style-name="ce14"/>
          <table:table-cell table:style-name="ce14" office:value-type="float" office:value="12.6866" calcext:value-type="float">
            <text:p><text:s/>12.69</text:p>
          </table:table-cell>
          <table:table-cell table:style-name="ce14" office:value-type="float" office:value="10.6241" calcext:value-type="float">
            <text:p><text:s/>10.62</text:p>
          </table:table-cell>
          <table:table-cell table:style-name="ce14"/>
          <table:table-cell table:style-name="ce44" office:value-type="float" office:value="5015.865776" calcext:value-type="float">
            <text:p><text:s/>5,016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14" office:value-type="float" office:value="97.4534" calcext:value-type="float">
            <text:p><text:s/>97.45</text:p>
          </table:table-cell>
          <table:table-cell table:style-name="ce14" office:value-type="float" office:value="44.0346" calcext:value-type="float">
            <text:p><text:s/>44.03</text:p>
          </table:table-cell>
          <table:table-cell table:style-name="ce14" office:value-type="float" office:value="99.8035" calcext:value-type="float">
            <text:p><text:s/>99.80</text:p>
          </table:table-cell>
          <table:table-cell table:style-name="ce14" office:value-type="float" office:value="71.726" calcext:value-type="float">
            <text:p><text:s/>71.73</text:p>
          </table:table-cell>
          <table:table-cell table:style-name="ce14" office:value-type="float" office:value="7.9619" calcext:value-type="float">
            <text:p><text:s/>7.96</text:p>
          </table:table-cell>
          <table:table-cell table:style-name="ce14" office:value-type="float" office:value="6.886" calcext:value-type="float">
            <text:p><text:s/>6.89</text:p>
          </table:table-cell>
          <table:table-cell table:style-name="ce14" office:value-type="float" office:value="4.17611" calcext:value-type="float">
            <text:p><text:s/>4.18</text:p>
          </table:table-cell>
          <table:table-cell table:style-name="ce14" office:value-type="float" office:value="13.0539" calcext:value-type="float">
            <text:p><text:s/>13.05</text:p>
          </table:table-cell>
          <table:table-cell table:style-name="ce14" office:value-type="float" office:value="11.29" calcext:value-type="float">
            <text:p><text:s/>11.29</text:p>
          </table:table-cell>
          <table:table-cell table:style-name="ce14" office:value-type="float" office:value="6.84694" calcext:value-type="float">
            <text:p><text:s/>6.85</text:p>
          </table:table-cell>
          <table:table-cell table:style-name="ce44" office:value-type="float" office:value="15706.553118" calcext:value-type="float">
            <text:p><text:s/>15,707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0月</text:p>
          </table:table-cell>
          <table:table-cell table:style-name="ce14" office:value-type="float" office:value="97.2864" calcext:value-type="float">
            <text:p><text:s/>97.29</text:p>
          </table:table-cell>
          <table:table-cell table:style-name="ce14" office:value-type="float" office:value="44.1351" calcext:value-type="float">
            <text:p><text:s/>44.14</text:p>
          </table:table-cell>
          <table:table-cell table:style-name="ce14" office:value-type="float" office:value="99.8228" calcext:value-type="float">
            <text:p><text:s/>99.82</text:p>
          </table:table-cell>
          <table:table-cell table:style-name="ce14" office:value-type="float" office:value="84.5023" calcext:value-type="float">
            <text:p><text:s/>84.50</text:p>
          </table:table-cell>
          <table:table-cell table:style-name="ce14" office:value-type="float" office:value="7.899" calcext:value-type="float">
            <text:p><text:s/>7.90</text:p>
          </table:table-cell>
          <table:table-cell table:style-name="ce14" office:value-type="float" office:value="6.6942" calcext:value-type="float">
            <text:p><text:s/>6.69</text:p>
          </table:table-cell>
          <table:table-cell table:style-name="ce14"/>
          <table:table-cell table:style-name="ce14" office:value-type="float" office:value="14.124" calcext:value-type="float">
            <text:p><text:s/>14.12</text:p>
          </table:table-cell>
          <table:table-cell table:style-name="ce14" office:value-type="float" office:value="11.9699" calcext:value-type="float">
            <text:p><text:s/>11.97</text:p>
          </table:table-cell>
          <table:table-cell table:style-name="ce14"/>
          <table:table-cell table:style-name="ce44" office:value-type="float" office:value="5698.631246" calcext:value-type="float">
            <text:p><text:s/>5,699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 calcext:value-type="string">
            <text:p>　　11月</text:p>
          </table:table-cell>
          <table:table-cell table:style-name="ce14" office:value-type="float" office:value="97.275" calcext:value-type="float">
            <text:p><text:s/>97.28</text:p>
          </table:table-cell>
          <table:table-cell table:style-name="ce14" office:value-type="float" office:value="38.0578" calcext:value-type="float">
            <text:p><text:s/>38.06</text:p>
          </table:table-cell>
          <table:table-cell table:style-name="ce14" office:value-type="float" office:value="99.7407" calcext:value-type="float">
            <text:p><text:s/>99.74</text:p>
          </table:table-cell>
          <table:table-cell table:style-name="ce14" office:value-type="float" office:value="89.5845" calcext:value-type="float">
            <text:p><text:s/>89.58</text:p>
          </table:table-cell>
          <table:table-cell table:style-name="ce14" office:value-type="float" office:value="6.5461" calcext:value-type="float">
            <text:p><text:s/>6.55</text:p>
          </table:table-cell>
          <table:table-cell table:style-name="ce14" office:value-type="float" office:value="5.6467" calcext:value-type="float">
            <text:p><text:s/>5.65</text:p>
          </table:table-cell>
          <table:table-cell table:style-name="ce14"/>
          <table:table-cell table:style-name="ce14" office:value-type="float" office:value="14.8127" calcext:value-type="float">
            <text:p><text:s/>14.81</text:p>
          </table:table-cell>
          <table:table-cell table:style-name="ce14" office:value-type="float" office:value="12.7776" calcext:value-type="float">
            <text:p><text:s/>12.78</text:p>
          </table:table-cell>
          <table:table-cell table:style-name="ce14"/>
          <table:table-cell table:style-name="ce44" office:value-type="float" office:value="6332.737093" calcext:value-type="float">
            <text:p><text:s/>6,333</text:p>
          </table:table-cell>
          <table:table-cell table:style-name="ce39" table:number-columns-repeated="1012"/>
        </table:table-row>
        <table:table-row table:style-name="ro5">
          <table:table-cell table:style-name="ce6" office:value-type="string" calcext:value-type="string">
            <text:p>　1-11月</text:p>
          </table:table-cell>
          <table:table-cell table:style-name="ce15" office:value-type="float" office:value="97.4697" calcext:value-type="float">
            <text:p><text:s/>97.47</text:p>
          </table:table-cell>
          <table:table-cell table:style-name="ce15" office:value-type="float" office:value="43.1599" calcext:value-type="float">
            <text:p><text:s/>43.16</text:p>
          </table:table-cell>
          <table:table-cell table:style-name="ce15" office:value-type="float" office:value="99.7948" calcext:value-type="float">
            <text:p><text:s/>99.79</text:p>
          </table:table-cell>
          <table:table-cell table:number-columns-repeated="3" table:style-name="ce15" office:value-type="float" office:value="0" calcext:value-type="float">
            <text:p><text:s/>-</text:p>
          </table:table-cell>
          <table:table-cell table:style-name="ce15"/>
          <table:table-cell table:number-columns-repeated="2" table:style-name="ce15" office:value-type="float" office:value="0" calcext:value-type="float">
            <text:p><text:s/>-</text:p>
          </table:table-cell>
          <table:table-cell table:style-name="ce15"/>
          <table:table-cell table:style-name="ce45" office:value-type="float" office:value="0" calcext:value-type="float">
            <text:p><text:s/>-</text:p>
          </table:table-cell>
          <table:table-cell table:style-name="ce39" table:number-columns-repeated="1012"/>
        </table:table-row>
        <table:table-row table:style-name="ro5">
          <table:table-cell table:style-name="ce36"/>
          <table:table-cell table:style-name="ce41" table:number-columns-repeated="11"/>
          <table:table-cell table:style-name="ce39" table:number-columns-repeated="1012"/>
        </table:table-row>
        <table:table-row table:style-name="ro5">
          <table:table-cell table:style-name="ce37"/>
          <table:table-cell table:style-name="ce39" table:number-columns-repeated="1023"/>
        </table:table-row>
        <table:table-row table:style-name="ro5">
          <table:table-cell table:style-name="ce37"/>
          <table:table-cell table:style-name="ce38" table:number-columns-repeated="1023"/>
        </table:table-row>
        <table:table-row table:style-name="ro6" table:number-rows-repeated="9">
          <table:table-cell table:style-name="ce37"/>
          <table:table-cell table:style-name="ce39" table:number-columns-repeated="1023"/>
        </table:table-row>
        <table:table-row table:style-name="ro6" table:number-rows-repeated="2">
          <table:table-cell table:style-name="ce8"/>
          <table:table-cell table:style-name="ce18" table:number-columns-repeated="6"/>
          <table:table-cell table:style-name="ce39" table:number-columns-repeated="1017"/>
        </table:table-row>
        <table:table-row table:style-name="ro6" table:number-rows-repeated="4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102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6.$A$5"/>
        </table:named-expressions>
      </table:table>
      <table:table table:name="Page7" table:style-name="ta7">
        <table:table-column table:style-name="co11" table:default-cell-style-name="ce10"/>
        <table:table-column table:style-name="co17" table:number-columns-repeated="7" table:default-cell-style-name="ce10"/>
        <table:table-column table:style-name="co9" table:default-cell-style-name="ce10"/>
        <table:table-column table:style-name="co18" table:default-cell-style-name="ce10"/>
        <table:table-column table:style-name="co10" table:number-columns-repeated="247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參、能源指標</text:p>
          </table:table-cell>
          <table:covered-table-cell table:number-columns-repeated="7" table:style-name="ce11"/>
          <table:table-cell table:style-name="ce30" table:number-columns-repeated="1016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2"/>
          <table:table-cell table:style-name="ce30" table:number-columns-repeated="1016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7.B4" table:end-x="0.04mm" table:end-y="19.06mm" draw:z-index="0" draw:name="Line 1" draw:style-name="gr1" draw:text-style-name="P1" svg:x1="0.26mm" svg:y1="0.28mm" svg:x2="29.17mm" svg:y2="26.8mm">
              <text:p/>
            </draw:line>
          </table:table-cell>
          <table:table-cell table:style-name="ce43" office:value-type="string" calcext:value-type="string" table:number-columns-spanned="3" table:number-rows-spanned="1">
            <text:p>能源密集工業能源消費</text:p>
          </table:table-cell>
          <table:covered-table-cell table:number-columns-repeated="2" table:style-name="ce43"/>
          <table:table-cell table:style-name="ce43" office:value-type="string" calcext:value-type="string" table:number-columns-spanned="3" table:number-rows-spanned="1">
            <text:p>能源密集工業實質生產毛額</text:p>
          </table:table-cell>
          <table:covered-table-cell table:number-columns-repeated="2" table:style-name="ce43"/>
          <table:table-cell table:style-name="ce12" office:value-type="string" calcext:value-type="string" table:number-columns-spanned="1" table:number-rows-spanned="2">
            <text:p>能源密集工業</text:p>
            <text:p>之能源密集度</text:p>
            <text:p>(公升油當量</text:p>
            <text:p>/千元)</text:p>
          </table:table-cell>
          <table:table-cell table:style-name="ce33" table:number-columns-repeated="1016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占製造業</text:p>
            <text:p>比率</text:p>
            <text:p>(%)</text:p>
          </table:table-cell>
          <table:table-cell table:style-name="ce12" office:value-type="string" calcext:value-type="string">
            <text:p>占國內能源</text:p>
            <text:p>消費比率</text:p>
            <text:p>(%)</text:p>
          </table:table-cell>
          <table:table-cell table:style-name="ce12" office:value-type="string" calcext:value-type="string">
            <text:p>連鎖實質值</text:p>
            <text:p>(105年為參考年)</text:p>
            <text:p>金額</text:p>
            <text:p>(百萬元)</text:p>
          </table:table-cell>
          <table:table-cell table:style-name="ce12" office:value-type="string" calcext:value-type="string">
            <text:p>占製造業</text:p>
            <text:p>比率</text:p>
            <text:p>(%)</text:p>
          </table:table-cell>
          <table:table-cell table:style-name="ce12" office:value-type="string" calcext:value-type="string">
            <text:p>占實質</text:p>
            <text:p>GDP</text:p>
            <text:p>比率(%)</text:p>
          </table:table-cell>
          <table:covered-table-cell table:style-name="ce26"/>
          <table:table-cell table:style-name="ce33" table:number-columns-repeated="1016"/>
        </table:table-row>
        <table:table-row table:style-name="ro5">
          <table:table-cell table:style-name="ce5" office:value-type="string" calcext:value-type="string">
            <text:p>　民國 <text:s/>91 年</text:p>
          </table:table-cell>
          <table:table-cell table:style-name="ce23" office:value-type="float" office:value="14358.5523301424" calcext:value-type="float">
            <text:p><text:s/>14,359</text:p>
          </table:table-cell>
          <table:table-cell table:style-name="ce14" office:value-type="float" office:value="53.7575" calcext:value-type="float">
            <text:p><text:s/>53.76</text:p>
          </table:table-cell>
          <table:table-cell table:style-name="ce14" office:value-type="float" office:value="20.9549" calcext:value-type="float">
            <text:p><text:s/>20.95</text:p>
          </table:table-cell>
          <table:table-cell table:style-name="ce23" office:value-type="float" office:value="344960" calcext:value-type="float">
            <text:p><text:s/>344,960</text:p>
          </table:table-cell>
          <table:table-cell table:style-name="ce14" office:value-type="float" office:value="16.9405" calcext:value-type="float">
            <text:p><text:s/>16.94</text:p>
          </table:table-cell>
          <table:table-cell table:style-name="ce14" office:value-type="float" office:value="3.3628" calcext:value-type="float">
            <text:p><text:s/>3.36</text:p>
          </table:table-cell>
          <table:table-cell table:style-name="ce28" office:value-type="float" office:value="41.623" calcext:value-type="float">
            <text:p><text:s/>41.62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2 年</text:p>
          </table:table-cell>
          <table:table-cell table:style-name="ce23" office:value-type="float" office:value="14871.3000943996" calcext:value-type="float">
            <text:p><text:s/>14,871</text:p>
          </table:table-cell>
          <table:table-cell table:style-name="ce14" office:value-type="float" office:value="53.9288" calcext:value-type="float">
            <text:p><text:s/>53.93</text:p>
          </table:table-cell>
          <table:table-cell table:style-name="ce14" office:value-type="float" office:value="20.5841" calcext:value-type="float">
            <text:p><text:s/>20.58</text:p>
          </table:table-cell>
          <table:table-cell table:style-name="ce23" office:value-type="float" office:value="356636" calcext:value-type="float">
            <text:p><text:s/>356,636</text:p>
          </table:table-cell>
          <table:table-cell table:style-name="ce14" office:value-type="float" office:value="15.7101" calcext:value-type="float">
            <text:p><text:s/>15.71</text:p>
          </table:table-cell>
          <table:table-cell table:style-name="ce14" office:value-type="float" office:value="3.3357" calcext:value-type="float">
            <text:p><text:s/>3.34</text:p>
          </table:table-cell>
          <table:table-cell table:style-name="ce28" office:value-type="float" office:value="41.698" calcext:value-type="float">
            <text:p><text:s/>41.70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3 年</text:p>
          </table:table-cell>
          <table:table-cell table:style-name="ce23" office:value-type="float" office:value="15941.4035773774" calcext:value-type="float">
            <text:p><text:s/>15,941</text:p>
          </table:table-cell>
          <table:table-cell table:style-name="ce14" office:value-type="float" office:value="54.6795" calcext:value-type="float">
            <text:p><text:s/>54.68</text:p>
          </table:table-cell>
          <table:table-cell table:style-name="ce14" office:value-type="float" office:value="21.0926" calcext:value-type="float">
            <text:p><text:s/>21.09</text:p>
          </table:table-cell>
          <table:table-cell table:style-name="ce23" office:value-type="float" office:value="382329" calcext:value-type="float">
            <text:p><text:s/>382,329</text:p>
          </table:table-cell>
          <table:table-cell table:style-name="ce14" office:value-type="float" office:value="15.0864" calcext:value-type="float">
            <text:p><text:s/>15.09</text:p>
          </table:table-cell>
          <table:table-cell table:style-name="ce14" office:value-type="float" office:value="3.3436" calcext:value-type="float">
            <text:p><text:s/>3.34</text:p>
          </table:table-cell>
          <table:table-cell table:style-name="ce28" office:value-type="float" office:value="41.695" calcext:value-type="float">
            <text:p><text:s/>41.70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4 年</text:p>
          </table:table-cell>
          <table:table-cell table:style-name="ce23" office:value-type="float" office:value="15900.1716436148" calcext:value-type="float">
            <text:p><text:s/>15,900</text:p>
          </table:table-cell>
          <table:table-cell table:style-name="ce14" office:value-type="float" office:value="53.168" calcext:value-type="float">
            <text:p><text:s/>53.17</text:p>
          </table:table-cell>
          <table:table-cell table:style-name="ce14" office:value-type="float" office:value="20.6912" calcext:value-type="float">
            <text:p><text:s/>20.69</text:p>
          </table:table-cell>
          <table:table-cell table:style-name="ce23" office:value-type="float" office:value="393085" calcext:value-type="float">
            <text:p><text:s/>393,085</text:p>
          </table:table-cell>
          <table:table-cell table:style-name="ce14" office:value-type="float" office:value="14.2558" calcext:value-type="float">
            <text:p><text:s/>14.26</text:p>
          </table:table-cell>
          <table:table-cell table:style-name="ce14" office:value-type="float" office:value="3.262" calcext:value-type="float">
            <text:p><text:s/>3.26</text:p>
          </table:table-cell>
          <table:table-cell table:style-name="ce28" office:value-type="float" office:value="40.449" calcext:value-type="float">
            <text:p><text:s/>40.45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5 年</text:p>
          </table:table-cell>
          <table:table-cell table:style-name="ce23" office:value-type="float" office:value="16795.1126168959" calcext:value-type="float">
            <text:p><text:s/>16,795</text:p>
          </table:table-cell>
          <table:table-cell table:style-name="ce14" office:value-type="float" office:value="54.3689" calcext:value-type="float">
            <text:p><text:s/>54.37</text:p>
          </table:table-cell>
          <table:table-cell table:style-name="ce14" office:value-type="float" office:value="21.5672" calcext:value-type="float">
            <text:p><text:s/>21.57</text:p>
          </table:table-cell>
          <table:table-cell table:style-name="ce23" office:value-type="float" office:value="418805" calcext:value-type="float">
            <text:p><text:s/>418,805</text:p>
          </table:table-cell>
          <table:table-cell table:style-name="ce14" office:value-type="float" office:value="14.0664" calcext:value-type="float">
            <text:p><text:s/>14.07</text:p>
          </table:table-cell>
          <table:table-cell table:style-name="ce14" office:value-type="float" office:value="3.2858" calcext:value-type="float">
            <text:p><text:s/>3.29</text:p>
          </table:table-cell>
          <table:table-cell table:style-name="ce28" office:value-type="float" office:value="40.102" calcext:value-type="float">
            <text:p><text:s/>40.10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6 年</text:p>
          </table:table-cell>
          <table:table-cell table:style-name="ce23" office:value-type="float" office:value="17130.4403874902" calcext:value-type="float">
            <text:p><text:s/>17,130</text:p>
          </table:table-cell>
          <table:table-cell table:style-name="ce14" office:value-type="float" office:value="54.1309" calcext:value-type="float">
            <text:p><text:s/>54.13</text:p>
          </table:table-cell>
          <table:table-cell table:style-name="ce14" office:value-type="float" office:value="20.7456" calcext:value-type="float">
            <text:p><text:s/>20.75</text:p>
          </table:table-cell>
          <table:table-cell table:style-name="ce23" office:value-type="float" office:value="479190" calcext:value-type="float">
            <text:p><text:s/>479,190</text:p>
          </table:table-cell>
          <table:table-cell table:style-name="ce14" office:value-type="float" office:value="14.0297" calcext:value-type="float">
            <text:p><text:s/>14.03</text:p>
          </table:table-cell>
          <table:table-cell table:style-name="ce14" office:value-type="float" office:value="3.5186" calcext:value-type="float">
            <text:p><text:s/>3.52</text:p>
          </table:table-cell>
          <table:table-cell table:style-name="ce28" office:value-type="float" office:value="35.748" calcext:value-type="float">
            <text:p><text:s/>35.75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7 年</text:p>
          </table:table-cell>
          <table:table-cell table:style-name="ce23" office:value-type="float" office:value="15451.2553850028" calcext:value-type="float">
            <text:p><text:s/>15,451</text:p>
          </table:table-cell>
          <table:table-cell table:style-name="ce14" office:value-type="float" office:value="52.9307" calcext:value-type="float">
            <text:p><text:s/>52.93</text:p>
          </table:table-cell>
          <table:table-cell table:style-name="ce14" office:value-type="float" office:value="19.4886" calcext:value-type="float">
            <text:p><text:s/>19.49</text:p>
          </table:table-cell>
          <table:table-cell table:style-name="ce23" office:value-type="float" office:value="455378" calcext:value-type="float">
            <text:p><text:s/>455,378</text:p>
          </table:table-cell>
          <table:table-cell table:style-name="ce14" office:value-type="float" office:value="13.1693" calcext:value-type="float">
            <text:p><text:s/>13.17</text:p>
          </table:table-cell>
          <table:table-cell table:style-name="ce14" office:value-type="float" office:value="3.3172" calcext:value-type="float">
            <text:p><text:s/>3.32</text:p>
          </table:table-cell>
          <table:table-cell table:style-name="ce28" office:value-type="float" office:value="33.93" calcext:value-type="float">
            <text:p><text:s/>33.93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8 年</text:p>
          </table:table-cell>
          <table:table-cell table:style-name="ce23" office:value-type="float" office:value="14605.6711954982" calcext:value-type="float">
            <text:p><text:s/>14,606</text:p>
          </table:table-cell>
          <table:table-cell table:style-name="ce14" office:value-type="float" office:value="52.6794" calcext:value-type="float">
            <text:p><text:s/>52.68</text:p>
          </table:table-cell>
          <table:table-cell table:style-name="ce14" office:value-type="float" office:value="18.5129" calcext:value-type="float">
            <text:p><text:s/>18.51</text:p>
          </table:table-cell>
          <table:table-cell table:style-name="ce23" office:value-type="float" office:value="478860" calcext:value-type="float">
            <text:p><text:s/>478,860</text:p>
          </table:table-cell>
          <table:table-cell table:style-name="ce14" office:value-type="float" office:value="14.1313" calcext:value-type="float">
            <text:p><text:s/>14.13</text:p>
          </table:table-cell>
          <table:table-cell table:style-name="ce14" office:value-type="float" office:value="3.5454" calcext:value-type="float">
            <text:p><text:s/>3.55</text:p>
          </table:table-cell>
          <table:table-cell table:style-name="ce28" office:value-type="float" office:value="30.5" calcext:value-type="float">
            <text:p><text:s/>30.50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<text:s/>99 年</text:p>
          </table:table-cell>
          <table:table-cell table:style-name="ce23" office:value-type="float" office:value="16383.8081212457" calcext:value-type="float">
            <text:p><text:s/>16,384</text:p>
          </table:table-cell>
          <table:table-cell table:style-name="ce14" office:value-type="float" office:value="52.8967" calcext:value-type="float">
            <text:p><text:s/>52.90</text:p>
          </table:table-cell>
          <table:table-cell table:style-name="ce14" office:value-type="float" office:value="19.5047" calcext:value-type="float">
            <text:p><text:s/>19.50</text:p>
          </table:table-cell>
          <table:table-cell table:style-name="ce23" office:value-type="float" office:value="563710" calcext:value-type="float">
            <text:p><text:s/>563,710</text:p>
          </table:table-cell>
          <table:table-cell table:style-name="ce14" office:value-type="float" office:value="13.4891" calcext:value-type="float">
            <text:p><text:s/>13.49</text:p>
          </table:table-cell>
          <table:table-cell table:style-name="ce14" office:value-type="float" office:value="3.7858" calcext:value-type="float">
            <text:p><text:s/>3.79</text:p>
          </table:table-cell>
          <table:table-cell table:style-name="ce28" office:value-type="float" office:value="29.064" calcext:value-type="float">
            <text:p><text:s/>29.06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0 年</text:p>
          </table:table-cell>
          <table:table-cell table:style-name="ce23" office:value-type="float" office:value="16623.7601692582" calcext:value-type="float">
            <text:p><text:s/>16,624</text:p>
          </table:table-cell>
          <table:table-cell table:style-name="ce14" office:value-type="float" office:value="53.1199" calcext:value-type="float">
            <text:p><text:s/>53.12</text:p>
          </table:table-cell>
          <table:table-cell table:style-name="ce14" office:value-type="float" office:value="20.3635" calcext:value-type="float">
            <text:p><text:s/>20.36</text:p>
          </table:table-cell>
          <table:table-cell table:style-name="ce23" office:value-type="float" office:value="549336" calcext:value-type="float">
            <text:p><text:s/>549,336</text:p>
          </table:table-cell>
          <table:table-cell table:style-name="ce14" office:value-type="float" office:value="12.3293" calcext:value-type="float">
            <text:p><text:s/>12.33</text:p>
          </table:table-cell>
          <table:table-cell table:style-name="ce14" office:value-type="float" office:value="3.5585" calcext:value-type="float">
            <text:p><text:s/>3.56</text:p>
          </table:table-cell>
          <table:table-cell table:style-name="ce28" office:value-type="float" office:value="30.261" calcext:value-type="float">
            <text:p><text:s/>30.26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1 年</text:p>
          </table:table-cell>
          <table:table-cell table:style-name="ce23" office:value-type="float" office:value="16083.0157795932" calcext:value-type="float">
            <text:p><text:s/>16,083</text:p>
          </table:table-cell>
          <table:table-cell table:style-name="ce14" office:value-type="float" office:value="51.6661" calcext:value-type="float">
            <text:p><text:s/>51.67</text:p>
          </table:table-cell>
          <table:table-cell table:style-name="ce14" office:value-type="float" office:value="19.6429" calcext:value-type="float">
            <text:p><text:s/>19.64</text:p>
          </table:table-cell>
          <table:table-cell table:style-name="ce23" office:value-type="float" office:value="605462" calcext:value-type="float">
            <text:p><text:s/>605,462</text:p>
          </table:table-cell>
          <table:table-cell table:style-name="ce14" office:value-type="float" office:value="12.8982" calcext:value-type="float">
            <text:p><text:s/>12.90</text:p>
          </table:table-cell>
          <table:table-cell table:style-name="ce14" office:value-type="float" office:value="3.8369" calcext:value-type="float">
            <text:p><text:s/>3.84</text:p>
          </table:table-cell>
          <table:table-cell table:style-name="ce28" office:value-type="float" office:value="26.563" calcext:value-type="float">
            <text:p><text:s/>26.56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2 年</text:p>
          </table:table-cell>
          <table:table-cell table:style-name="ce23" office:value-type="float" office:value="16469.7817439542" calcext:value-type="float">
            <text:p><text:s/>16,470</text:p>
          </table:table-cell>
          <table:table-cell table:style-name="ce14" office:value-type="float" office:value="51.7925" calcext:value-type="float">
            <text:p><text:s/>51.79</text:p>
          </table:table-cell>
          <table:table-cell table:style-name="ce14" office:value-type="float" office:value="19.4733" calcext:value-type="float">
            <text:p><text:s/>19.47</text:p>
          </table:table-cell>
          <table:table-cell table:style-name="ce23" office:value-type="float" office:value="700076" calcext:value-type="float">
            <text:p><text:s/>700,076</text:p>
          </table:table-cell>
          <table:table-cell table:style-name="ce14" office:value-type="float" office:value="14.4252" calcext:value-type="float">
            <text:p><text:s/>14.43</text:p>
          </table:table-cell>
          <table:table-cell table:style-name="ce14" office:value-type="float" office:value="4.3289" calcext:value-type="float">
            <text:p><text:s/>4.33</text:p>
          </table:table-cell>
          <table:table-cell table:style-name="ce28" office:value-type="float" office:value="23.525" calcext:value-type="float">
            <text:p><text:s/>23.53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3 年</text:p>
          </table:table-cell>
          <table:table-cell table:style-name="ce23" office:value-type="float" office:value="15843.6306102741" calcext:value-type="float">
            <text:p><text:s/>15,844</text:p>
          </table:table-cell>
          <table:table-cell table:style-name="ce14" office:value-type="float" office:value="49.3996" calcext:value-type="float">
            <text:p><text:s/>49.40</text:p>
          </table:table-cell>
          <table:table-cell table:style-name="ce14" office:value-type="float" office:value="18.4762" calcext:value-type="float">
            <text:p><text:s/>18.48</text:p>
          </table:table-cell>
          <table:table-cell table:style-name="ce23" office:value-type="float" office:value="740904" calcext:value-type="float">
            <text:p><text:s/>740,904</text:p>
          </table:table-cell>
          <table:table-cell table:style-name="ce14" office:value-type="float" office:value="13.8131" calcext:value-type="float">
            <text:p><text:s/>13.81</text:p>
          </table:table-cell>
          <table:table-cell table:style-name="ce14" office:value-type="float" office:value="4.3749" calcext:value-type="float">
            <text:p><text:s/>4.37</text:p>
          </table:table-cell>
          <table:table-cell table:style-name="ce28" office:value-type="float" office:value="21.384" calcext:value-type="float">
            <text:p><text:s/>21.38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4 年</text:p>
          </table:table-cell>
          <table:table-cell table:style-name="ce23" office:value-type="float" office:value="15271.8540771396" calcext:value-type="float">
            <text:p><text:s/>15,272</text:p>
          </table:table-cell>
          <table:table-cell table:style-name="ce14" office:value-type="float" office:value="48.4904" calcext:value-type="float">
            <text:p><text:s/>48.49</text:p>
          </table:table-cell>
          <table:table-cell table:style-name="ce14" office:value-type="float" office:value="17.7552" calcext:value-type="float">
            <text:p><text:s/>17.76</text:p>
          </table:table-cell>
          <table:table-cell table:style-name="ce23" office:value-type="float" office:value="773623" calcext:value-type="float">
            <text:p><text:s/>773,623</text:p>
          </table:table-cell>
          <table:table-cell table:style-name="ce14" office:value-type="float" office:value="14.2319" calcext:value-type="float">
            <text:p><text:s/>14.23</text:p>
          </table:table-cell>
          <table:table-cell table:style-name="ce14" office:value-type="float" office:value="4.5021" calcext:value-type="float">
            <text:p><text:s/>4.50</text:p>
          </table:table-cell>
          <table:table-cell table:style-name="ce28" office:value-type="float" office:value="19.74" calcext:value-type="float">
            <text:p><text:s/>19.74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5 年</text:p>
          </table:table-cell>
          <table:table-cell table:style-name="ce23" office:value-type="float" office:value="15308.0006145339" calcext:value-type="float">
            <text:p><text:s/>15,308</text:p>
          </table:table-cell>
          <table:table-cell table:style-name="ce14" office:value-type="float" office:value="48.2342" calcext:value-type="float">
            <text:p><text:s/>48.23</text:p>
          </table:table-cell>
          <table:table-cell table:style-name="ce14" office:value-type="float" office:value="17.6788" calcext:value-type="float">
            <text:p><text:s/>17.68</text:p>
          </table:table-cell>
          <table:table-cell table:style-name="ce23" office:value-type="float" office:value="827655" calcext:value-type="float">
            <text:p><text:s/>827,655</text:p>
          </table:table-cell>
          <table:table-cell table:style-name="ce14" office:value-type="float" office:value="14.6339" calcext:value-type="float">
            <text:p><text:s/>14.63</text:p>
          </table:table-cell>
          <table:table-cell table:style-name="ce14" office:value-type="float" office:value="4.7145" calcext:value-type="float">
            <text:p><text:s/>4.71</text:p>
          </table:table-cell>
          <table:table-cell table:style-name="ce28" office:value-type="float" office:value="18.495" calcext:value-type="float">
            <text:p><text:s/>18.50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6 年</text:p>
          </table:table-cell>
          <table:table-cell table:style-name="ce23" office:value-type="float" office:value="14967.0382363724" calcext:value-type="float">
            <text:p><text:s/>14,967</text:p>
          </table:table-cell>
          <table:table-cell table:style-name="ce14" office:value-type="float" office:value="47.3595" calcext:value-type="float">
            <text:p><text:s/>47.36</text:p>
          </table:table-cell>
          <table:table-cell table:style-name="ce14" office:value-type="float" office:value="17.3957" calcext:value-type="float">
            <text:p><text:s/>17.40</text:p>
          </table:table-cell>
          <table:table-cell table:style-name="ce23" office:value-type="float" office:value="843326" calcext:value-type="float">
            <text:p><text:s/>843,326</text:p>
          </table:table-cell>
          <table:table-cell table:style-name="ce14" office:value-type="float" office:value="14.1423" calcext:value-type="float">
            <text:p><text:s/>14.14</text:p>
          </table:table-cell>
          <table:table-cell table:style-name="ce14" office:value-type="float" office:value="4.6498" calcext:value-type="float">
            <text:p><text:s/>4.65</text:p>
          </table:table-cell>
          <table:table-cell table:style-name="ce28" office:value-type="float" office:value="17.747" calcext:value-type="float">
            <text:p><text:s/>17.75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7 年</text:p>
          </table:table-cell>
          <table:table-cell table:style-name="ce23" office:value-type="float" office:value="16002.3664475773" calcext:value-type="float">
            <text:p><text:s/>16,002</text:p>
          </table:table-cell>
          <table:table-cell table:style-name="ce14" office:value-type="float" office:value="48.8456" calcext:value-type="float">
            <text:p><text:s/>48.85</text:p>
          </table:table-cell>
          <table:table-cell table:style-name="ce14" office:value-type="float" office:value="18.2539" calcext:value-type="float">
            <text:p><text:s/>18.25</text:p>
          </table:table-cell>
          <table:table-cell table:style-name="ce23" office:value-type="float" office:value="848395" calcext:value-type="float">
            <text:p><text:s/>848,395</text:p>
          </table:table-cell>
          <table:table-cell table:style-name="ce14" office:value-type="float" office:value="13.8699" calcext:value-type="float">
            <text:p><text:s/>13.87</text:p>
          </table:table-cell>
          <table:table-cell table:style-name="ce14" office:value-type="float" office:value="4.5509" calcext:value-type="float">
            <text:p><text:s/>4.55</text:p>
          </table:table-cell>
          <table:table-cell table:style-name="ce28" office:value-type="float" office:value="18.861" calcext:value-type="float">
            <text:p><text:s/>18.86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08 年</text:p>
          </table:table-cell>
          <table:table-cell table:style-name="ce23" office:value-type="float" office:value="15496.8068309502" calcext:value-type="float">
            <text:p><text:s/>15,497</text:p>
          </table:table-cell>
          <table:table-cell table:style-name="ce14" office:value-type="float" office:value="48.0694" calcext:value-type="float">
            <text:p><text:s/>48.07</text:p>
          </table:table-cell>
          <table:table-cell table:style-name="ce14" office:value-type="float" office:value="18.2295" calcext:value-type="float">
            <text:p><text:s/>18.23</text:p>
          </table:table-cell>
          <table:table-cell table:style-name="ce23" office:value-type="float" office:value="793001" calcext:value-type="float">
            <text:p><text:s/>793,001</text:p>
          </table:table-cell>
          <table:table-cell table:style-name="ce14" office:value-type="float" office:value="12.825" calcext:value-type="float">
            <text:p><text:s/>12.83</text:p>
          </table:table-cell>
          <table:table-cell table:style-name="ce14" office:value-type="float" office:value="4.1273" calcext:value-type="float">
            <text:p><text:s/>4.13</text:p>
          </table:table-cell>
          <table:table-cell table:style-name="ce28" office:value-type="float" office:value="19.541" calcext:value-type="float">
            <text:p><text:s/>19.54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23" office:value-type="float" office:value="3875.72859467719" calcext:value-type="float">
            <text:p><text:s/>3,876</text:p>
          </table:table-cell>
          <table:table-cell table:style-name="ce14" office:value-type="float" office:value="49.2041" calcext:value-type="float">
            <text:p><text:s/>49.20</text:p>
          </table:table-cell>
          <table:table-cell table:style-name="ce14" office:value-type="float" office:value="18.2051" calcext:value-type="float">
            <text:p><text:s/>18.21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23" office:value-type="float" office:value="3868.16116795443" calcext:value-type="float">
            <text:p><text:s/>3,868</text:p>
          </table:table-cell>
          <table:table-cell table:style-name="ce14" office:value-type="float" office:value="47.7267" calcext:value-type="float">
            <text:p><text:s/>47.73</text:p>
          </table:table-cell>
          <table:table-cell table:style-name="ce14" office:value-type="float" office:value="18.2852" calcext:value-type="float">
            <text:p><text:s/>18.2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23" office:value-type="float" office:value="3895.8673544931" calcext:value-type="float">
            <text:p><text:s/>3,896</text:p>
          </table:table-cell>
          <table:table-cell table:style-name="ce14" office:value-type="float" office:value="47.012" calcext:value-type="float">
            <text:p><text:s/>47.01</text:p>
          </table:table-cell>
          <table:table-cell table:style-name="ce14" office:value-type="float" office:value="18.1404" calcext:value-type="float">
            <text:p><text:s/>18.14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6" office:value-type="string" calcext:value-type="string">
            <text:p>　第 4 季</text:p>
          </table:table-cell>
          <table:table-cell table:style-name="ce24" office:value-type="float" office:value="3857.04971382544" calcext:value-type="float">
            <text:p><text:s/>3,857</text:p>
          </table:table-cell>
          <table:table-cell table:style-name="ce15" office:value-type="float" office:value="48.3959" calcext:value-type="float">
            <text:p><text:s/>48.40</text:p>
          </table:table-cell>
          <table:table-cell table:style-name="ce15" office:value-type="float" office:value="18.2891" calcext:value-type="float">
            <text:p><text:s/>18.29</text:p>
          </table:table-cell>
          <table:table-cell table:style-name="ce24"/>
          <table:table-cell table:style-name="ce15" table:number-columns-repeated="2"/>
          <table:table-cell table:style-name="ce29"/>
          <table:table-cell table:style-name="ce38"/>
          <table:table-cell table:style-name="ce39" table:number-columns-repeated="1015"/>
        </table:table-row>
        <table:table-row table:style-name="ro5">
          <table:table-cell table:style-name="ce7"/>
          <table:table-cell table:style-name="ce25"/>
          <table:table-cell table:style-name="ce16" table:number-columns-repeated="2"/>
          <table:table-cell table:style-name="ce25"/>
          <table:table-cell table:style-name="ce16" table:number-columns-repeated="3"/>
          <table:table-cell table:style-name="ce38"/>
          <table:table-cell table:style-name="ce39" table:number-columns-repeated="1015"/>
        </table:table-row>
        <table:table-row table:style-name="ro5">
          <table:table-cell table:style-name="ce7"/>
          <table:table-cell table:style-name="ce25"/>
          <table:table-cell table:style-name="ce16" table:number-columns-repeated="2"/>
          <table:table-cell table:style-name="ce25"/>
          <table:table-cell table:style-name="ce16" table:number-columns-repeated="3"/>
          <table:table-cell table:style-name="ce38" table:number-columns-repeated="1016"/>
        </table:table-row>
        <table:table-row table:style-name="ro6" table:number-rows-repeated="3">
          <table:table-cell table:style-name="ce36"/>
          <table:table-cell table:style-name="ce46"/>
          <table:table-cell table:style-name="ce48" table:number-columns-repeated="2"/>
          <table:table-cell table:style-name="ce46"/>
          <table:table-cell table:style-name="ce48" table:number-columns-repeated="3"/>
          <table:table-cell table:style-name="ce38"/>
          <table:table-cell table:style-name="ce39" table:number-columns-repeated="1015"/>
        </table:table-row>
        <table:table-row table:style-name="ro6" table:number-rows-repeated="2">
          <table:table-cell table:style-name="ce37"/>
          <table:table-cell table:style-name="ce47"/>
          <table:table-cell table:style-name="ce49" table:number-columns-repeated="2"/>
          <table:table-cell table:style-name="ce47"/>
          <table:table-cell table:style-name="ce49" table:number-columns-repeated="3"/>
          <table:table-cell table:style-name="ce39" table:number-columns-repeated="1016"/>
        </table:table-row>
        <table:table-row table:style-name="ro6" table:number-rows-repeated="6">
          <table:table-cell table:style-name="ce37"/>
          <table:table-cell table:style-name="ce39" table:number-columns-repeated="1023"/>
        </table:table-row>
        <table:table-row table:style-name="ro6" table:number-rows-repeated="6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7">
          <table:table-cell table:style-name="ce9" table:number-columns-repeated="102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7.$A$5"/>
        </table:named-expressions>
      </table:table>
      <table:table table:name="Page8" table:style-name="ta8">
        <table:table-column table:style-name="co11" table:default-cell-style-name="ce10"/>
        <table:table-column table:style-name="co17" table:number-columns-repeated="7" table:default-cell-style-name="ce10"/>
        <table:table-column table:style-name="co9" table:default-cell-style-name="ce10"/>
        <table:table-column table:style-name="co18" table:default-cell-style-name="ce10"/>
        <table:table-column table:style-name="co10" table:number-columns-repeated="247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參、能源指標</text:p>
          </table:table-cell>
          <table:covered-table-cell table:number-columns-repeated="7" table:style-name="ce11"/>
          <table:table-cell table:style-name="ce30" table:number-columns-repeated="1016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2"/>
          <table:table-cell table:style-name="ce30" table:number-columns-repeated="1016"/>
        </table:table-row>
        <table:table-row table:style-name="ro3">
          <table:table-cell table:style-name="ce3" office:value-type="string" calcext:value-type="string">
            <text:p>　　　項　　目　　　</text:p>
            <draw:line table:end-cell-address="Page8.B4" table:end-x="0.04mm" table:end-y="14.82mm" draw:z-index="0" draw:name="Line 1" draw:style-name="gr1" draw:text-style-name="P1" svg:x1="0.26mm" svg:y1="0.28mm" svg:x2="29.17mm" svg:y2="22.56mm">
              <text:p/>
            </draw:line>
          </table:table-cell>
          <table:table-cell table:style-name="ce43" office:value-type="string" calcext:value-type="string" table:number-columns-spanned="3" table:number-rows-spanned="1">
            <text:p>能源密集工業能源消費</text:p>
          </table:table-cell>
          <table:covered-table-cell table:number-columns-repeated="2" table:style-name="ce43"/>
          <table:table-cell table:style-name="ce43" office:value-type="string" calcext:value-type="string" table:number-columns-spanned="3" table:number-rows-spanned="1">
            <text:p>能源密集工業實質生產毛額</text:p>
          </table:table-cell>
          <table:covered-table-cell table:number-columns-repeated="2" table:style-name="ce43"/>
          <table:table-cell table:style-name="ce12" office:value-type="string" calcext:value-type="string" table:number-columns-spanned="1" table:number-rows-spanned="2">
            <text:p>能源密集工業</text:p>
            <text:p>之能源密集度</text:p>
            <text:p>(公升油當量</text:p>
            <text:p>/千元)</text:p>
          </table:table-cell>
          <table:table-cell table:style-name="ce33" table:number-columns-repeated="1016"/>
        </table:table-row>
        <table:table-row table:style-name="ro4">
          <table:table-cell table:style-name="ce4" office:value-type="string" calcext:value-type="string">
            <text:p>日　　　期</text:p>
            <text:p/>
          </table:table-cell>
          <table:table-cell table:style-name="ce13" office:value-type="string" calcext:value-type="string">
            <text:p>數量</text:p>
            <text:p>(千公秉</text:p>
            <text:p>油當量)</text:p>
          </table:table-cell>
          <table:table-cell table:style-name="ce12" office:value-type="string" calcext:value-type="string">
            <text:p>占製造業</text:p>
            <text:p>比率</text:p>
            <text:p>(%)</text:p>
          </table:table-cell>
          <table:table-cell table:style-name="ce12" office:value-type="string" calcext:value-type="string">
            <text:p>占國內能源</text:p>
            <text:p>消費比率</text:p>
            <text:p>(%)</text:p>
          </table:table-cell>
          <table:table-cell table:style-name="ce12" office:value-type="string" calcext:value-type="string">
            <text:p>連鎖實質值</text:p>
            <text:p>(105年為參考年)</text:p>
            <text:p>金額</text:p>
            <text:p>(百萬元)</text:p>
          </table:table-cell>
          <table:table-cell table:style-name="ce12" office:value-type="string" calcext:value-type="string">
            <text:p>占製造業</text:p>
            <text:p>比率</text:p>
            <text:p>(%)</text:p>
          </table:table-cell>
          <table:table-cell table:style-name="ce12" office:value-type="string" calcext:value-type="string">
            <text:p>占實質</text:p>
            <text:p>GDP</text:p>
            <text:p>比率(%)</text:p>
          </table:table-cell>
          <table:covered-table-cell table:style-name="ce26"/>
          <table:table-cell table:style-name="ce33" table:number-columns-repeated="1016"/>
        </table:table-row>
        <table:table-row table:style-name="ro5">
          <table:table-cell table:style-name="ce5" office:value-type="string" calcext:value-type="string">
            <text:p>　民國 109 年</text:p>
          </table:table-cell>
          <table:table-cell table:style-name="ce23" office:value-type="float" office:value="15284.313079667" calcext:value-type="float">
            <text:p><text:s/>15,284</text:p>
          </table:table-cell>
          <table:table-cell table:style-name="ce14" office:value-type="float" office:value="47.9301" calcext:value-type="float">
            <text:p><text:s/>47.93</text:p>
          </table:table-cell>
          <table:table-cell table:style-name="ce14" office:value-type="float" office:value="17.8973" calcext:value-type="float">
            <text:p><text:s/>17.90</text:p>
          </table:table-cell>
          <table:table-cell table:style-name="ce23" office:value-type="float" office:value="797221" calcext:value-type="float">
            <text:p><text:s/>797,221</text:p>
          </table:table-cell>
          <table:table-cell table:style-name="ce14" office:value-type="float" office:value="12.0086" calcext:value-type="float">
            <text:p><text:s/>12.01</text:p>
          </table:table-cell>
          <table:table-cell table:style-name="ce14" office:value-type="float" office:value="4.0144" calcext:value-type="float">
            <text:p><text:s/>4.01</text:p>
          </table:table-cell>
          <table:table-cell table:style-name="ce28" office:value-type="float" office:value="19.171" calcext:value-type="float">
            <text:p><text:s/>19.17</text:p>
          </table:table-cell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23" office:value-type="float" office:value="3792.57646375879" calcext:value-type="float">
            <text:p><text:s/>3,793</text:p>
          </table:table-cell>
          <table:table-cell table:style-name="ce14" office:value-type="float" office:value="48.3967" calcext:value-type="float">
            <text:p><text:s/>48.40</text:p>
          </table:table-cell>
          <table:table-cell table:style-name="ce14" office:value-type="float" office:value="18.5924" calcext:value-type="float">
            <text:p><text:s/>18.5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23" office:value-type="float" office:value="3757.92827870874" calcext:value-type="float">
            <text:p><text:s/>3,758</text:p>
          </table:table-cell>
          <table:table-cell table:style-name="ce14" office:value-type="float" office:value="47.9921" calcext:value-type="float">
            <text:p><text:s/>47.99</text:p>
          </table:table-cell>
          <table:table-cell table:style-name="ce14" office:value-type="float" office:value="17.8509" calcext:value-type="float">
            <text:p><text:s/>17.85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23" office:value-type="float" office:value="3759.41828110274" calcext:value-type="float">
            <text:p><text:s/>3,759</text:p>
          </table:table-cell>
          <table:table-cell table:style-name="ce14" office:value-type="float" office:value="46.8978" calcext:value-type="float">
            <text:p><text:s/>46.90</text:p>
          </table:table-cell>
          <table:table-cell table:style-name="ce14" office:value-type="float" office:value="17.4303" calcext:value-type="float">
            <text:p><text:s/>17.43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4 季</text:p>
          </table:table-cell>
          <table:table-cell table:style-name="ce23" office:value-type="float" office:value="3974.39005609675" calcext:value-type="float">
            <text:p><text:s/>3,974</text:p>
          </table:table-cell>
          <table:table-cell table:style-name="ce14" office:value-type="float" office:value="48.4338" calcext:value-type="float">
            <text:p><text:s/>48.43</text:p>
          </table:table-cell>
          <table:table-cell table:style-name="ce14" office:value-type="float" office:value="17.7574" calcext:value-type="float">
            <text:p><text:s/>17.76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民國 110 年</text:p>
          </table:table-cell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1月</text:p>
          </table:table-cell>
          <table:table-cell table:style-name="ce23" office:value-type="float" office:value="1409.35876394099" calcext:value-type="float">
            <text:p><text:s/>1,409</text:p>
          </table:table-cell>
          <table:table-cell table:style-name="ce14" office:value-type="float" office:value="49.9597" calcext:value-type="float">
            <text:p><text:s/>49.96</text:p>
          </table:table-cell>
          <table:table-cell table:style-name="ce14" office:value-type="float" office:value="18.6673" calcext:value-type="float">
            <text:p><text:s/>18.67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2月</text:p>
          </table:table-cell>
          <table:table-cell table:style-name="ce23" office:value-type="float" office:value="1252.03279965859" calcext:value-type="float">
            <text:p><text:s/>1,252</text:p>
          </table:table-cell>
          <table:table-cell table:style-name="ce14" office:value-type="float" office:value="50.2811" calcext:value-type="float">
            <text:p><text:s/>50.28</text:p>
          </table:table-cell>
          <table:table-cell table:style-name="ce14" office:value-type="float" office:value="18.3508" calcext:value-type="float">
            <text:p><text:s/>18.35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3月</text:p>
          </table:table-cell>
          <table:table-cell table:style-name="ce23" office:value-type="float" office:value="1364.77858433019" calcext:value-type="float">
            <text:p><text:s/>1,365</text:p>
          </table:table-cell>
          <table:table-cell table:style-name="ce14" office:value-type="float" office:value="48.3075" calcext:value-type="float">
            <text:p><text:s/>48.31</text:p>
          </table:table-cell>
          <table:table-cell table:style-name="ce14" office:value-type="float" office:value="18.1339" calcext:value-type="float">
            <text:p><text:s/>18.13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1 季</text:p>
          </table:table-cell>
          <table:table-cell table:style-name="ce23" office:value-type="float" office:value="4026.17014792977" calcext:value-type="float">
            <text:p><text:s/>4,026</text:p>
          </table:table-cell>
          <table:table-cell table:style-name="ce14" office:value-type="float" office:value="49.4844" calcext:value-type="float">
            <text:p><text:s/>49.48</text:p>
          </table:table-cell>
          <table:table-cell table:style-name="ce14" office:value-type="float" office:value="18.3854" calcext:value-type="float">
            <text:p><text:s/>18.3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4月</text:p>
          </table:table-cell>
          <table:table-cell table:style-name="ce23" office:value-type="float" office:value="1339.76819255377" calcext:value-type="float">
            <text:p><text:s/>1,340</text:p>
          </table:table-cell>
          <table:table-cell table:style-name="ce14" office:value-type="float" office:value="48.8046" calcext:value-type="float">
            <text:p><text:s/>48.80</text:p>
          </table:table-cell>
          <table:table-cell table:style-name="ce14" office:value-type="float" office:value="18.6886" calcext:value-type="float">
            <text:p><text:s/>18.6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5月</text:p>
          </table:table-cell>
          <table:table-cell table:style-name="ce23" office:value-type="float" office:value="1379.97921131587" calcext:value-type="float">
            <text:p><text:s/>1,380</text:p>
          </table:table-cell>
          <table:table-cell table:style-name="ce14" office:value-type="float" office:value="47.7616" calcext:value-type="float">
            <text:p><text:s/>47.76</text:p>
          </table:table-cell>
          <table:table-cell table:style-name="ce14" office:value-type="float" office:value="18.078" calcext:value-type="float">
            <text:p><text:s/>18.08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6月</text:p>
          </table:table-cell>
          <table:table-cell table:style-name="ce23" office:value-type="float" office:value="1385.98943951699" calcext:value-type="float">
            <text:p><text:s/>1,386</text:p>
          </table:table-cell>
          <table:table-cell table:style-name="ce14" office:value-type="float" office:value="48.073" calcext:value-type="float">
            <text:p><text:s/>48.07</text:p>
          </table:table-cell>
          <table:table-cell table:style-name="ce14" office:value-type="float" office:value="19.5115" calcext:value-type="float">
            <text:p><text:s/>19.51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2 季</text:p>
          </table:table-cell>
          <table:table-cell table:style-name="ce23" office:value-type="float" office:value="4105.73684338663" calcext:value-type="float">
            <text:p><text:s/>4,106</text:p>
          </table:table-cell>
          <table:table-cell table:style-name="ce14" office:value-type="float" office:value="48.2031" calcext:value-type="float">
            <text:p><text:s/>48.20</text:p>
          </table:table-cell>
          <table:table-cell table:style-name="ce14" office:value-type="float" office:value="18.7427" calcext:value-type="float">
            <text:p><text:s/>18.74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7月</text:p>
          </table:table-cell>
          <table:table-cell table:style-name="ce23" office:value-type="float" office:value="1423.71688232565" calcext:value-type="float">
            <text:p><text:s/>1,424</text:p>
          </table:table-cell>
          <table:table-cell table:style-name="ce14" office:value-type="float" office:value="47.7422" calcext:value-type="float">
            <text:p><text:s/>47.74</text:p>
          </table:table-cell>
          <table:table-cell table:style-name="ce14" office:value-type="float" office:value="18.9722" calcext:value-type="float">
            <text:p><text:s/>18.97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8月</text:p>
          </table:table-cell>
          <table:table-cell table:style-name="ce23" office:value-type="float" office:value="1400.69081921502" calcext:value-type="float">
            <text:p><text:s/>1,401</text:p>
          </table:table-cell>
          <table:table-cell table:style-name="ce14" office:value-type="float" office:value="47.3686" calcext:value-type="float">
            <text:p><text:s/>47.37</text:p>
          </table:table-cell>
          <table:table-cell table:style-name="ce14" office:value-type="float" office:value="18.158" calcext:value-type="float">
            <text:p><text:s/>18.16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9月</text:p>
          </table:table-cell>
          <table:table-cell table:style-name="ce23" office:value-type="float" office:value="1355.02927151306" calcext:value-type="float">
            <text:p><text:s/>1,355</text:p>
          </table:table-cell>
          <table:table-cell table:style-name="ce14" office:value-type="float" office:value="47.6354" calcext:value-type="float">
            <text:p><text:s/>47.64</text:p>
          </table:table-cell>
          <table:table-cell table:style-name="ce14" office:value-type="float" office:value="17.7557" calcext:value-type="float">
            <text:p><text:s/>17.76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第 3 季</text:p>
          </table:table-cell>
          <table:table-cell table:style-name="ce23" office:value-type="float" office:value="4179.43697305373" calcext:value-type="float">
            <text:p><text:s/>4,179</text:p>
          </table:table-cell>
          <table:table-cell table:style-name="ce14" office:value-type="float" office:value="47.5818" calcext:value-type="float">
            <text:p><text:s/>47.58</text:p>
          </table:table-cell>
          <table:table-cell table:style-name="ce14" office:value-type="float" office:value="18.291" calcext:value-type="float">
            <text:p><text:s/>18.2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10月</text:p>
          </table:table-cell>
          <table:table-cell table:style-name="ce23" office:value-type="float" office:value="1394.26662356548" calcext:value-type="float">
            <text:p><text:s/>1,394</text:p>
          </table:table-cell>
          <table:table-cell table:style-name="ce14" office:value-type="float" office:value="48.4592" calcext:value-type="float">
            <text:p><text:s/>48.46</text:p>
          </table:table-cell>
          <table:table-cell table:style-name="ce14" office:value-type="float" office:value="17.7466" calcext:value-type="float">
            <text:p><text:s/>17.75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5" office:value-type="string" calcext:value-type="string">
            <text:p>　　11月</text:p>
          </table:table-cell>
          <table:table-cell table:style-name="ce23" office:value-type="float" office:value="1345.30002570753" calcext:value-type="float">
            <text:p><text:s/>1,345</text:p>
          </table:table-cell>
          <table:table-cell table:style-name="ce14" office:value-type="float" office:value="48.5733" calcext:value-type="float">
            <text:p><text:s/>48.57</text:p>
          </table:table-cell>
          <table:table-cell table:style-name="ce14" office:value-type="float" office:value="18.3853" calcext:value-type="float">
            <text:p><text:s/>18.39</text:p>
          </table:table-cell>
          <table:table-cell table:style-name="ce23"/>
          <table:table-cell table:style-name="ce14" table:number-columns-repeated="2"/>
          <table:table-cell table:style-name="ce28"/>
          <table:table-cell table:style-name="ce38"/>
          <table:table-cell table:style-name="ce39" table:number-columns-repeated="1015"/>
        </table:table-row>
        <table:table-row table:style-name="ro5">
          <table:table-cell table:style-name="ce6" office:value-type="string" calcext:value-type="string">
            <text:p>　1-11月</text:p>
          </table:table-cell>
          <table:table-cell table:style-name="ce24" office:value-type="float" office:value="15050.9106136431" calcext:value-type="float">
            <text:p><text:s/>15,051</text:p>
          </table:table-cell>
          <table:table-cell table:style-name="ce15" office:value-type="float" office:value="48.4196" calcext:value-type="float">
            <text:p><text:s/>48.42</text:p>
          </table:table-cell>
          <table:table-cell table:style-name="ce15" office:value-type="float" office:value="18.3933" calcext:value-type="float">
            <text:p><text:s/>18.39</text:p>
          </table:table-cell>
          <table:table-cell table:style-name="ce24"/>
          <table:table-cell table:style-name="ce15" table:number-columns-repeated="2"/>
          <table:table-cell table:style-name="ce29"/>
          <table:table-cell table:style-name="ce38"/>
          <table:table-cell table:style-name="ce39" table:number-columns-repeated="1015"/>
        </table:table-row>
        <table:table-row table:style-name="ro5">
          <table:table-cell table:style-name="ce34" office:value-type="string" calcext:value-type="string">
            <text:p>註：配合主計總處行業別GDP發布時程，能源密集工業實質生產毛額及其能源密集度之年資料於隔年11月公告。</text:p>
          </table:table-cell>
          <table:table-cell table:style-name="ce25"/>
          <table:table-cell table:style-name="ce16" table:number-columns-repeated="2"/>
          <table:table-cell table:style-name="ce25"/>
          <table:table-cell table:style-name="ce16" table:number-columns-repeated="3"/>
          <table:table-cell table:style-name="ce39" table:number-columns-repeated="1016"/>
        </table:table-row>
        <table:table-row table:style-name="ro5">
          <table:table-cell table:style-name="ce36"/>
          <table:table-cell table:style-name="ce46"/>
          <table:table-cell table:style-name="ce48" table:number-columns-repeated="2"/>
          <table:table-cell table:style-name="ce46"/>
          <table:table-cell table:style-name="ce48" table:number-columns-repeated="3"/>
          <table:table-cell table:style-name="ce38"/>
          <table:table-cell table:style-name="ce39" table:number-columns-repeated="1015"/>
        </table:table-row>
        <table:table-row table:style-name="ro9">
          <table:table-cell table:style-name="ce36"/>
          <table:table-cell table:style-name="ce46"/>
          <table:table-cell table:style-name="ce48" table:number-columns-repeated="2"/>
          <table:table-cell table:style-name="ce46"/>
          <table:table-cell table:style-name="ce48" table:number-columns-repeated="3"/>
          <table:table-cell table:style-name="ce38" table:number-columns-repeated="1016"/>
        </table:table-row>
        <table:table-row table:style-name="ro6">
          <table:table-cell table:style-name="ce36"/>
          <table:table-cell table:style-name="ce46"/>
          <table:table-cell table:style-name="ce48" table:number-columns-repeated="2"/>
          <table:table-cell table:style-name="ce46"/>
          <table:table-cell table:style-name="ce48" table:number-columns-repeated="3"/>
          <table:table-cell table:style-name="ce38"/>
          <table:table-cell table:style-name="ce39" table:number-columns-repeated="1015"/>
        </table:table-row>
        <table:table-row table:style-name="ro6" table:number-rows-repeated="2">
          <table:table-cell table:style-name="ce37"/>
          <table:table-cell table:style-name="ce47"/>
          <table:table-cell table:style-name="ce49" table:number-columns-repeated="2"/>
          <table:table-cell table:style-name="ce47"/>
          <table:table-cell table:style-name="ce49" table:number-columns-repeated="3"/>
          <table:table-cell table:style-name="ce39" table:number-columns-repeated="1016"/>
        </table:table-row>
        <table:table-row table:style-name="ro6" table:number-rows-repeated="6">
          <table:table-cell table:style-name="ce37"/>
          <table:table-cell table:style-name="ce39" table:number-columns-repeated="1023"/>
        </table:table-row>
        <table:table-row table:style-name="ro6" table:number-rows-repeated="2">
          <table:table-cell table:style-name="ce8"/>
          <table:table-cell table:style-name="ce18" table:number-columns-repeated="6"/>
          <table:table-cell table:style-name="ce39" table:number-columns-repeated="1017"/>
        </table:table-row>
        <table:table-row table:style-name="ro6" table:number-rows-repeated="4">
          <table:table-cell table:style-name="ce8"/>
          <table:table-cell table:style-name="ce18" table:number-columns-repeated="6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102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RowStartCell" table:base-cell-address="$Page1.$A$1" table:cell-range-address="$Page8.$A$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7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59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HK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5P1" style:volatile="true">
      <number:text>- </number:text>
      <number:number number:decimal-places="2" loext:min-decimal-places="2" number:min-integer-digits="1"/>
    </number:number-style>
    <number:number-style style:name="N165">
      <number:text>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/>
    </number:number-style>
    <number:number-style style:name="N166P1" style:volatile="true">
      <number:text>- </number:text>
      <number:number number:decimal-places="2" loext:min-decimal-places="2" number:min-integer-digits="1"/>
    </number:number-style>
    <number:number-style style:name="N166">
      <number:text>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67P1" style:volatile="true">
      <number:text>- </number:text>
      <number:number number:decimal-places="1" loext:min-decimal-places="1" number:min-integer-digits="1"/>
    </number:number-style>
    <number:number-style style:name="N167">
      <number:text>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1" style:volatile="true">
      <number:text>- </number:text>
      <number:number number:decimal-places="0" loext:min-decimal-places="0" number:min-integer-digits="1"/>
    </number:number-style>
    <number:number-style style:name="N168">
      <number:text>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2" loext:min-decimal-places="2" number:min-integer-digits="0"/>
    </number:number-style>
    <number:number-style style:name="N169P1" style:volatile="true">
      <number:text>- </number:text>
      <number:number number:decimal-places="2" loext:min-decimal-places="2" number:min-integer-digits="1"/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71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71">
      <number:text> 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72">
      <number:text>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7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73">
      <number:text>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7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74">
      <number:text>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75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75">
      <number:text>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76">
      <number:text> -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77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77">
      <number:text> -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7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78">
      <number:text> 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79">
      <loext:text> </loext:text>
      <loext:fill-character> </loext:fill-character>
      <number:text>-</number:text>
      <number:number number:decimal-places="0" loext:min-decimal-places="0" number:min-integer-digits="1" number:grouping="true"/>
      <style:map style:condition="value()&gt;=0" style:apply-style-name="N179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8" style:display-name="PageStyle_Page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指標</dc:title>
    <dc:subject>能源指標</dc:subject>
    <meta:keyword>能源統計月報</meta:keyword>
    <dc:description>能源指標</dc:description>
    <meta:initial-creator>國際合作與能源統計科</meta:initial-creator>
    <meta:creation-date>2012-04-10T17:49:55</meta:creation-date>
    <dc:creator>方文秀</dc:creator>
    <dc:date>2021-12-29T20:33:36</dc:date>
    <meta:print-date>2021-12-29T20:33:33</meta:print-date>
    <meta:document-statistic meta:table-count="8" meta:cell-count="1855" meta:object-count="10"/>
    <meta:generator>LibreOffice/5.4.1.2$Windows_x86 LibreOffice_project/ea7cb86e6eeb2bf3a5af73a8f7777ac570321527</meta:generator>
    <meta:user-defined meta:name="EDOID" meta:value-type="float">394386</meta:user-defined>
  </office:meta>
</office:document-meta>
</file>